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6.925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3.6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0.804cm" svg:y="11.362cm">
            <draw:object draw:notify-on-update-of-ranges="Sheet1.G1:Sheet1.G1 Sheet1.A2:Sheet1.EC2 Sheet1.G6:Sheet1.G6 Sheet1.A7:Sheet1.FO7 Sheet1.G11:Sheet1.G11 Sheet1.A12:Sheet1.GT12 Sheet1.G16:Sheet1.G16 Sheet1.A17:Sheet1.CS17 Sheet1.G21:Sheet1.G21 Sheet1.A22:Sheet1.BK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7.287cm" svg:y="11.742cm">
            <draw:object draw:notify-on-update-of-ranges="Sheet1.G1:Sheet1.G1 Sheet1.A3:Sheet1.EC3 Sheet1.G6:Sheet1.G6 Sheet1.A8:Sheet1.FO8 Sheet1.G11:Sheet1.G11 Sheet1.A13:Sheet1.GT13 Sheet1.G16:Sheet1.G16 Sheet1.A18:Sheet1.CS18 Sheet1.G21:Sheet1.G21 Sheet1.A23:Sheet1.BK2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96" table:default-cell-style-name="Default"/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1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0 </text:p>
          </table:table-cell>
          <table:table-cell office:value-type="string" calcext:value-type="string">
            <text:p><text:s/>Crossover Rate: 100</text:p>
          </table:table-cell>
          <table:table-cell office:value-type="string" calcext:value-type="string">
            <text:p>Run: 1</text:p>
          </table:table-cell>
          <table:table-cell table:number-columns-repeated="195"/>
        </table:table-row>
        <table:table-row table:style-name="ro1">
          <table:table-cell table:number-columns-repeated="6" office:value-type="float" office:value="25299.9" calcext:value-type="float">
            <text:p>25299.9</text:p>
          </table:table-cell>
          <table:table-cell table:number-columns-repeated="2" office:value-type="float" office:value="25207.8" calcext:value-type="float">
            <text:p>25207.8</text:p>
          </table:table-cell>
          <table:table-cell table:number-columns-repeated="5" office:value-type="float" office:value="23798.5" calcext:value-type="float">
            <text:p>23798.5</text:p>
          </table:table-cell>
          <table:table-cell table:number-columns-repeated="2" office:value-type="float" office:value="23167.7" calcext:value-type="float">
            <text:p>23167.7</text:p>
          </table:table-cell>
          <table:table-cell table:number-columns-repeated="3" office:value-type="float" office:value="23154.2" calcext:value-type="float">
            <text:p>23154.2</text:p>
          </table:table-cell>
          <table:table-cell table:number-columns-repeated="10" office:value-type="float" office:value="22930.7" calcext:value-type="float">
            <text:p>22930.7</text:p>
          </table:table-cell>
          <table:table-cell table:number-columns-repeated="3" office:value-type="float" office:value="22390.7" calcext:value-type="float">
            <text:p>22390.7</text:p>
          </table:table-cell>
          <table:table-cell table:number-columns-repeated="3" office:value-type="float" office:value="21999.1" calcext:value-type="float">
            <text:p>21999.1</text:p>
          </table:table-cell>
          <table:table-cell office:value-type="float" office:value="21899.6" calcext:value-type="float">
            <text:p>21899.6</text:p>
          </table:table-cell>
          <table:table-cell table:number-columns-repeated="2" office:value-type="float" office:value="21847.6" calcext:value-type="float">
            <text:p>21847.6</text:p>
          </table:table-cell>
          <table:table-cell table:number-columns-repeated="3" office:value-type="float" office:value="21683.9" calcext:value-type="float">
            <text:p>21683.9</text:p>
          </table:table-cell>
          <table:table-cell office:value-type="float" office:value="21679.3" calcext:value-type="float">
            <text:p>21679.3</text:p>
          </table:table-cell>
          <table:table-cell table:number-columns-repeated="4" office:value-type="float" office:value="21624.7" calcext:value-type="float">
            <text:p>21624.7</text:p>
          </table:table-cell>
          <table:table-cell table:number-columns-repeated="4" office:value-type="float" office:value="21590.5" calcext:value-type="float">
            <text:p>21590.5</text:p>
          </table:table-cell>
          <table:table-cell table:number-columns-repeated="3" office:value-type="float" office:value="21055.7" calcext:value-type="float">
            <text:p>21055.7</text:p>
          </table:table-cell>
          <table:table-cell office:value-type="float" office:value="21001.9" calcext:value-type="float">
            <text:p>21001.9</text:p>
          </table:table-cell>
          <table:table-cell table:number-columns-repeated="12" office:value-type="float" office:value="20774" calcext:value-type="float">
            <text:p>20774</text:p>
          </table:table-cell>
          <table:table-cell table:number-columns-repeated="2" office:value-type="float" office:value="20745.5" calcext:value-type="float">
            <text:p>20745.5</text:p>
          </table:table-cell>
          <table:table-cell table:number-columns-repeated="3" office:value-type="float" office:value="20720.5" calcext:value-type="float">
            <text:p>20720.5</text:p>
          </table:table-cell>
          <table:table-cell table:number-columns-repeated="5" office:value-type="float" office:value="20326.6" calcext:value-type="float">
            <text:p>20326.6</text:p>
          </table:table-cell>
          <table:table-cell table:number-columns-repeated="13" office:value-type="float" office:value="20177.6" calcext:value-type="float">
            <text:p>20177.6</text:p>
          </table:table-cell>
          <table:table-cell table:number-columns-repeated="14" office:value-type="float" office:value="20023.9" calcext:value-type="float">
            <text:p>20023.9</text:p>
          </table:table-cell>
          <table:table-cell office:value-type="float" office:value="19996.2" calcext:value-type="float">
            <text:p>19996.2</text:p>
          </table:table-cell>
          <table:table-cell office:value-type="float" office:value="19760" calcext:value-type="float">
            <text:p>19760</text:p>
          </table:table-cell>
          <table:table-cell table:number-columns-repeated="2" office:value-type="float" office:value="19700.2" calcext:value-type="float">
            <text:p>19700.2</text:p>
          </table:table-cell>
          <table:table-cell table:number-columns-repeated="9" office:value-type="float" office:value="19191" calcext:value-type="float">
            <text:p>19191</text:p>
          </table:table-cell>
          <table:table-cell table:number-columns-repeated="2" office:value-type="float" office:value="19175.4" calcext:value-type="float">
            <text:p>19175.4</text:p>
          </table:table-cell>
          <table:table-cell table:number-columns-repeated="16" office:value-type="float" office:value="19023.8" calcext:value-type="float">
            <text:p>19023.8</text:p>
          </table:table-cell>
          <table:table-cell table:number-columns-repeated="69"/>
        </table:table-row>
        <table:table-row table:style-name="ro1">
          <table:table-cell office:value-type="float" office:value="29295" calcext:value-type="float">
            <text:p>29295</text:p>
          </table:table-cell>
          <table:table-cell office:value-type="float" office:value="27850.5" calcext:value-type="float">
            <text:p>27850.5</text:p>
          </table:table-cell>
          <table:table-cell office:value-type="float" office:value="26444.5" calcext:value-type="float">
            <text:p>26444.5</text:p>
          </table:table-cell>
          <table:table-cell office:value-type="float" office:value="25649.5" calcext:value-type="float">
            <text:p>25649.5</text:p>
          </table:table-cell>
          <table:table-cell office:value-type="float" office:value="25555.6" calcext:value-type="float">
            <text:p>25555.6</text:p>
          </table:table-cell>
          <table:table-cell office:value-type="float" office:value="25557.9" calcext:value-type="float">
            <text:p>25557.9</text:p>
          </table:table-cell>
          <table:table-cell office:value-type="float" office:value="25553.7" calcext:value-type="float">
            <text:p>25553.7</text:p>
          </table:table-cell>
          <table:table-cell office:value-type="float" office:value="25553.8" calcext:value-type="float">
            <text:p>25553.8</text:p>
          </table:table-cell>
          <table:table-cell office:value-type="float" office:value="25526.6" calcext:value-type="float">
            <text:p>25526.6</text:p>
          </table:table-cell>
          <table:table-cell office:value-type="float" office:value="25422.6" calcext:value-type="float">
            <text:p>25422.6</text:p>
          </table:table-cell>
          <table:table-cell office:value-type="float" office:value="25083.6" calcext:value-type="float">
            <text:p>25083.6</text:p>
          </table:table-cell>
          <table:table-cell office:value-type="float" office:value="24372.9" calcext:value-type="float">
            <text:p>24372.9</text:p>
          </table:table-cell>
          <table:table-cell office:value-type="float" office:value="24043" calcext:value-type="float">
            <text:p>24043</text:p>
          </table:table-cell>
          <table:table-cell office:value-type="float" office:value="24027.3" calcext:value-type="float">
            <text:p>24027.3</text:p>
          </table:table-cell>
          <table:table-cell office:value-type="float" office:value="23987.6" calcext:value-type="float">
            <text:p>23987.6</text:p>
          </table:table-cell>
          <table:table-cell office:value-type="float" office:value="23826.7" calcext:value-type="float">
            <text:p>23826.7</text:p>
          </table:table-cell>
          <table:table-cell office:value-type="float" office:value="23470.9" calcext:value-type="float">
            <text:p>23470.9</text:p>
          </table:table-cell>
          <table:table-cell office:value-type="float" office:value="23397.3" calcext:value-type="float">
            <text:p>23397.3</text:p>
          </table:table-cell>
          <table:table-cell office:value-type="float" office:value="23387.3" calcext:value-type="float">
            <text:p>23387.3</text:p>
          </table:table-cell>
          <table:table-cell office:value-type="float" office:value="23385.2" calcext:value-type="float">
            <text:p>23385.2</text:p>
          </table:table-cell>
          <table:table-cell office:value-type="float" office:value="23339.9" calcext:value-type="float">
            <text:p>23339.9</text:p>
          </table:table-cell>
          <table:table-cell office:value-type="float" office:value="23222" calcext:value-type="float">
            <text:p>23222</text:p>
          </table:table-cell>
          <table:table-cell office:value-type="float" office:value="23162.2" calcext:value-type="float">
            <text:p>23162.2</text:p>
          </table:table-cell>
          <table:table-cell table:number-columns-repeated="2" office:value-type="float" office:value="23161.6" calcext:value-type="float">
            <text:p>23161.6</text:p>
          </table:table-cell>
          <table:table-cell office:value-type="float" office:value="23166.7" calcext:value-type="float">
            <text:p>23166.7</text:p>
          </table:table-cell>
          <table:table-cell office:value-type="float" office:value="23163.8" calcext:value-type="float">
            <text:p>23163.8</text:p>
          </table:table-cell>
          <table:table-cell office:value-type="float" office:value="23161.6" calcext:value-type="float">
            <text:p>23161.6</text:p>
          </table:table-cell>
          <table:table-cell office:value-type="float" office:value="23157.1" calcext:value-type="float">
            <text:p>23157.1</text:p>
          </table:table-cell>
          <table:table-cell office:value-type="float" office:value="23151" calcext:value-type="float">
            <text:p>23151</text:p>
          </table:table-cell>
          <table:table-cell office:value-type="float" office:value="23033.6" calcext:value-type="float">
            <text:p>23033.6</text:p>
          </table:table-cell>
          <table:table-cell office:value-type="float" office:value="22775.5" calcext:value-type="float">
            <text:p>22775.5</text:p>
          </table:table-cell>
          <table:table-cell office:value-type="float" office:value="22591.7" calcext:value-type="float">
            <text:p>22591.7</text:p>
          </table:table-cell>
          <table:table-cell office:value-type="float" office:value="22520.6" calcext:value-type="float">
            <text:p>22520.6</text:p>
          </table:table-cell>
          <table:table-cell office:value-type="float" office:value="22293.3" calcext:value-type="float">
            <text:p>22293.3</text:p>
          </table:table-cell>
          <table:table-cell office:value-type="float" office:value="22216.4" calcext:value-type="float">
            <text:p>22216.4</text:p>
          </table:table-cell>
          <table:table-cell office:value-type="float" office:value="22191" calcext:value-type="float">
            <text:p>22191</text:p>
          </table:table-cell>
          <table:table-cell office:value-type="float" office:value="22119.2" calcext:value-type="float">
            <text:p>22119.2</text:p>
          </table:table-cell>
          <table:table-cell office:value-type="float" office:value="22063.4" calcext:value-type="float">
            <text:p>22063.4</text:p>
          </table:table-cell>
          <table:table-cell office:value-type="float" office:value="22029.9" calcext:value-type="float">
            <text:p>22029.9</text:p>
          </table:table-cell>
          <table:table-cell office:value-type="float" office:value="21947.5" calcext:value-type="float">
            <text:p>21947.5</text:p>
          </table:table-cell>
          <table:table-cell office:value-type="float" office:value="21910.1" calcext:value-type="float">
            <text:p>21910.1</text:p>
          </table:table-cell>
          <table:table-cell office:value-type="float" office:value="21899.5" calcext:value-type="float">
            <text:p>21899.5</text:p>
          </table:table-cell>
          <table:table-cell office:value-type="float" office:value="21891.8" calcext:value-type="float">
            <text:p>21891.8</text:p>
          </table:table-cell>
          <table:table-cell office:value-type="float" office:value="21872.1" calcext:value-type="float">
            <text:p>21872.1</text:p>
          </table:table-cell>
          <table:table-cell office:value-type="float" office:value="21857.5" calcext:value-type="float">
            <text:p>21857.5</text:p>
          </table:table-cell>
          <table:table-cell office:value-type="float" office:value="21840.5" calcext:value-type="float">
            <text:p>21840.5</text:p>
          </table:table-cell>
          <table:table-cell office:value-type="float" office:value="21838.1" calcext:value-type="float">
            <text:p>21838.1</text:p>
          </table:table-cell>
          <table:table-cell office:value-type="float" office:value="21811.4" calcext:value-type="float">
            <text:p>21811.4</text:p>
          </table:table-cell>
          <table:table-cell office:value-type="float" office:value="21809.8" calcext:value-type="float">
            <text:p>21809.8</text:p>
          </table:table-cell>
          <table:table-cell office:value-type="float" office:value="21784.3" calcext:value-type="float">
            <text:p>21784.3</text:p>
          </table:table-cell>
          <table:table-cell office:value-type="float" office:value="21674.1" calcext:value-type="float">
            <text:p>21674.1</text:p>
          </table:table-cell>
          <table:table-cell office:value-type="float" office:value="21383.6" calcext:value-type="float">
            <text:p>21383.6</text:p>
          </table:table-cell>
          <table:table-cell office:value-type="float" office:value="21280" calcext:value-type="float">
            <text:p>21280</text:p>
          </table:table-cell>
          <table:table-cell office:value-type="float" office:value="21243.4" calcext:value-type="float">
            <text:p>21243.4</text:p>
          </table:table-cell>
          <table:table-cell office:value-type="float" office:value="21159.9" calcext:value-type="float">
            <text:p>21159.9</text:p>
          </table:table-cell>
          <table:table-cell office:value-type="float" office:value="21028.6" calcext:value-type="float">
            <text:p>21028.6</text:p>
          </table:table-cell>
          <table:table-cell office:value-type="float" office:value="20984.3" calcext:value-type="float">
            <text:p>20984.3</text:p>
          </table:table-cell>
          <table:table-cell office:value-type="float" office:value="20992.4" calcext:value-type="float">
            <text:p>20992.4</text:p>
          </table:table-cell>
          <table:table-cell office:value-type="float" office:value="20988.9" calcext:value-type="float">
            <text:p>20988.9</text:p>
          </table:table-cell>
          <table:table-cell office:value-type="float" office:value="21003.6" calcext:value-type="float">
            <text:p>21003.6</text:p>
          </table:table-cell>
          <table:table-cell office:value-type="float" office:value="20984" calcext:value-type="float">
            <text:p>20984</text:p>
          </table:table-cell>
          <table:table-cell office:value-type="float" office:value="20993.7" calcext:value-type="float">
            <text:p>20993.7</text:p>
          </table:table-cell>
          <table:table-cell office:value-type="float" office:value="20983.9" calcext:value-type="float">
            <text:p>20983.9</text:p>
          </table:table-cell>
          <table:table-cell office:value-type="float" office:value="20983.8" calcext:value-type="float">
            <text:p>20983.8</text:p>
          </table:table-cell>
          <table:table-cell office:value-type="float" office:value="20987.8" calcext:value-type="float">
            <text:p>20987.8</text:p>
          </table:table-cell>
          <table:table-cell office:value-type="float" office:value="20983.9" calcext:value-type="float">
            <text:p>20983.9</text:p>
          </table:table-cell>
          <table:table-cell office:value-type="float" office:value="20977" calcext:value-type="float">
            <text:p>20977</text:p>
          </table:table-cell>
          <table:table-cell office:value-type="float" office:value="20961.1" calcext:value-type="float">
            <text:p>20961.1</text:p>
          </table:table-cell>
          <table:table-cell office:value-type="float" office:value="20957.1" calcext:value-type="float">
            <text:p>20957.1</text:p>
          </table:table-cell>
          <table:table-cell office:value-type="float" office:value="20930.3" calcext:value-type="float">
            <text:p>20930.3</text:p>
          </table:table-cell>
          <table:table-cell office:value-type="float" office:value="20916.1" calcext:value-type="float">
            <text:p>20916.1</text:p>
          </table:table-cell>
          <table:table-cell office:value-type="float" office:value="20838.9" calcext:value-type="float">
            <text:p>20838.9</text:p>
          </table:table-cell>
          <table:table-cell office:value-type="float" office:value="20652.7" calcext:value-type="float">
            <text:p>20652.7</text:p>
          </table:table-cell>
          <table:table-cell office:value-type="float" office:value="20539.4" calcext:value-type="float">
            <text:p>20539.4</text:p>
          </table:table-cell>
          <table:table-cell office:value-type="float" office:value="20533.3" calcext:value-type="float">
            <text:p>20533.3</text:p>
          </table:table-cell>
          <table:table-cell office:value-type="float" office:value="20519.4" calcext:value-type="float">
            <text:p>20519.4</text:p>
          </table:table-cell>
          <table:table-cell office:value-type="float" office:value="20484.7" calcext:value-type="float">
            <text:p>20484.7</text:p>
          </table:table-cell>
          <table:table-cell office:value-type="float" office:value="20423.3" calcext:value-type="float">
            <text:p>20423.3</text:p>
          </table:table-cell>
          <table:table-cell office:value-type="float" office:value="20381.2" calcext:value-type="float">
            <text:p>20381.2</text:p>
          </table:table-cell>
          <table:table-cell office:value-type="float" office:value="20380.8" calcext:value-type="float">
            <text:p>20380.8</text:p>
          </table:table-cell>
          <table:table-cell office:value-type="float" office:value="20405.5" calcext:value-type="float">
            <text:p>20405.5</text:p>
          </table:table-cell>
          <table:table-cell office:value-type="float" office:value="20381.1" calcext:value-type="float">
            <text:p>20381.1</text:p>
          </table:table-cell>
          <table:table-cell table:number-columns-repeated="3" office:value-type="float" office:value="20380.8" calcext:value-type="float">
            <text:p>20380.8</text:p>
          </table:table-cell>
          <table:table-cell office:value-type="float" office:value="20383.2" calcext:value-type="float">
            <text:p>20383.2</text:p>
          </table:table-cell>
          <table:table-cell office:value-type="float" office:value="20380.8" calcext:value-type="float">
            <text:p>20380.8</text:p>
          </table:table-cell>
          <table:table-cell office:value-type="float" office:value="20384.5" calcext:value-type="float">
            <text:p>20384.5</text:p>
          </table:table-cell>
          <table:table-cell office:value-type="float" office:value="20375.9" calcext:value-type="float">
            <text:p>20375.9</text:p>
          </table:table-cell>
          <table:table-cell office:value-type="float" office:value="20349.6" calcext:value-type="float">
            <text:p>20349.6</text:p>
          </table:table-cell>
          <table:table-cell office:value-type="float" office:value="20299.3" calcext:value-type="float">
            <text:p>20299.3</text:p>
          </table:table-cell>
          <table:table-cell office:value-type="float" office:value="20228.1" calcext:value-type="float">
            <text:p>20228.1</text:p>
          </table:table-cell>
          <table:table-cell table:number-columns-repeated="4" office:value-type="float" office:value="20225.3" calcext:value-type="float">
            <text:p>20225.3</text:p>
          </table:table-cell>
          <table:table-cell office:value-type="float" office:value="20251.8" calcext:value-type="float">
            <text:p>20251.8</text:p>
          </table:table-cell>
          <table:table-cell office:value-type="float" office:value="20246.1" calcext:value-type="float">
            <text:p>20246.1</text:p>
          </table:table-cell>
          <table:table-cell office:value-type="float" office:value="20229" calcext:value-type="float">
            <text:p>20229</text:p>
          </table:table-cell>
          <table:table-cell office:value-type="float" office:value="20225.3" calcext:value-type="float">
            <text:p>20225.3</text:p>
          </table:table-cell>
          <table:table-cell office:value-type="float" office:value="20238.4" calcext:value-type="float">
            <text:p>20238.4</text:p>
          </table:table-cell>
          <table:table-cell office:value-type="float" office:value="20225.1" calcext:value-type="float">
            <text:p>20225.1</text:p>
          </table:table-cell>
          <table:table-cell office:value-type="float" office:value="20220.7" calcext:value-type="float">
            <text:p>20220.7</text:p>
          </table:table-cell>
          <table:table-cell office:value-type="float" office:value="20196.5" calcext:value-type="float">
            <text:p>20196.5</text:p>
          </table:table-cell>
          <table:table-cell office:value-type="float" office:value="20123.9" calcext:value-type="float">
            <text:p>20123.9</text:p>
          </table:table-cell>
          <table:table-cell office:value-type="float" office:value="19970.1" calcext:value-type="float">
            <text:p>19970.1</text:p>
          </table:table-cell>
          <table:table-cell office:value-type="float" office:value="19898.9" calcext:value-type="float">
            <text:p>19898.9</text:p>
          </table:table-cell>
          <table:table-cell office:value-type="float" office:value="19831.5" calcext:value-type="float">
            <text:p>19831.5</text:p>
          </table:table-cell>
          <table:table-cell office:value-type="float" office:value="19615.7" calcext:value-type="float">
            <text:p>19615.7</text:p>
          </table:table-cell>
          <table:table-cell office:value-type="float" office:value="19392.5" calcext:value-type="float">
            <text:p>19392.5</text:p>
          </table:table-cell>
          <table:table-cell office:value-type="float" office:value="19397.8" calcext:value-type="float">
            <text:p>19397.8</text:p>
          </table:table-cell>
          <table:table-cell office:value-type="float" office:value="19387" calcext:value-type="float">
            <text:p>19387</text:p>
          </table:table-cell>
          <table:table-cell office:value-type="float" office:value="19384.9" calcext:value-type="float">
            <text:p>19384.9</text:p>
          </table:table-cell>
          <table:table-cell office:value-type="float" office:value="19397.7" calcext:value-type="float">
            <text:p>19397.7</text:p>
          </table:table-cell>
          <table:table-cell office:value-type="float" office:value="19388.5" calcext:value-type="float">
            <text:p>19388.5</text:p>
          </table:table-cell>
          <table:table-cell office:value-type="float" office:value="19384.1" calcext:value-type="float">
            <text:p>19384.1</text:p>
          </table:table-cell>
          <table:table-cell office:value-type="float" office:value="19377.4" calcext:value-type="float">
            <text:p>19377.4</text:p>
          </table:table-cell>
          <table:table-cell office:value-type="float" office:value="19353" calcext:value-type="float">
            <text:p>19353</text:p>
          </table:table-cell>
          <table:table-cell office:value-type="float" office:value="19304.5" calcext:value-type="float">
            <text:p>19304.5</text:p>
          </table:table-cell>
          <table:table-cell office:value-type="float" office:value="19240.2" calcext:value-type="float">
            <text:p>19240.2</text:p>
          </table:table-cell>
          <table:table-cell office:value-type="float" office:value="19238.9" calcext:value-type="float">
            <text:p>19238.9</text:p>
          </table:table-cell>
          <table:table-cell office:value-type="float" office:value="19217.8" calcext:value-type="float">
            <text:p>19217.8</text:p>
          </table:table-cell>
          <table:table-cell office:value-type="float" office:value="19215.2" calcext:value-type="float">
            <text:p>19215.2</text:p>
          </table:table-cell>
          <table:table-cell office:value-type="float" office:value="19218.9" calcext:value-type="float">
            <text:p>19218.9</text:p>
          </table:table-cell>
          <table:table-cell office:value-type="float" office:value="19215.2" calcext:value-type="float">
            <text:p>19215.2</text:p>
          </table:table-cell>
          <table:table-cell office:value-type="float" office:value="19259.9" calcext:value-type="float">
            <text:p>19259.9</text:p>
          </table:table-cell>
          <table:table-cell office:value-type="float" office:value="19217.5" calcext:value-type="float">
            <text:p>19217.5</text:p>
          </table:table-cell>
          <table:table-cell office:value-type="float" office:value="19215.2" calcext:value-type="float">
            <text:p>19215.2</text:p>
          </table:table-cell>
          <table:table-cell office:value-type="float" office:value="19216.2" calcext:value-type="float">
            <text:p>19216.2</text:p>
          </table:table-cell>
          <table:table-cell office:value-type="float" office:value="19215.2" calcext:value-type="float">
            <text:p>19215.2</text:p>
          </table:table-cell>
          <table:table-cell office:value-type="float" office:value="19219.4" calcext:value-type="float">
            <text:p>19219.4</text:p>
          </table:table-cell>
          <table:table-cell office:value-type="float" office:value="19215.2" calcext:value-type="float">
            <text:p>19215.2</text:p>
          </table:table-cell>
          <table:table-cell table:number-columns-repeated="69"/>
        </table:table-row>
        <table:table-row table:style-name="ro1">
          <table:table-cell table:number-columns-repeated="20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2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0 </text:p>
          </table:table-cell>
          <table:table-cell office:value-type="string" calcext:value-type="string">
            <text:p><text:s/>Crossover Rate: 100</text:p>
          </table:table-cell>
          <table:table-cell office:value-type="string" calcext:value-type="string">
            <text:p>Run: 2</text:p>
          </table:table-cell>
          <table:table-cell table:number-columns-repeated="195"/>
        </table:table-row>
        <table:table-row table:style-name="ro1">
          <table:table-cell table:number-columns-repeated="4" office:value-type="float" office:value="24180.1" calcext:value-type="float">
            <text:p>24180.1</text:p>
          </table:table-cell>
          <table:table-cell table:number-columns-repeated="4" office:value-type="float" office:value="23638.7" calcext:value-type="float">
            <text:p>23638.7</text:p>
          </table:table-cell>
          <table:table-cell table:number-columns-repeated="4" office:value-type="float" office:value="23594.7" calcext:value-type="float">
            <text:p>23594.7</text:p>
          </table:table-cell>
          <table:table-cell table:number-columns-repeated="4" office:value-type="float" office:value="23504.4" calcext:value-type="float">
            <text:p>23504.4</text:p>
          </table:table-cell>
          <table:table-cell table:number-columns-repeated="3" office:value-type="float" office:value="23194" calcext:value-type="float">
            <text:p>23194</text:p>
          </table:table-cell>
          <table:table-cell table:number-columns-repeated="4" office:value-type="float" office:value="23124.4" calcext:value-type="float">
            <text:p>23124.4</text:p>
          </table:table-cell>
          <table:table-cell table:number-columns-repeated="5" office:value-type="float" office:value="22748.3" calcext:value-type="float">
            <text:p>22748.3</text:p>
          </table:table-cell>
          <table:table-cell table:number-columns-repeated="5" office:value-type="float" office:value="21717.4" calcext:value-type="float">
            <text:p>21717.4</text:p>
          </table:table-cell>
          <table:table-cell table:number-columns-repeated="5" office:value-type="float" office:value="21346.3" calcext:value-type="float">
            <text:p>21346.3</text:p>
          </table:table-cell>
          <table:table-cell table:number-columns-repeated="13" office:value-type="float" office:value="20675.9" calcext:value-type="float">
            <text:p>20675.9</text:p>
          </table:table-cell>
          <table:table-cell table:number-columns-repeated="2" office:value-type="float" office:value="20190.7" calcext:value-type="float">
            <text:p>20190.7</text:p>
          </table:table-cell>
          <table:table-cell table:number-columns-repeated="9" office:value-type="float" office:value="19993.1" calcext:value-type="float">
            <text:p>19993.1</text:p>
          </table:table-cell>
          <table:table-cell table:number-columns-repeated="6" office:value-type="float" office:value="19741.6" calcext:value-type="float">
            <text:p>19741.6</text:p>
          </table:table-cell>
          <table:table-cell table:number-columns-repeated="15" office:value-type="float" office:value="19730" calcext:value-type="float">
            <text:p>19730</text:p>
          </table:table-cell>
          <table:table-cell table:number-columns-repeated="4" office:value-type="float" office:value="19168.1" calcext:value-type="float">
            <text:p>19168.1</text:p>
          </table:table-cell>
          <table:table-cell table:number-columns-repeated="9" office:value-type="float" office:value="18871.2" calcext:value-type="float">
            <text:p>18871.2</text:p>
          </table:table-cell>
          <table:table-cell table:number-columns-repeated="8" office:value-type="float" office:value="18636.7" calcext:value-type="float">
            <text:p>18636.7</text:p>
          </table:table-cell>
          <table:table-cell table:number-columns-repeated="3" office:value-type="float" office:value="18632.9" calcext:value-type="float">
            <text:p>18632.9</text:p>
          </table:table-cell>
          <table:table-cell office:value-type="float" office:value="18599" calcext:value-type="float">
            <text:p>18599</text:p>
          </table:table-cell>
          <table:table-cell table:number-columns-repeated="11" office:value-type="float" office:value="18304.5" calcext:value-type="float">
            <text:p>18304.5</text:p>
          </table:table-cell>
          <table:table-cell table:number-columns-repeated="9" office:value-type="float" office:value="17929.1" calcext:value-type="float">
            <text:p>17929.1</text:p>
          </table:table-cell>
          <table:table-cell table:number-columns-repeated="15" office:value-type="float" office:value="17481.4" calcext:value-type="float">
            <text:p>17481.4</text:p>
          </table:table-cell>
          <table:table-cell table:number-columns-repeated="5" office:value-type="float" office:value="17469.4" calcext:value-type="float">
            <text:p>17469.4</text:p>
          </table:table-cell>
          <table:table-cell table:number-columns-repeated="6" office:value-type="float" office:value="17342.6" calcext:value-type="float">
            <text:p>17342.6</text:p>
          </table:table-cell>
          <table:table-cell office:value-type="float" office:value="17179.2" calcext:value-type="float">
            <text:p>17179.2</text:p>
          </table:table-cell>
          <table:table-cell table:number-columns-repeated="16" office:value-type="float" office:value="17163.1" calcext:value-type="float">
            <text:p>17163.1</text:p>
          </table:table-cell>
          <table:table-cell table:number-columns-repeated="31"/>
        </table:table-row>
        <table:table-row table:style-name="ro1">
          <table:table-cell office:value-type="float" office:value="29319.2" calcext:value-type="float">
            <text:p>29319.2</text:p>
          </table:table-cell>
          <table:table-cell office:value-type="float" office:value="27550.7" calcext:value-type="float">
            <text:p>27550.7</text:p>
          </table:table-cell>
          <table:table-cell office:value-type="float" office:value="25974.5" calcext:value-type="float">
            <text:p>25974.5</text:p>
          </table:table-cell>
          <table:table-cell office:value-type="float" office:value="24778.1" calcext:value-type="float">
            <text:p>24778.1</text:p>
          </table:table-cell>
          <table:table-cell office:value-type="float" office:value="24422.4" calcext:value-type="float">
            <text:p>24422.4</text:p>
          </table:table-cell>
          <table:table-cell office:value-type="float" office:value="24385" calcext:value-type="float">
            <text:p>24385</text:p>
          </table:table-cell>
          <table:table-cell office:value-type="float" office:value="24235.8" calcext:value-type="float">
            <text:p>24235.8</text:p>
          </table:table-cell>
          <table:table-cell office:value-type="float" office:value="23942.9" calcext:value-type="float">
            <text:p>23942.9</text:p>
          </table:table-cell>
          <table:table-cell office:value-type="float" office:value="23877" calcext:value-type="float">
            <text:p>23877</text:p>
          </table:table-cell>
          <table:table-cell office:value-type="float" office:value="23874.6" calcext:value-type="float">
            <text:p>23874.6</text:p>
          </table:table-cell>
          <table:table-cell office:value-type="float" office:value="23866.1" calcext:value-type="float">
            <text:p>23866.1</text:p>
          </table:table-cell>
          <table:table-cell office:value-type="float" office:value="23837.5" calcext:value-type="float">
            <text:p>23837.5</text:p>
          </table:table-cell>
          <table:table-cell office:value-type="float" office:value="23831.5" calcext:value-type="float">
            <text:p>23831.5</text:p>
          </table:table-cell>
          <table:table-cell office:value-type="float" office:value="23830.5" calcext:value-type="float">
            <text:p>23830.5</text:p>
          </table:table-cell>
          <table:table-cell office:value-type="float" office:value="23844.5" calcext:value-type="float">
            <text:p>23844.5</text:p>
          </table:table-cell>
          <table:table-cell office:value-type="float" office:value="23800" calcext:value-type="float">
            <text:p>23800</text:p>
          </table:table-cell>
          <table:table-cell office:value-type="float" office:value="23753.3" calcext:value-type="float">
            <text:p>23753.3</text:p>
          </table:table-cell>
          <table:table-cell office:value-type="float" office:value="23732.2" calcext:value-type="float">
            <text:p>23732.2</text:p>
          </table:table-cell>
          <table:table-cell office:value-type="float" office:value="23693.5" calcext:value-type="float">
            <text:p>23693.5</text:p>
          </table:table-cell>
          <table:table-cell office:value-type="float" office:value="23562.5" calcext:value-type="float">
            <text:p>23562.5</text:p>
          </table:table-cell>
          <table:table-cell office:value-type="float" office:value="23423.8" calcext:value-type="float">
            <text:p>23423.8</text:p>
          </table:table-cell>
          <table:table-cell office:value-type="float" office:value="23406.5" calcext:value-type="float">
            <text:p>23406.5</text:p>
          </table:table-cell>
          <table:table-cell office:value-type="float" office:value="23367.9" calcext:value-type="float">
            <text:p>23367.9</text:p>
          </table:table-cell>
          <table:table-cell office:value-type="float" office:value="23364.9" calcext:value-type="float">
            <text:p>23364.9</text:p>
          </table:table-cell>
          <table:table-cell office:value-type="float" office:value="23352.8" calcext:value-type="float">
            <text:p>23352.8</text:p>
          </table:table-cell>
          <table:table-cell office:value-type="float" office:value="23259.8" calcext:value-type="float">
            <text:p>23259.8</text:p>
          </table:table-cell>
          <table:table-cell office:value-type="float" office:value="23063.3" calcext:value-type="float">
            <text:p>23063.3</text:p>
          </table:table-cell>
          <table:table-cell office:value-type="float" office:value="22978.6" calcext:value-type="float">
            <text:p>22978.6</text:p>
          </table:table-cell>
          <table:table-cell office:value-type="float" office:value="22968.3" calcext:value-type="float">
            <text:p>22968.3</text:p>
          </table:table-cell>
          <table:table-cell office:value-type="float" office:value="22889.1" calcext:value-type="float">
            <text:p>22889.1</text:p>
          </table:table-cell>
          <table:table-cell office:value-type="float" office:value="22574.8" calcext:value-type="float">
            <text:p>22574.8</text:p>
          </table:table-cell>
          <table:table-cell office:value-type="float" office:value="22051" calcext:value-type="float">
            <text:p>22051</text:p>
          </table:table-cell>
          <table:table-cell office:value-type="float" office:value="21938.3" calcext:value-type="float">
            <text:p>21938.3</text:p>
          </table:table-cell>
          <table:table-cell office:value-type="float" office:value="21932.7" calcext:value-type="float">
            <text:p>21932.7</text:p>
          </table:table-cell>
          <table:table-cell office:value-type="float" office:value="21935.6" calcext:value-type="float">
            <text:p>21935.6</text:p>
          </table:table-cell>
          <table:table-cell office:value-type="float" office:value="21892.2" calcext:value-type="float">
            <text:p>21892.2</text:p>
          </table:table-cell>
          <table:table-cell office:value-type="float" office:value="21719.4" calcext:value-type="float">
            <text:p>21719.4</text:p>
          </table:table-cell>
          <table:table-cell office:value-type="float" office:value="21574.3" calcext:value-type="float">
            <text:p>21574.3</text:p>
          </table:table-cell>
          <table:table-cell office:value-type="float" office:value="21555" calcext:value-type="float">
            <text:p>21555</text:p>
          </table:table-cell>
          <table:table-cell office:value-type="float" office:value="21525.3" calcext:value-type="float">
            <text:p>21525.3</text:p>
          </table:table-cell>
          <table:table-cell office:value-type="float" office:value="21386.8" calcext:value-type="float">
            <text:p>21386.8</text:p>
          </table:table-cell>
          <table:table-cell office:value-type="float" office:value="21002.9" calcext:value-type="float">
            <text:p>21002.9</text:p>
          </table:table-cell>
          <table:table-cell office:value-type="float" office:value="20885" calcext:value-type="float">
            <text:p>20885</text:p>
          </table:table-cell>
          <table:table-cell office:value-type="float" office:value="20894.7" calcext:value-type="float">
            <text:p>20894.7</text:p>
          </table:table-cell>
          <table:table-cell office:value-type="float" office:value="20886.5" calcext:value-type="float">
            <text:p>20886.5</text:p>
          </table:table-cell>
          <table:table-cell office:value-type="float" office:value="20896.5" calcext:value-type="float">
            <text:p>20896.5</text:p>
          </table:table-cell>
          <table:table-cell office:value-type="float" office:value="20887.9" calcext:value-type="float">
            <text:p>20887.9</text:p>
          </table:table-cell>
          <table:table-cell office:value-type="float" office:value="20883.9" calcext:value-type="float">
            <text:p>20883.9</text:p>
          </table:table-cell>
          <table:table-cell office:value-type="float" office:value="20883.8" calcext:value-type="float">
            <text:p>20883.8</text:p>
          </table:table-cell>
          <table:table-cell office:value-type="float" office:value="20885.2" calcext:value-type="float">
            <text:p>20885.2</text:p>
          </table:table-cell>
          <table:table-cell office:value-type="float" office:value="20883.9" calcext:value-type="float">
            <text:p>20883.9</text:p>
          </table:table-cell>
          <table:table-cell office:value-type="float" office:value="20879" calcext:value-type="float">
            <text:p>20879</text:p>
          </table:table-cell>
          <table:table-cell office:value-type="float" office:value="20840.6" calcext:value-type="float">
            <text:p>20840.6</text:p>
          </table:table-cell>
          <table:table-cell office:value-type="float" office:value="20672.6" calcext:value-type="float">
            <text:p>20672.6</text:p>
          </table:table-cell>
          <table:table-cell office:value-type="float" office:value="20403.4" calcext:value-type="float">
            <text:p>20403.4</text:p>
          </table:table-cell>
          <table:table-cell office:value-type="float" office:value="20305.4" calcext:value-type="float">
            <text:p>20305.4</text:p>
          </table:table-cell>
          <table:table-cell office:value-type="float" office:value="20209.8" calcext:value-type="float">
            <text:p>20209.8</text:p>
          </table:table-cell>
          <table:table-cell office:value-type="float" office:value="20200.5" calcext:value-type="float">
            <text:p>20200.5</text:p>
          </table:table-cell>
          <table:table-cell table:number-columns-repeated="2" office:value-type="float" office:value="20195" calcext:value-type="float">
            <text:p>20195</text:p>
          </table:table-cell>
          <table:table-cell office:value-type="float" office:value="20202.3" calcext:value-type="float">
            <text:p>20202.3</text:p>
          </table:table-cell>
          <table:table-cell office:value-type="float" office:value="20200.8" calcext:value-type="float">
            <text:p>20200.8</text:p>
          </table:table-cell>
          <table:table-cell office:value-type="float" office:value="20194.6" calcext:value-type="float">
            <text:p>20194.6</text:p>
          </table:table-cell>
          <table:table-cell office:value-type="float" office:value="20172.3" calcext:value-type="float">
            <text:p>20172.3</text:p>
          </table:table-cell>
          <table:table-cell office:value-type="float" office:value="20122.9" calcext:value-type="float">
            <text:p>20122.9</text:p>
          </table:table-cell>
          <table:table-cell office:value-type="float" office:value="19969.9" calcext:value-type="float">
            <text:p>19969.9</text:p>
          </table:table-cell>
          <table:table-cell office:value-type="float" office:value="19940.7" calcext:value-type="float">
            <text:p>19940.7</text:p>
          </table:table-cell>
          <table:table-cell office:value-type="float" office:value="19942.6" calcext:value-type="float">
            <text:p>19942.6</text:p>
          </table:table-cell>
          <table:table-cell office:value-type="float" office:value="19949" calcext:value-type="float">
            <text:p>19949</text:p>
          </table:table-cell>
          <table:table-cell office:value-type="float" office:value="19939.8" calcext:value-type="float">
            <text:p>19939.8</text:p>
          </table:table-cell>
          <table:table-cell office:value-type="float" office:value="19964.6" calcext:value-type="float">
            <text:p>19964.6</text:p>
          </table:table-cell>
          <table:table-cell office:value-type="float" office:value="19932.9" calcext:value-type="float">
            <text:p>19932.9</text:p>
          </table:table-cell>
          <table:table-cell office:value-type="float" office:value="19929.3" calcext:value-type="float">
            <text:p>19929.3</text:p>
          </table:table-cell>
          <table:table-cell office:value-type="float" office:value="19931.4" calcext:value-type="float">
            <text:p>19931.4</text:p>
          </table:table-cell>
          <table:table-cell table:number-columns-repeated="3" office:value-type="float" office:value="19929.3" calcext:value-type="float">
            <text:p>19929.3</text:p>
          </table:table-cell>
          <table:table-cell office:value-type="float" office:value="19946.1" calcext:value-type="float">
            <text:p>19946.1</text:p>
          </table:table-cell>
          <table:table-cell office:value-type="float" office:value="19929.5" calcext:value-type="float">
            <text:p>19929.5</text:p>
          </table:table-cell>
          <table:table-cell table:number-columns-repeated="3" office:value-type="float" office:value="19929.3" calcext:value-type="float">
            <text:p>19929.3</text:p>
          </table:table-cell>
          <table:table-cell office:value-type="float" office:value="19941.9" calcext:value-type="float">
            <text:p>19941.9</text:p>
          </table:table-cell>
          <table:table-cell office:value-type="float" office:value="19945.3" calcext:value-type="float">
            <text:p>19945.3</text:p>
          </table:table-cell>
          <table:table-cell office:value-type="float" office:value="19898.8" calcext:value-type="float">
            <text:p>19898.8</text:p>
          </table:table-cell>
          <table:table-cell office:value-type="float" office:value="19789.5" calcext:value-type="float">
            <text:p>19789.5</text:p>
          </table:table-cell>
          <table:table-cell office:value-type="float" office:value="19493" calcext:value-type="float">
            <text:p>19493</text:p>
          </table:table-cell>
          <table:table-cell office:value-type="float" office:value="19360" calcext:value-type="float">
            <text:p>19360</text:p>
          </table:table-cell>
          <table:table-cell office:value-type="float" office:value="19354.4" calcext:value-type="float">
            <text:p>19354.4</text:p>
          </table:table-cell>
          <table:table-cell office:value-type="float" office:value="19287.3" calcext:value-type="float">
            <text:p>19287.3</text:p>
          </table:table-cell>
          <table:table-cell office:value-type="float" office:value="19126.2" calcext:value-type="float">
            <text:p>19126.2</text:p>
          </table:table-cell>
          <table:table-cell office:value-type="float" office:value="19067.8" calcext:value-type="float">
            <text:p>19067.8</text:p>
          </table:table-cell>
          <table:table-cell office:value-type="float" office:value="19067.5" calcext:value-type="float">
            <text:p>19067.5</text:p>
          </table:table-cell>
          <table:table-cell office:value-type="float" office:value="19061.7" calcext:value-type="float">
            <text:p>19061.7</text:p>
          </table:table-cell>
          <table:table-cell office:value-type="float" office:value="19063.7" calcext:value-type="float">
            <text:p>19063.7</text:p>
          </table:table-cell>
          <table:table-cell office:value-type="float" office:value="19063.9" calcext:value-type="float">
            <text:p>19063.9</text:p>
          </table:table-cell>
          <table:table-cell office:value-type="float" office:value="19060" calcext:value-type="float">
            <text:p>19060</text:p>
          </table:table-cell>
          <table:table-cell office:value-type="float" office:value="19059.5" calcext:value-type="float">
            <text:p>19059.5</text:p>
          </table:table-cell>
          <table:table-cell office:value-type="float" office:value="19009.9" calcext:value-type="float">
            <text:p>19009.9</text:p>
          </table:table-cell>
          <table:table-cell office:value-type="float" office:value="18873.1" calcext:value-type="float">
            <text:p>18873.1</text:p>
          </table:table-cell>
          <table:table-cell office:value-type="float" office:value="18824.7" calcext:value-type="float">
            <text:p>18824.7</text:p>
          </table:table-cell>
          <table:table-cell office:value-type="float" office:value="18824.5" calcext:value-type="float">
            <text:p>18824.5</text:p>
          </table:table-cell>
          <table:table-cell office:value-type="float" office:value="18828" calcext:value-type="float">
            <text:p>18828</text:p>
          </table:table-cell>
          <table:table-cell office:value-type="float" office:value="18824.3" calcext:value-type="float">
            <text:p>18824.3</text:p>
          </table:table-cell>
          <table:table-cell office:value-type="float" office:value="18824.2" calcext:value-type="float">
            <text:p>18824.2</text:p>
          </table:table-cell>
          <table:table-cell office:value-type="float" office:value="18836.4" calcext:value-type="float">
            <text:p>18836.4</text:p>
          </table:table-cell>
          <table:table-cell office:value-type="float" office:value="18823" calcext:value-type="float">
            <text:p>18823</text:p>
          </table:table-cell>
          <table:table-cell office:value-type="float" office:value="18821.2" calcext:value-type="float">
            <text:p>18821.2</text:p>
          </table:table-cell>
          <table:table-cell office:value-type="float" office:value="18818.5" calcext:value-type="float">
            <text:p>18818.5</text:p>
          </table:table-cell>
          <table:table-cell office:value-type="float" office:value="18798" calcext:value-type="float">
            <text:p>18798</text:p>
          </table:table-cell>
          <table:table-cell office:value-type="float" office:value="18729.2" calcext:value-type="float">
            <text:p>18729.2</text:p>
          </table:table-cell>
          <table:table-cell office:value-type="float" office:value="18586.1" calcext:value-type="float">
            <text:p>18586.1</text:p>
          </table:table-cell>
          <table:table-cell office:value-type="float" office:value="18489.9" calcext:value-type="float">
            <text:p>18489.9</text:p>
          </table:table-cell>
          <table:table-cell office:value-type="float" office:value="18508.3" calcext:value-type="float">
            <text:p>18508.3</text:p>
          </table:table-cell>
          <table:table-cell office:value-type="float" office:value="18489.1" calcext:value-type="float">
            <text:p>18489.1</text:p>
          </table:table-cell>
          <table:table-cell office:value-type="float" office:value="18505.9" calcext:value-type="float">
            <text:p>18505.9</text:p>
          </table:table-cell>
          <table:table-cell office:value-type="float" office:value="18489.1" calcext:value-type="float">
            <text:p>18489.1</text:p>
          </table:table-cell>
          <table:table-cell table:number-columns-repeated="2" office:value-type="float" office:value="18488.9" calcext:value-type="float">
            <text:p>18488.9</text:p>
          </table:table-cell>
          <table:table-cell office:value-type="float" office:value="18485.1" calcext:value-type="float">
            <text:p>18485.1</text:p>
          </table:table-cell>
          <table:table-cell office:value-type="float" office:value="18458.9" calcext:value-type="float">
            <text:p>18458.9</text:p>
          </table:table-cell>
          <table:table-cell office:value-type="float" office:value="18379.8" calcext:value-type="float">
            <text:p>18379.8</text:p>
          </table:table-cell>
          <table:table-cell office:value-type="float" office:value="18176.5" calcext:value-type="float">
            <text:p>18176.5</text:p>
          </table:table-cell>
          <table:table-cell office:value-type="float" office:value="18110.8" calcext:value-type="float">
            <text:p>18110.8</text:p>
          </table:table-cell>
          <table:table-cell table:number-columns-repeated="2" office:value-type="float" office:value="18110.1" calcext:value-type="float">
            <text:p>18110.1</text:p>
          </table:table-cell>
          <table:table-cell office:value-type="float" office:value="18121.4" calcext:value-type="float">
            <text:p>18121.4</text:p>
          </table:table-cell>
          <table:table-cell office:value-type="float" office:value="18115.9" calcext:value-type="float">
            <text:p>18115.9</text:p>
          </table:table-cell>
          <table:table-cell office:value-type="float" office:value="18105.7" calcext:value-type="float">
            <text:p>18105.7</text:p>
          </table:table-cell>
          <table:table-cell office:value-type="float" office:value="18081.4" calcext:value-type="float">
            <text:p>18081.4</text:p>
          </table:table-cell>
          <table:table-cell office:value-type="float" office:value="17985.3" calcext:value-type="float">
            <text:p>17985.3</text:p>
          </table:table-cell>
          <table:table-cell office:value-type="float" office:value="17753" calcext:value-type="float">
            <text:p>17753</text:p>
          </table:table-cell>
          <table:table-cell office:value-type="float" office:value="17660.9" calcext:value-type="float">
            <text:p>17660.9</text:p>
          </table:table-cell>
          <table:table-cell table:number-columns-repeated="2" office:value-type="float" office:value="17657.6" calcext:value-type="float">
            <text:p>17657.6</text:p>
          </table:table-cell>
          <table:table-cell office:value-type="float" office:value="17681.4" calcext:value-type="float">
            <text:p>17681.4</text:p>
          </table:table-cell>
          <table:table-cell office:value-type="float" office:value="17664" calcext:value-type="float">
            <text:p>17664</text:p>
          </table:table-cell>
          <table:table-cell office:value-type="float" office:value="17671.3" calcext:value-type="float">
            <text:p>17671.3</text:p>
          </table:table-cell>
          <table:table-cell office:value-type="float" office:value="17678" calcext:value-type="float">
            <text:p>17678</text:p>
          </table:table-cell>
          <table:table-cell office:value-type="float" office:value="17657.8" calcext:value-type="float">
            <text:p>17657.8</text:p>
          </table:table-cell>
          <table:table-cell office:value-type="float" office:value="17660.6" calcext:value-type="float">
            <text:p>17660.6</text:p>
          </table:table-cell>
          <table:table-cell table:number-columns-repeated="2" office:value-type="float" office:value="17657.6" calcext:value-type="float">
            <text:p>17657.6</text:p>
          </table:table-cell>
          <table:table-cell office:value-type="float" office:value="17657.5" calcext:value-type="float">
            <text:p>17657.5</text:p>
          </table:table-cell>
          <table:table-cell office:value-type="float" office:value="17657" calcext:value-type="float">
            <text:p>17657</text:p>
          </table:table-cell>
          <table:table-cell office:value-type="float" office:value="17654.4" calcext:value-type="float">
            <text:p>17654.4</text:p>
          </table:table-cell>
          <table:table-cell office:value-type="float" office:value="17662.1" calcext:value-type="float">
            <text:p>17662.1</text:p>
          </table:table-cell>
          <table:table-cell office:value-type="float" office:value="17647.1" calcext:value-type="float">
            <text:p>17647.1</text:p>
          </table:table-cell>
          <table:table-cell office:value-type="float" office:value="17644.2" calcext:value-type="float">
            <text:p>17644.2</text:p>
          </table:table-cell>
          <table:table-cell office:value-type="float" office:value="17637.8" calcext:value-type="float">
            <text:p>17637.8</text:p>
          </table:table-cell>
          <table:table-cell office:value-type="float" office:value="17607.9" calcext:value-type="float">
            <text:p>17607.9</text:p>
          </table:table-cell>
          <table:table-cell office:value-type="float" office:value="17540.9" calcext:value-type="float">
            <text:p>17540.9</text:p>
          </table:table-cell>
          <table:table-cell office:value-type="float" office:value="17517.4" calcext:value-type="float">
            <text:p>17517.4</text:p>
          </table:table-cell>
          <table:table-cell office:value-type="float" office:value="17517.2" calcext:value-type="float">
            <text:p>17517.2</text:p>
          </table:table-cell>
          <table:table-cell office:value-type="float" office:value="17515.5" calcext:value-type="float">
            <text:p>17515.5</text:p>
          </table:table-cell>
          <table:table-cell office:value-type="float" office:value="17513.4" calcext:value-type="float">
            <text:p>17513.4</text:p>
          </table:table-cell>
          <table:table-cell office:value-type="float" office:value="17447.9" calcext:value-type="float">
            <text:p>17447.9</text:p>
          </table:table-cell>
          <table:table-cell office:value-type="float" office:value="17370.9" calcext:value-type="float">
            <text:p>17370.9</text:p>
          </table:table-cell>
          <table:table-cell office:value-type="float" office:value="17341.5" calcext:value-type="float">
            <text:p>17341.5</text:p>
          </table:table-cell>
          <table:table-cell office:value-type="float" office:value="17344.5" calcext:value-type="float">
            <text:p>17344.5</text:p>
          </table:table-cell>
          <table:table-cell office:value-type="float" office:value="17342" calcext:value-type="float">
            <text:p>17342</text:p>
          </table:table-cell>
          <table:table-cell office:value-type="float" office:value="17336.4" calcext:value-type="float">
            <text:p>17336.4</text:p>
          </table:table-cell>
          <table:table-cell office:value-type="float" office:value="17341.6" calcext:value-type="float">
            <text:p>17341.6</text:p>
          </table:table-cell>
          <table:table-cell office:value-type="float" office:value="17342.1" calcext:value-type="float">
            <text:p>17342.1</text:p>
          </table:table-cell>
          <table:table-cell office:value-type="float" office:value="17336.4" calcext:value-type="float">
            <text:p>17336.4</text:p>
          </table:table-cell>
          <table:table-cell office:value-type="float" office:value="17356.2" calcext:value-type="float">
            <text:p>17356.2</text:p>
          </table:table-cell>
          <table:table-cell office:value-type="float" office:value="17336.6" calcext:value-type="float">
            <text:p>17336.6</text:p>
          </table:table-cell>
          <table:table-cell table:number-columns-repeated="3" office:value-type="float" office:value="17336.4" calcext:value-type="float">
            <text:p>17336.4</text:p>
          </table:table-cell>
          <table:table-cell office:value-type="float" office:value="17366.6" calcext:value-type="float">
            <text:p>17366.6</text:p>
          </table:table-cell>
          <table:table-cell table:number-columns-repeated="31"/>
        </table:table-row>
        <table:table-row table:style-name="ro1">
          <table:table-cell table:number-columns-repeated="20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3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0 </text:p>
          </table:table-cell>
          <table:table-cell office:value-type="string" calcext:value-type="string">
            <text:p><text:s/>Crossover Rate: 100</text:p>
          </table:table-cell>
          <table:table-cell office:value-type="string" calcext:value-type="string">
            <text:p>Run: 3</text:p>
          </table:table-cell>
          <table:table-cell table:number-columns-repeated="195"/>
        </table:table-row>
        <table:table-row table:style-name="ro1">
          <table:table-cell table:number-columns-repeated="3" office:value-type="float" office:value="25494.1" calcext:value-type="float">
            <text:p>25494.1</text:p>
          </table:table-cell>
          <table:table-cell table:number-columns-repeated="7" office:value-type="float" office:value="25347.9" calcext:value-type="float">
            <text:p>25347.9</text:p>
          </table:table-cell>
          <table:table-cell office:value-type="float" office:value="25291.3" calcext:value-type="float">
            <text:p>25291.3</text:p>
          </table:table-cell>
          <table:table-cell table:number-columns-repeated="4" office:value-type="float" office:value="25115.1" calcext:value-type="float">
            <text:p>25115.1</text:p>
          </table:table-cell>
          <table:table-cell table:number-columns-repeated="2" office:value-type="float" office:value="24829.3" calcext:value-type="float">
            <text:p>24829.3</text:p>
          </table:table-cell>
          <table:table-cell table:number-columns-repeated="3" office:value-type="float" office:value="24545.5" calcext:value-type="float">
            <text:p>24545.5</text:p>
          </table:table-cell>
          <table:table-cell table:number-columns-repeated="5" office:value-type="float" office:value="23937.1" calcext:value-type="float">
            <text:p>23937.1</text:p>
          </table:table-cell>
          <table:table-cell table:number-columns-repeated="3" office:value-type="float" office:value="23844.9" calcext:value-type="float">
            <text:p>23844.9</text:p>
          </table:table-cell>
          <table:table-cell table:number-columns-repeated="5" office:value-type="float" office:value="23580.9" calcext:value-type="float">
            <text:p>23580.9</text:p>
          </table:table-cell>
          <table:table-cell office:value-type="float" office:value="23509.6" calcext:value-type="float">
            <text:p>23509.6</text:p>
          </table:table-cell>
          <table:table-cell table:number-columns-repeated="3" office:value-type="float" office:value="23234.8" calcext:value-type="float">
            <text:p>23234.8</text:p>
          </table:table-cell>
          <table:table-cell table:number-columns-repeated="5" office:value-type="float" office:value="23060.7" calcext:value-type="float">
            <text:p>23060.7</text:p>
          </table:table-cell>
          <table:table-cell table:number-columns-repeated="8" office:value-type="float" office:value="23038.3" calcext:value-type="float">
            <text:p>23038.3</text:p>
          </table:table-cell>
          <table:table-cell table:number-columns-repeated="2" office:value-type="float" office:value="23009.5" calcext:value-type="float">
            <text:p>23009.5</text:p>
          </table:table-cell>
          <table:table-cell office:value-type="float" office:value="22747" calcext:value-type="float">
            <text:p>22747</text:p>
          </table:table-cell>
          <table:table-cell table:number-columns-repeated="7" office:value-type="float" office:value="22707.3" calcext:value-type="float">
            <text:p>22707.3</text:p>
          </table:table-cell>
          <table:table-cell table:number-columns-repeated="11" office:value-type="float" office:value="22662.4" calcext:value-type="float">
            <text:p>22662.4</text:p>
          </table:table-cell>
          <table:table-cell table:number-columns-repeated="2" office:value-type="float" office:value="22636.2" calcext:value-type="float">
            <text:p>22636.2</text:p>
          </table:table-cell>
          <table:table-cell table:number-columns-repeated="4" office:value-type="float" office:value="22294.4" calcext:value-type="float">
            <text:p>22294.4</text:p>
          </table:table-cell>
          <table:table-cell table:number-columns-repeated="2" office:value-type="float" office:value="22129.7" calcext:value-type="float">
            <text:p>22129.7</text:p>
          </table:table-cell>
          <table:table-cell table:number-columns-repeated="4" office:value-type="float" office:value="21383.6" calcext:value-type="float">
            <text:p>21383.6</text:p>
          </table:table-cell>
          <table:table-cell office:value-type="float" office:value="21359.6" calcext:value-type="float">
            <text:p>21359.6</text:p>
          </table:table-cell>
          <table:table-cell office:value-type="float" office:value="21341.5" calcext:value-type="float">
            <text:p>21341.5</text:p>
          </table:table-cell>
          <table:table-cell table:number-columns-repeated="4" office:value-type="float" office:value="21339.2" calcext:value-type="float">
            <text:p>21339.2</text:p>
          </table:table-cell>
          <table:table-cell table:number-columns-repeated="4" office:value-type="float" office:value="20227" calcext:value-type="float">
            <text:p>20227</text:p>
          </table:table-cell>
          <table:table-cell table:number-columns-repeated="4" office:value-type="float" office:value="20211.3" calcext:value-type="float">
            <text:p>20211.3</text:p>
          </table:table-cell>
          <table:table-cell table:number-columns-repeated="4" office:value-type="float" office:value="20122.7" calcext:value-type="float">
            <text:p>20122.7</text:p>
          </table:table-cell>
          <table:table-cell table:number-columns-repeated="3" office:value-type="float" office:value="20020.6" calcext:value-type="float">
            <text:p>20020.6</text:p>
          </table:table-cell>
          <table:table-cell table:number-columns-repeated="6" office:value-type="float" office:value="19740.7" calcext:value-type="float">
            <text:p>19740.7</text:p>
          </table:table-cell>
          <table:table-cell office:value-type="float" office:value="19736.4" calcext:value-type="float">
            <text:p>19736.4</text:p>
          </table:table-cell>
          <table:table-cell table:number-columns-repeated="3" office:value-type="float" office:value="19695.6" calcext:value-type="float">
            <text:p>19695.6</text:p>
          </table:table-cell>
          <table:table-cell table:number-columns-repeated="4" office:value-type="float" office:value="19090.4" calcext:value-type="float">
            <text:p>19090.4</text:p>
          </table:table-cell>
          <table:table-cell table:number-columns-repeated="4" office:value-type="float" office:value="18930.9" calcext:value-type="float">
            <text:p>18930.9</text:p>
          </table:table-cell>
          <table:table-cell table:number-columns-repeated="5" office:value-type="float" office:value="18897.7" calcext:value-type="float">
            <text:p>18897.7</text:p>
          </table:table-cell>
          <table:table-cell table:number-columns-repeated="5" office:value-type="float" office:value="18893.1" calcext:value-type="float">
            <text:p>18893.1</text:p>
          </table:table-cell>
          <table:table-cell table:number-columns-repeated="7" office:value-type="float" office:value="18673.1" calcext:value-type="float">
            <text:p>18673.1</text:p>
          </table:table-cell>
          <table:table-cell table:number-columns-repeated="4" office:value-type="float" office:value="18334" calcext:value-type="float">
            <text:p>18334</text:p>
          </table:table-cell>
          <table:table-cell table:number-columns-repeated="5" office:value-type="float" office:value="18221.9" calcext:value-type="float">
            <text:p>18221.9</text:p>
          </table:table-cell>
          <table:table-cell table:number-columns-repeated="4" office:value-type="float" office:value="18136.8" calcext:value-type="float">
            <text:p>18136.8</text:p>
          </table:table-cell>
          <table:table-cell table:number-columns-repeated="4" office:value-type="float" office:value="17983" calcext:value-type="float">
            <text:p>17983</text:p>
          </table:table-cell>
          <table:table-cell office:value-type="float" office:value="17944" calcext:value-type="float">
            <text:p>17944</text:p>
          </table:table-cell>
          <table:table-cell table:number-columns-repeated="6" office:value-type="float" office:value="17865.3" calcext:value-type="float">
            <text:p>17865.3</text:p>
          </table:table-cell>
          <table:table-cell table:number-columns-repeated="8" office:value-type="float" office:value="17708.5" calcext:value-type="float">
            <text:p>17708.5</text:p>
          </table:table-cell>
          <table:table-cell table:number-columns-repeated="15" office:value-type="float" office:value="17657.9" calcext:value-type="float">
            <text:p>17657.9</text:p>
          </table:table-cell>
          <table:table-cell table:number-columns-repeated="16" office:value-type="float" office:value="17623.1" calcext:value-type="float">
            <text:p>17623.1</text:p>
          </table:table-cell>
        </table:table-row>
        <table:table-row table:style-name="ro1">
          <table:table-cell office:value-type="float" office:value="29202.2" calcext:value-type="float">
            <text:p>29202.2</text:p>
          </table:table-cell>
          <table:table-cell office:value-type="float" office:value="27412.2" calcext:value-type="float">
            <text:p>27412.2</text:p>
          </table:table-cell>
          <table:table-cell office:value-type="float" office:value="26326.2" calcext:value-type="float">
            <text:p>26326.2</text:p>
          </table:table-cell>
          <table:table-cell office:value-type="float" office:value="25886.8" calcext:value-type="float">
            <text:p>25886.8</text:p>
          </table:table-cell>
          <table:table-cell office:value-type="float" office:value="25745.5" calcext:value-type="float">
            <text:p>25745.5</text:p>
          </table:table-cell>
          <table:table-cell office:value-type="float" office:value="25715.1" calcext:value-type="float">
            <text:p>25715.1</text:p>
          </table:table-cell>
          <table:table-cell office:value-type="float" office:value="25635" calcext:value-type="float">
            <text:p>25635</text:p>
          </table:table-cell>
          <table:table-cell office:value-type="float" office:value="25609.8" calcext:value-type="float">
            <text:p>25609.8</text:p>
          </table:table-cell>
          <table:table-cell office:value-type="float" office:value="25604.7" calcext:value-type="float">
            <text:p>25604.7</text:p>
          </table:table-cell>
          <table:table-cell office:value-type="float" office:value="25605.6" calcext:value-type="float">
            <text:p>25605.6</text:p>
          </table:table-cell>
          <table:table-cell office:value-type="float" office:value="25613.6" calcext:value-type="float">
            <text:p>25613.6</text:p>
          </table:table-cell>
          <table:table-cell office:value-type="float" office:value="25597.5" calcext:value-type="float">
            <text:p>25597.5</text:p>
          </table:table-cell>
          <table:table-cell office:value-type="float" office:value="25585.5" calcext:value-type="float">
            <text:p>25585.5</text:p>
          </table:table-cell>
          <table:table-cell office:value-type="float" office:value="25524.1" calcext:value-type="float">
            <text:p>25524.1</text:p>
          </table:table-cell>
          <table:table-cell office:value-type="float" office:value="25420.1" calcext:value-type="float">
            <text:p>25420.1</text:p>
          </table:table-cell>
          <table:table-cell office:value-type="float" office:value="25369" calcext:value-type="float">
            <text:p>25369</text:p>
          </table:table-cell>
          <table:table-cell office:value-type="float" office:value="25341.3" calcext:value-type="float">
            <text:p>25341.3</text:p>
          </table:table-cell>
          <table:table-cell office:value-type="float" office:value="25265.1" calcext:value-type="float">
            <text:p>25265.1</text:p>
          </table:table-cell>
          <table:table-cell office:value-type="float" office:value="25084.8" calcext:value-type="float">
            <text:p>25084.8</text:p>
          </table:table-cell>
          <table:table-cell office:value-type="float" office:value="24940.7" calcext:value-type="float">
            <text:p>24940.7</text:p>
          </table:table-cell>
          <table:table-cell office:value-type="float" office:value="24800.2" calcext:value-type="float">
            <text:p>24800.2</text:p>
          </table:table-cell>
          <table:table-cell office:value-type="float" office:value="24732.2" calcext:value-type="float">
            <text:p>24732.2</text:p>
          </table:table-cell>
          <table:table-cell office:value-type="float" office:value="24561.3" calcext:value-type="float">
            <text:p>24561.3</text:p>
          </table:table-cell>
          <table:table-cell office:value-type="float" office:value="24255.6" calcext:value-type="float">
            <text:p>24255.6</text:p>
          </table:table-cell>
          <table:table-cell office:value-type="float" office:value="24179.7" calcext:value-type="float">
            <text:p>24179.7</text:p>
          </table:table-cell>
          <table:table-cell office:value-type="float" office:value="24178.3" calcext:value-type="float">
            <text:p>24178.3</text:p>
          </table:table-cell>
          <table:table-cell office:value-type="float" office:value="24170.4" calcext:value-type="float">
            <text:p>24170.4</text:p>
          </table:table-cell>
          <table:table-cell office:value-type="float" office:value="24150" calcext:value-type="float">
            <text:p>24150</text:p>
          </table:table-cell>
          <table:table-cell office:value-type="float" office:value="24105.1" calcext:value-type="float">
            <text:p>24105.1</text:p>
          </table:table-cell>
          <table:table-cell office:value-type="float" office:value="24069.2" calcext:value-type="float">
            <text:p>24069.2</text:p>
          </table:table-cell>
          <table:table-cell office:value-type="float" office:value="24008.7" calcext:value-type="float">
            <text:p>24008.7</text:p>
          </table:table-cell>
          <table:table-cell office:value-type="float" office:value="23851.8" calcext:value-type="float">
            <text:p>23851.8</text:p>
          </table:table-cell>
          <table:table-cell office:value-type="float" office:value="23818.5" calcext:value-type="float">
            <text:p>23818.5</text:p>
          </table:table-cell>
          <table:table-cell office:value-type="float" office:value="23817.5" calcext:value-type="float">
            <text:p>23817.5</text:p>
          </table:table-cell>
          <table:table-cell office:value-type="float" office:value="23814.6" calcext:value-type="float">
            <text:p>23814.6</text:p>
          </table:table-cell>
          <table:table-cell office:value-type="float" office:value="23781.4" calcext:value-type="float">
            <text:p>23781.4</text:p>
          </table:table-cell>
          <table:table-cell office:value-type="float" office:value="23683.9" calcext:value-type="float">
            <text:p>23683.9</text:p>
          </table:table-cell>
          <table:table-cell office:value-type="float" office:value="23523.4" calcext:value-type="float">
            <text:p>23523.4</text:p>
          </table:table-cell>
          <table:table-cell office:value-type="float" office:value="23469.5" calcext:value-type="float">
            <text:p>23469.5</text:p>
          </table:table-cell>
          <table:table-cell office:value-type="float" office:value="23426.9" calcext:value-type="float">
            <text:p>23426.9</text:p>
          </table:table-cell>
          <table:table-cell office:value-type="float" office:value="23341.5" calcext:value-type="float">
            <text:p>23341.5</text:p>
          </table:table-cell>
          <table:table-cell office:value-type="float" office:value="23307.5" calcext:value-type="float">
            <text:p>23307.5</text:p>
          </table:table-cell>
          <table:table-cell office:value-type="float" office:value="23292.9" calcext:value-type="float">
            <text:p>23292.9</text:p>
          </table:table-cell>
          <table:table-cell office:value-type="float" office:value="23296.5" calcext:value-type="float">
            <text:p>23296.5</text:p>
          </table:table-cell>
          <table:table-cell office:value-type="float" office:value="23290.4" calcext:value-type="float">
            <text:p>23290.4</text:p>
          </table:table-cell>
          <table:table-cell office:value-type="float" office:value="23278.8" calcext:value-type="float">
            <text:p>23278.8</text:p>
          </table:table-cell>
          <table:table-cell office:value-type="float" office:value="23270.8" calcext:value-type="float">
            <text:p>23270.8</text:p>
          </table:table-cell>
          <table:table-cell office:value-type="float" office:value="23270.7" calcext:value-type="float">
            <text:p>23270.7</text:p>
          </table:table-cell>
          <table:table-cell office:value-type="float" office:value="23281.6" calcext:value-type="float">
            <text:p>23281.6</text:p>
          </table:table-cell>
          <table:table-cell office:value-type="float" office:value="23288.7" calcext:value-type="float">
            <text:p>23288.7</text:p>
          </table:table-cell>
          <table:table-cell office:value-type="float" office:value="23270.6" calcext:value-type="float">
            <text:p>23270.6</text:p>
          </table:table-cell>
          <table:table-cell office:value-type="float" office:value="23269.3" calcext:value-type="float">
            <text:p>23269.3</text:p>
          </table:table-cell>
          <table:table-cell office:value-type="float" office:value="23268.7" calcext:value-type="float">
            <text:p>23268.7</text:p>
          </table:table-cell>
          <table:table-cell office:value-type="float" office:value="23230.4" calcext:value-type="float">
            <text:p>23230.4</text:p>
          </table:table-cell>
          <table:table-cell office:value-type="float" office:value="23180.2" calcext:value-type="float">
            <text:p>23180.2</text:p>
          </table:table-cell>
          <table:table-cell office:value-type="float" office:value="23020" calcext:value-type="float">
            <text:p>23020</text:p>
          </table:table-cell>
          <table:table-cell office:value-type="float" office:value="22956.4" calcext:value-type="float">
            <text:p>22956.4</text:p>
          </table:table-cell>
          <table:table-cell office:value-type="float" office:value="22937" calcext:value-type="float">
            <text:p>22937</text:p>
          </table:table-cell>
          <table:table-cell office:value-type="float" office:value="22939.3" calcext:value-type="float">
            <text:p>22939.3</text:p>
          </table:table-cell>
          <table:table-cell office:value-type="float" office:value="22936.4" calcext:value-type="float">
            <text:p>22936.4</text:p>
          </table:table-cell>
          <table:table-cell office:value-type="float" office:value="22935.9" calcext:value-type="float">
            <text:p>22935.9</text:p>
          </table:table-cell>
          <table:table-cell office:value-type="float" office:value="22942.6" calcext:value-type="float">
            <text:p>22942.6</text:p>
          </table:table-cell>
          <table:table-cell office:value-type="float" office:value="22929.3" calcext:value-type="float">
            <text:p>22929.3</text:p>
          </table:table-cell>
          <table:table-cell office:value-type="float" office:value="22903" calcext:value-type="float">
            <text:p>22903</text:p>
          </table:table-cell>
          <table:table-cell office:value-type="float" office:value="22927.4" calcext:value-type="float">
            <text:p>22927.4</text:p>
          </table:table-cell>
          <table:table-cell office:value-type="float" office:value="22891.3" calcext:value-type="float">
            <text:p>22891.3</text:p>
          </table:table-cell>
          <table:table-cell table:number-columns-repeated="4" office:value-type="float" office:value="22890.9" calcext:value-type="float">
            <text:p>22890.9</text:p>
          </table:table-cell>
          <table:table-cell office:value-type="float" office:value="22906.3" calcext:value-type="float">
            <text:p>22906.3</text:p>
          </table:table-cell>
          <table:table-cell office:value-type="float" office:value="22918.5" calcext:value-type="float">
            <text:p>22918.5</text:p>
          </table:table-cell>
          <table:table-cell office:value-type="float" office:value="22889.1" calcext:value-type="float">
            <text:p>22889.1</text:p>
          </table:table-cell>
          <table:table-cell office:value-type="float" office:value="22877" calcext:value-type="float">
            <text:p>22877</text:p>
          </table:table-cell>
          <table:table-cell office:value-type="float" office:value="22861.1" calcext:value-type="float">
            <text:p>22861.1</text:p>
          </table:table-cell>
          <table:table-cell office:value-type="float" office:value="22785.7" calcext:value-type="float">
            <text:p>22785.7</text:p>
          </table:table-cell>
          <table:table-cell office:value-type="float" office:value="22628.9" calcext:value-type="float">
            <text:p>22628.9</text:p>
          </table:table-cell>
          <table:table-cell office:value-type="float" office:value="22523.9" calcext:value-type="float">
            <text:p>22523.9</text:p>
          </table:table-cell>
          <table:table-cell office:value-type="float" office:value="22507.6" calcext:value-type="float">
            <text:p>22507.6</text:p>
          </table:table-cell>
          <table:table-cell office:value-type="float" office:value="22439.5" calcext:value-type="float">
            <text:p>22439.5</text:p>
          </table:table-cell>
          <table:table-cell office:value-type="float" office:value="22331.8" calcext:value-type="float">
            <text:p>22331.8</text:p>
          </table:table-cell>
          <table:table-cell office:value-type="float" office:value="22210.6" calcext:value-type="float">
            <text:p>22210.6</text:p>
          </table:table-cell>
          <table:table-cell office:value-type="float" office:value="21811.4" calcext:value-type="float">
            <text:p>21811.4</text:p>
          </table:table-cell>
          <table:table-cell office:value-type="float" office:value="21616" calcext:value-type="float">
            <text:p>21616</text:p>
          </table:table-cell>
          <table:table-cell office:value-type="float" office:value="21597.1" calcext:value-type="float">
            <text:p>21597.1</text:p>
          </table:table-cell>
          <table:table-cell office:value-type="float" office:value="21589.2" calcext:value-type="float">
            <text:p>21589.2</text:p>
          </table:table-cell>
          <table:table-cell office:value-type="float" office:value="21594.1" calcext:value-type="float">
            <text:p>21594.1</text:p>
          </table:table-cell>
          <table:table-cell office:value-type="float" office:value="21556.8" calcext:value-type="float">
            <text:p>21556.8</text:p>
          </table:table-cell>
          <table:table-cell office:value-type="float" office:value="21554.7" calcext:value-type="float">
            <text:p>21554.7</text:p>
          </table:table-cell>
          <table:table-cell office:value-type="float" office:value="21543.7" calcext:value-type="float">
            <text:p>21543.7</text:p>
          </table:table-cell>
          <table:table-cell office:value-type="float" office:value="21498.8" calcext:value-type="float">
            <text:p>21498.8</text:p>
          </table:table-cell>
          <table:table-cell office:value-type="float" office:value="21341.3" calcext:value-type="float">
            <text:p>21341.3</text:p>
          </table:table-cell>
          <table:table-cell office:value-type="float" office:value="20711.5" calcext:value-type="float">
            <text:p>20711.5</text:p>
          </table:table-cell>
          <table:table-cell office:value-type="float" office:value="20435.1" calcext:value-type="float">
            <text:p>20435.1</text:p>
          </table:table-cell>
          <table:table-cell office:value-type="float" office:value="20429.9" calcext:value-type="float">
            <text:p>20429.9</text:p>
          </table:table-cell>
          <table:table-cell office:value-type="float" office:value="20428.3" calcext:value-type="float">
            <text:p>20428.3</text:p>
          </table:table-cell>
          <table:table-cell office:value-type="float" office:value="20422.6" calcext:value-type="float">
            <text:p>20422.6</text:p>
          </table:table-cell>
          <table:table-cell office:value-type="float" office:value="20414.8" calcext:value-type="float">
            <text:p>20414.8</text:p>
          </table:table-cell>
          <table:table-cell office:value-type="float" office:value="20409.8" calcext:value-type="float">
            <text:p>20409.8</text:p>
          </table:table-cell>
          <table:table-cell office:value-type="float" office:value="20395.5" calcext:value-type="float">
            <text:p>20395.5</text:p>
          </table:table-cell>
          <table:table-cell office:value-type="float" office:value="20360.8" calcext:value-type="float">
            <text:p>20360.8</text:p>
          </table:table-cell>
          <table:table-cell office:value-type="float" office:value="20340.4" calcext:value-type="float">
            <text:p>20340.4</text:p>
          </table:table-cell>
          <table:table-cell office:value-type="float" office:value="20316.2" calcext:value-type="float">
            <text:p>20316.2</text:p>
          </table:table-cell>
          <table:table-cell office:value-type="float" office:value="20294.6" calcext:value-type="float">
            <text:p>20294.6</text:p>
          </table:table-cell>
          <table:table-cell office:value-type="float" office:value="20236.5" calcext:value-type="float">
            <text:p>20236.5</text:p>
          </table:table-cell>
          <table:table-cell office:value-type="float" office:value="20224.6" calcext:value-type="float">
            <text:p>20224.6</text:p>
          </table:table-cell>
          <table:table-cell office:value-type="float" office:value="20197" calcext:value-type="float">
            <text:p>20197</text:p>
          </table:table-cell>
          <table:table-cell office:value-type="float" office:value="20121.2" calcext:value-type="float">
            <text:p>20121.2</text:p>
          </table:table-cell>
          <table:table-cell office:value-type="float" office:value="19986" calcext:value-type="float">
            <text:p>19986</text:p>
          </table:table-cell>
          <table:table-cell office:value-type="float" office:value="19950.1" calcext:value-type="float">
            <text:p>19950.1</text:p>
          </table:table-cell>
          <table:table-cell office:value-type="float" office:value="19948.5" calcext:value-type="float">
            <text:p>19948.5</text:p>
          </table:table-cell>
          <table:table-cell office:value-type="float" office:value="19939.2" calcext:value-type="float">
            <text:p>19939.2</text:p>
          </table:table-cell>
          <table:table-cell office:value-type="float" office:value="19939.3" calcext:value-type="float">
            <text:p>19939.3</text:p>
          </table:table-cell>
          <table:table-cell office:value-type="float" office:value="19923.8" calcext:value-type="float">
            <text:p>19923.8</text:p>
          </table:table-cell>
          <table:table-cell office:value-type="float" office:value="19891.8" calcext:value-type="float">
            <text:p>19891.8</text:p>
          </table:table-cell>
          <table:table-cell office:value-type="float" office:value="19854.4" calcext:value-type="float">
            <text:p>19854.4</text:p>
          </table:table-cell>
          <table:table-cell office:value-type="float" office:value="19766.8" calcext:value-type="float">
            <text:p>19766.8</text:p>
          </table:table-cell>
          <table:table-cell office:value-type="float" office:value="19461" calcext:value-type="float">
            <text:p>19461</text:p>
          </table:table-cell>
          <table:table-cell office:value-type="float" office:value="19291.7" calcext:value-type="float">
            <text:p>19291.7</text:p>
          </table:table-cell>
          <table:table-cell office:value-type="float" office:value="19282.8" calcext:value-type="float">
            <text:p>19282.8</text:p>
          </table:table-cell>
          <table:table-cell office:value-type="float" office:value="19278.7" calcext:value-type="float">
            <text:p>19278.7</text:p>
          </table:table-cell>
          <table:table-cell office:value-type="float" office:value="19225.2" calcext:value-type="float">
            <text:p>19225.2</text:p>
          </table:table-cell>
          <table:table-cell office:value-type="float" office:value="19147.1" calcext:value-type="float">
            <text:p>19147.1</text:p>
          </table:table-cell>
          <table:table-cell office:value-type="float" office:value="19119.5" calcext:value-type="float">
            <text:p>19119.5</text:p>
          </table:table-cell>
          <table:table-cell office:value-type="float" office:value="19113.6" calcext:value-type="float">
            <text:p>19113.6</text:p>
          </table:table-cell>
          <table:table-cell office:value-type="float" office:value="19095.7" calcext:value-type="float">
            <text:p>19095.7</text:p>
          </table:table-cell>
          <table:table-cell office:value-type="float" office:value="19088" calcext:value-type="float">
            <text:p>19088</text:p>
          </table:table-cell>
          <table:table-cell office:value-type="float" office:value="19087.8" calcext:value-type="float">
            <text:p>19087.8</text:p>
          </table:table-cell>
          <table:table-cell office:value-type="float" office:value="19087.7" calcext:value-type="float">
            <text:p>19087.7</text:p>
          </table:table-cell>
          <table:table-cell office:value-type="float" office:value="19086.9" calcext:value-type="float">
            <text:p>19086.9</text:p>
          </table:table-cell>
          <table:table-cell office:value-type="float" office:value="19085.4" calcext:value-type="float">
            <text:p>19085.4</text:p>
          </table:table-cell>
          <table:table-cell office:value-type="float" office:value="19083.9" calcext:value-type="float">
            <text:p>19083.9</text:p>
          </table:table-cell>
          <table:table-cell office:value-type="float" office:value="19081.6" calcext:value-type="float">
            <text:p>19081.6</text:p>
          </table:table-cell>
          <table:table-cell office:value-type="float" office:value="19075" calcext:value-type="float">
            <text:p>19075</text:p>
          </table:table-cell>
          <table:table-cell office:value-type="float" office:value="19032" calcext:value-type="float">
            <text:p>19032</text:p>
          </table:table-cell>
          <table:table-cell office:value-type="float" office:value="18945.8" calcext:value-type="float">
            <text:p>18945.8</text:p>
          </table:table-cell>
          <table:table-cell office:value-type="float" office:value="18862.5" calcext:value-type="float">
            <text:p>18862.5</text:p>
          </table:table-cell>
          <table:table-cell office:value-type="float" office:value="18872.3" calcext:value-type="float">
            <text:p>18872.3</text:p>
          </table:table-cell>
          <table:table-cell office:value-type="float" office:value="18875.1" calcext:value-type="float">
            <text:p>18875.1</text:p>
          </table:table-cell>
          <table:table-cell office:value-type="float" office:value="18858.4" calcext:value-type="float">
            <text:p>18858.4</text:p>
          </table:table-cell>
          <table:table-cell office:value-type="float" office:value="18863.3" calcext:value-type="float">
            <text:p>18863.3</text:p>
          </table:table-cell>
          <table:table-cell office:value-type="float" office:value="18804.3" calcext:value-type="float">
            <text:p>18804.3</text:p>
          </table:table-cell>
          <table:table-cell office:value-type="float" office:value="18602.6" calcext:value-type="float">
            <text:p>18602.6</text:p>
          </table:table-cell>
          <table:table-cell office:value-type="float" office:value="18517.1" calcext:value-type="float">
            <text:p>18517.1</text:p>
          </table:table-cell>
          <table:table-cell office:value-type="float" office:value="18512.1" calcext:value-type="float">
            <text:p>18512.1</text:p>
          </table:table-cell>
          <table:table-cell office:value-type="float" office:value="18483.8" calcext:value-type="float">
            <text:p>18483.8</text:p>
          </table:table-cell>
          <table:table-cell office:value-type="float" office:value="18417.6" calcext:value-type="float">
            <text:p>18417.6</text:p>
          </table:table-cell>
          <table:table-cell office:value-type="float" office:value="18405.2" calcext:value-type="float">
            <text:p>18405.2</text:p>
          </table:table-cell>
          <table:table-cell office:value-type="float" office:value="18408.5" calcext:value-type="float">
            <text:p>18408.5</text:p>
          </table:table-cell>
          <table:table-cell office:value-type="float" office:value="18403.1" calcext:value-type="float">
            <text:p>18403.1</text:p>
          </table:table-cell>
          <table:table-cell office:value-type="float" office:value="18402.5" calcext:value-type="float">
            <text:p>18402.5</text:p>
          </table:table-cell>
          <table:table-cell office:value-type="float" office:value="18354.2" calcext:value-type="float">
            <text:p>18354.2</text:p>
          </table:table-cell>
          <table:table-cell office:value-type="float" office:value="18319.2" calcext:value-type="float">
            <text:p>18319.2</text:p>
          </table:table-cell>
          <table:table-cell office:value-type="float" office:value="18326.4" calcext:value-type="float">
            <text:p>18326.4</text:p>
          </table:table-cell>
          <table:table-cell office:value-type="float" office:value="18271.5" calcext:value-type="float">
            <text:p>18271.5</text:p>
          </table:table-cell>
          <table:table-cell office:value-type="float" office:value="18194" calcext:value-type="float">
            <text:p>18194</text:p>
          </table:table-cell>
          <table:table-cell office:value-type="float" office:value="18169.9" calcext:value-type="float">
            <text:p>18169.9</text:p>
          </table:table-cell>
          <table:table-cell office:value-type="float" office:value="18166.8" calcext:value-type="float">
            <text:p>18166.8</text:p>
          </table:table-cell>
          <table:table-cell office:value-type="float" office:value="18153.9" calcext:value-type="float">
            <text:p>18153.9</text:p>
          </table:table-cell>
          <table:table-cell office:value-type="float" office:value="18129.6" calcext:value-type="float">
            <text:p>18129.6</text:p>
          </table:table-cell>
          <table:table-cell office:value-type="float" office:value="18081.3" calcext:value-type="float">
            <text:p>18081.3</text:p>
          </table:table-cell>
          <table:table-cell office:value-type="float" office:value="18045.8" calcext:value-type="float">
            <text:p>18045.8</text:p>
          </table:table-cell>
          <table:table-cell office:value-type="float" office:value="18045.5" calcext:value-type="float">
            <text:p>18045.5</text:p>
          </table:table-cell>
          <table:table-cell office:value-type="float" office:value="18052.3" calcext:value-type="float">
            <text:p>18052.3</text:p>
          </table:table-cell>
          <table:table-cell office:value-type="float" office:value="18039.2" calcext:value-type="float">
            <text:p>18039.2</text:p>
          </table:table-cell>
          <table:table-cell office:value-type="float" office:value="18021.5" calcext:value-type="float">
            <text:p>18021.5</text:p>
          </table:table-cell>
          <table:table-cell office:value-type="float" office:value="17938.5" calcext:value-type="float">
            <text:p>17938.5</text:p>
          </table:table-cell>
          <table:table-cell office:value-type="float" office:value="17893.2" calcext:value-type="float">
            <text:p>17893.2</text:p>
          </table:table-cell>
          <table:table-cell table:number-columns-repeated="2" office:value-type="float" office:value="17886.9" calcext:value-type="float">
            <text:p>17886.9</text:p>
          </table:table-cell>
          <table:table-cell office:value-type="float" office:value="17887.5" calcext:value-type="float">
            <text:p>17887.5</text:p>
          </table:table-cell>
          <table:table-cell office:value-type="float" office:value="17888.7" calcext:value-type="float">
            <text:p>17888.7</text:p>
          </table:table-cell>
          <table:table-cell office:value-type="float" office:value="17884.5" calcext:value-type="float">
            <text:p>17884.5</text:p>
          </table:table-cell>
          <table:table-cell office:value-type="float" office:value="17873.6" calcext:value-type="float">
            <text:p>17873.6</text:p>
          </table:table-cell>
          <table:table-cell office:value-type="float" office:value="17843.9" calcext:value-type="float">
            <text:p>17843.9</text:p>
          </table:table-cell>
          <table:table-cell office:value-type="float" office:value="17844.8" calcext:value-type="float">
            <text:p>17844.8</text:p>
          </table:table-cell>
          <table:table-cell office:value-type="float" office:value="17837.6" calcext:value-type="float">
            <text:p>17837.6</text:p>
          </table:table-cell>
          <table:table-cell table:number-columns-repeated="8" office:value-type="float" office:value="17835.4" calcext:value-type="float">
            <text:p>17835.4</text:p>
          </table:table-cell>
          <table:table-cell office:value-type="float" office:value="17856.6" calcext:value-type="float">
            <text:p>17856.6</text:p>
          </table:table-cell>
          <table:table-cell office:value-type="float" office:value="17853.2" calcext:value-type="float">
            <text:p>17853.2</text:p>
          </table:table-cell>
          <table:table-cell office:value-type="float" office:value="17849.2" calcext:value-type="float">
            <text:p>17849.2</text:p>
          </table:table-cell>
          <table:table-cell office:value-type="float" office:value="17840.3" calcext:value-type="float">
            <text:p>17840.3</text:p>
          </table:table-cell>
          <table:table-cell office:value-type="float" office:value="17818.4" calcext:value-type="float">
            <text:p>17818.4</text:p>
          </table:table-cell>
          <table:table-cell office:value-type="float" office:value="17814.7" calcext:value-type="float">
            <text:p>17814.7</text:p>
          </table:table-cell>
          <table:table-cell office:value-type="float" office:value="17807.8" calcext:value-type="float">
            <text:p>17807.8</text:p>
          </table:table-cell>
          <table:table-cell office:value-type="float" office:value="17815.7" calcext:value-type="float">
            <text:p>17815.7</text:p>
          </table:table-cell>
          <table:table-cell office:value-type="float" office:value="17821.9" calcext:value-type="float">
            <text:p>17821.9</text:p>
          </table:table-cell>
          <table:table-cell office:value-type="float" office:value="17801.2" calcext:value-type="float">
            <text:p>17801.2</text:p>
          </table:table-cell>
          <table:table-cell table:number-columns-repeated="2" office:value-type="float" office:value="17801" calcext:value-type="float">
            <text:p>17801</text:p>
          </table:table-cell>
          <table:table-cell office:value-type="float" office:value="17810.5" calcext:value-type="float">
            <text:p>17810.5</text:p>
          </table:table-cell>
          <table:table-cell office:value-type="float" office:value="17801.1" calcext:value-type="float">
            <text:p>17801.1</text:p>
          </table:table-cell>
          <table:table-cell office:value-type="float" office:value="17801" calcext:value-type="float">
            <text:p>17801</text:p>
          </table:table-cell>
          <table:table-cell office:value-type="float" office:value="17805.9" calcext:value-type="float">
            <text:p>17805.9</text:p>
          </table:table-cell>
          <table:table-cell office:value-type="float" office:value="17807.4" calcext:value-type="float">
            <text:p>17807.4</text:p>
          </table:table-cell>
        </table:table-row>
        <table:table-row table:style-name="ro1">
          <table:table-cell table:number-columns-repeated="2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4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0 </text:p>
          </table:table-cell>
          <table:table-cell office:value-type="string" calcext:value-type="string">
            <text:p><text:s/>Crossover Rate: 100</text:p>
          </table:table-cell>
          <table:table-cell office:value-type="string" calcext:value-type="string">
            <text:p>Run: 4</text:p>
          </table:table-cell>
          <table:table-cell table:number-columns-repeated="195"/>
        </table:table-row>
        <table:table-row table:style-name="ro1">
          <table:table-cell table:number-columns-repeated="4" office:value-type="float" office:value="24928.9" calcext:value-type="float">
            <text:p>24928.9</text:p>
          </table:table-cell>
          <table:table-cell table:number-columns-repeated="5" office:value-type="float" office:value="24060.1" calcext:value-type="float">
            <text:p>24060.1</text:p>
          </table:table-cell>
          <table:table-cell table:number-columns-repeated="8" office:value-type="float" office:value="22628.4" calcext:value-type="float">
            <text:p>22628.4</text:p>
          </table:table-cell>
          <table:table-cell table:number-columns-repeated="4" office:value-type="float" office:value="22444.9" calcext:value-type="float">
            <text:p>22444.9</text:p>
          </table:table-cell>
          <table:table-cell table:number-columns-repeated="4" office:value-type="float" office:value="22319.8" calcext:value-type="float">
            <text:p>22319.8</text:p>
          </table:table-cell>
          <table:table-cell table:number-columns-repeated="6" office:value-type="float" office:value="22114.6" calcext:value-type="float">
            <text:p>22114.6</text:p>
          </table:table-cell>
          <table:table-cell table:number-columns-repeated="3" office:value-type="float" office:value="21804.8" calcext:value-type="float">
            <text:p>21804.8</text:p>
          </table:table-cell>
          <table:table-cell table:number-columns-repeated="6" office:value-type="float" office:value="21796.8" calcext:value-type="float">
            <text:p>21796.8</text:p>
          </table:table-cell>
          <table:table-cell table:number-columns-repeated="3" office:value-type="float" office:value="21433.7" calcext:value-type="float">
            <text:p>21433.7</text:p>
          </table:table-cell>
          <table:table-cell table:number-columns-repeated="3" office:value-type="float" office:value="20646" calcext:value-type="float">
            <text:p>20646</text:p>
          </table:table-cell>
          <table:table-cell office:value-type="float" office:value="20593.1" calcext:value-type="float">
            <text:p>20593.1</text:p>
          </table:table-cell>
          <table:table-cell table:number-columns-repeated="14" office:value-type="float" office:value="20519.8" calcext:value-type="float">
            <text:p>20519.8</text:p>
          </table:table-cell>
          <table:table-cell table:number-columns-repeated="8" office:value-type="float" office:value="20511.1" calcext:value-type="float">
            <text:p>20511.1</text:p>
          </table:table-cell>
          <table:table-cell table:number-columns-repeated="3" office:value-type="float" office:value="19929.9" calcext:value-type="float">
            <text:p>19929.9</text:p>
          </table:table-cell>
          <table:table-cell table:number-columns-repeated="9" office:value-type="float" office:value="19927.6" calcext:value-type="float">
            <text:p>19927.6</text:p>
          </table:table-cell>
          <table:table-cell table:number-columns-repeated="16" office:value-type="float" office:value="19895" calcext:value-type="float">
            <text:p>19895</text:p>
          </table:table-cell>
          <table:table-cell table:number-columns-repeated="105"/>
        </table:table-row>
        <table:table-row table:style-name="ro1">
          <table:table-cell office:value-type="float" office:value="29553.2" calcext:value-type="float">
            <text:p>29553.2</text:p>
          </table:table-cell>
          <table:table-cell office:value-type="float" office:value="27599" calcext:value-type="float">
            <text:p>27599</text:p>
          </table:table-cell>
          <table:table-cell office:value-type="float" office:value="26153" calcext:value-type="float">
            <text:p>26153</text:p>
          </table:table-cell>
          <table:table-cell office:value-type="float" office:value="25317.2" calcext:value-type="float">
            <text:p>25317.2</text:p>
          </table:table-cell>
          <table:table-cell office:value-type="float" office:value="25172.5" calcext:value-type="float">
            <text:p>25172.5</text:p>
          </table:table-cell>
          <table:table-cell office:value-type="float" office:value="25134.9" calcext:value-type="float">
            <text:p>25134.9</text:p>
          </table:table-cell>
          <table:table-cell office:value-type="float" office:value="24970.4" calcext:value-type="float">
            <text:p>24970.4</text:p>
          </table:table-cell>
          <table:table-cell office:value-type="float" office:value="24531.8" calcext:value-type="float">
            <text:p>24531.8</text:p>
          </table:table-cell>
          <table:table-cell office:value-type="float" office:value="24305.3" calcext:value-type="float">
            <text:p>24305.3</text:p>
          </table:table-cell>
          <table:table-cell office:value-type="float" office:value="24304.9" calcext:value-type="float">
            <text:p>24304.9</text:p>
          </table:table-cell>
          <table:table-cell office:value-type="float" office:value="24227.4" calcext:value-type="float">
            <text:p>24227.4</text:p>
          </table:table-cell>
          <table:table-cell office:value-type="float" office:value="24014.2" calcext:value-type="float">
            <text:p>24014.2</text:p>
          </table:table-cell>
          <table:table-cell office:value-type="float" office:value="23262.4" calcext:value-type="float">
            <text:p>23262.4</text:p>
          </table:table-cell>
          <table:table-cell office:value-type="float" office:value="22860.6" calcext:value-type="float">
            <text:p>22860.6</text:p>
          </table:table-cell>
          <table:table-cell office:value-type="float" office:value="22856.6" calcext:value-type="float">
            <text:p>22856.6</text:p>
          </table:table-cell>
          <table:table-cell office:value-type="float" office:value="22865.2" calcext:value-type="float">
            <text:p>22865.2</text:p>
          </table:table-cell>
          <table:table-cell office:value-type="float" office:value="22858.8" calcext:value-type="float">
            <text:p>22858.8</text:p>
          </table:table-cell>
          <table:table-cell office:value-type="float" office:value="22854.7" calcext:value-type="float">
            <text:p>22854.7</text:p>
          </table:table-cell>
          <table:table-cell office:value-type="float" office:value="22851" calcext:value-type="float">
            <text:p>22851</text:p>
          </table:table-cell>
          <table:table-cell office:value-type="float" office:value="22819.7" calcext:value-type="float">
            <text:p>22819.7</text:p>
          </table:table-cell>
          <table:table-cell office:value-type="float" office:value="22730.5" calcext:value-type="float">
            <text:p>22730.5</text:p>
          </table:table-cell>
          <table:table-cell office:value-type="float" office:value="22670.1" calcext:value-type="float">
            <text:p>22670.1</text:p>
          </table:table-cell>
          <table:table-cell office:value-type="float" office:value="22667.3" calcext:value-type="float">
            <text:p>22667.3</text:p>
          </table:table-cell>
          <table:table-cell office:value-type="float" office:value="22642.1" calcext:value-type="float">
            <text:p>22642.1</text:p>
          </table:table-cell>
          <table:table-cell office:value-type="float" office:value="22572.6" calcext:value-type="float">
            <text:p>22572.6</text:p>
          </table:table-cell>
          <table:table-cell office:value-type="float" office:value="22542.7" calcext:value-type="float">
            <text:p>22542.7</text:p>
          </table:table-cell>
          <table:table-cell office:value-type="float" office:value="22528" calcext:value-type="float">
            <text:p>22528</text:p>
          </table:table-cell>
          <table:table-cell office:value-type="float" office:value="22472.1" calcext:value-type="float">
            <text:p>22472.1</text:p>
          </table:table-cell>
          <table:table-cell office:value-type="float" office:value="22388.4" calcext:value-type="float">
            <text:p>22388.4</text:p>
          </table:table-cell>
          <table:table-cell office:value-type="float" office:value="22338.1" calcext:value-type="float">
            <text:p>22338.1</text:p>
          </table:table-cell>
          <table:table-cell office:value-type="float" office:value="22337.4" calcext:value-type="float">
            <text:p>22337.4</text:p>
          </table:table-cell>
          <table:table-cell office:value-type="float" office:value="22334.3" calcext:value-type="float">
            <text:p>22334.3</text:p>
          </table:table-cell>
          <table:table-cell office:value-type="float" office:value="22324.9" calcext:value-type="float">
            <text:p>22324.9</text:p>
          </table:table-cell>
          <table:table-cell office:value-type="float" office:value="22272.1" calcext:value-type="float">
            <text:p>22272.1</text:p>
          </table:table-cell>
          <table:table-cell office:value-type="float" office:value="22128.9" calcext:value-type="float">
            <text:p>22128.9</text:p>
          </table:table-cell>
          <table:table-cell office:value-type="float" office:value="22024.7" calcext:value-type="float">
            <text:p>22024.7</text:p>
          </table:table-cell>
          <table:table-cell office:value-type="float" office:value="22021.6" calcext:value-type="float">
            <text:p>22021.6</text:p>
          </table:table-cell>
          <table:table-cell office:value-type="float" office:value="22022.7" calcext:value-type="float">
            <text:p>22022.7</text:p>
          </table:table-cell>
          <table:table-cell office:value-type="float" office:value="22016.2" calcext:value-type="float">
            <text:p>22016.2</text:p>
          </table:table-cell>
          <table:table-cell office:value-type="float" office:value="22016.5" calcext:value-type="float">
            <text:p>22016.5</text:p>
          </table:table-cell>
          <table:table-cell office:value-type="float" office:value="22012.9" calcext:value-type="float">
            <text:p>22012.9</text:p>
          </table:table-cell>
          <table:table-cell office:value-type="float" office:value="21994.3" calcext:value-type="float">
            <text:p>21994.3</text:p>
          </table:table-cell>
          <table:table-cell office:value-type="float" office:value="21927" calcext:value-type="float">
            <text:p>21927</text:p>
          </table:table-cell>
          <table:table-cell office:value-type="float" office:value="21710.3" calcext:value-type="float">
            <text:p>21710.3</text:p>
          </table:table-cell>
          <table:table-cell office:value-type="float" office:value="21526.1" calcext:value-type="float">
            <text:p>21526.1</text:p>
          </table:table-cell>
          <table:table-cell office:value-type="float" office:value="21114.1" calcext:value-type="float">
            <text:p>21114.1</text:p>
          </table:table-cell>
          <table:table-cell office:value-type="float" office:value="20859.6" calcext:value-type="float">
            <text:p>20859.6</text:p>
          </table:table-cell>
          <table:table-cell office:value-type="float" office:value="20851.3" calcext:value-type="float">
            <text:p>20851.3</text:p>
          </table:table-cell>
          <table:table-cell office:value-type="float" office:value="20832.2" calcext:value-type="float">
            <text:p>20832.2</text:p>
          </table:table-cell>
          <table:table-cell office:value-type="float" office:value="20795.1" calcext:value-type="float">
            <text:p>20795.1</text:p>
          </table:table-cell>
          <table:table-cell office:value-type="float" office:value="20742.9" calcext:value-type="float">
            <text:p>20742.9</text:p>
          </table:table-cell>
          <table:table-cell office:value-type="float" office:value="20736.5" calcext:value-type="float">
            <text:p>20736.5</text:p>
          </table:table-cell>
          <table:table-cell office:value-type="float" office:value="20726.4" calcext:value-type="float">
            <text:p>20726.4</text:p>
          </table:table-cell>
          <table:table-cell table:number-columns-repeated="7" office:value-type="float" office:value="20726.3" calcext:value-type="float">
            <text:p>20726.3</text:p>
          </table:table-cell>
          <table:table-cell office:value-type="float" office:value="20727.5" calcext:value-type="float">
            <text:p>20727.5</text:p>
          </table:table-cell>
          <table:table-cell office:value-type="float" office:value="20727.6" calcext:value-type="float">
            <text:p>20727.6</text:p>
          </table:table-cell>
          <table:table-cell office:value-type="float" office:value="20726.8" calcext:value-type="float">
            <text:p>20726.8</text:p>
          </table:table-cell>
          <table:table-cell office:value-type="float" office:value="20723.9" calcext:value-type="float">
            <text:p>20723.9</text:p>
          </table:table-cell>
          <table:table-cell office:value-type="float" office:value="20719.7" calcext:value-type="float">
            <text:p>20719.7</text:p>
          </table:table-cell>
          <table:table-cell table:number-columns-repeated="4" office:value-type="float" office:value="20718.2" calcext:value-type="float">
            <text:p>20718.2</text:p>
          </table:table-cell>
          <table:table-cell office:value-type="float" office:value="20714.6" calcext:value-type="float">
            <text:p>20714.6</text:p>
          </table:table-cell>
          <table:table-cell office:value-type="float" office:value="20677.4" calcext:value-type="float">
            <text:p>20677.4</text:p>
          </table:table-cell>
          <table:table-cell office:value-type="float" office:value="20564.4" calcext:value-type="float">
            <text:p>20564.4</text:p>
          </table:table-cell>
          <table:table-cell office:value-type="float" office:value="20237.4" calcext:value-type="float">
            <text:p>20237.4</text:p>
          </table:table-cell>
          <table:table-cell office:value-type="float" office:value="20131.3" calcext:value-type="float">
            <text:p>20131.3</text:p>
          </table:table-cell>
          <table:table-cell office:value-type="float" office:value="20132.6" calcext:value-type="float">
            <text:p>20132.6</text:p>
          </table:table-cell>
          <table:table-cell office:value-type="float" office:value="20135.2" calcext:value-type="float">
            <text:p>20135.2</text:p>
          </table:table-cell>
          <table:table-cell office:value-type="float" office:value="20138.2" calcext:value-type="float">
            <text:p>20138.2</text:p>
          </table:table-cell>
          <table:table-cell office:value-type="float" office:value="20129.7" calcext:value-type="float">
            <text:p>20129.7</text:p>
          </table:table-cell>
          <table:table-cell office:value-type="float" office:value="20146.1" calcext:value-type="float">
            <text:p>20146.1</text:p>
          </table:table-cell>
          <table:table-cell office:value-type="float" office:value="20131.4" calcext:value-type="float">
            <text:p>20131.4</text:p>
          </table:table-cell>
          <table:table-cell office:value-type="float" office:value="20128.3" calcext:value-type="float">
            <text:p>20128.3</text:p>
          </table:table-cell>
          <table:table-cell office:value-type="float" office:value="20128" calcext:value-type="float">
            <text:p>20128</text:p>
          </table:table-cell>
          <table:table-cell office:value-type="float" office:value="20126.1" calcext:value-type="float">
            <text:p>20126.1</text:p>
          </table:table-cell>
          <table:table-cell office:value-type="float" office:value="20119" calcext:value-type="float">
            <text:p>20119</text:p>
          </table:table-cell>
          <table:table-cell office:value-type="float" office:value="20110" calcext:value-type="float">
            <text:p>20110</text:p>
          </table:table-cell>
          <table:table-cell office:value-type="float" office:value="20101.3" calcext:value-type="float">
            <text:p>20101.3</text:p>
          </table:table-cell>
          <table:table-cell table:number-columns-repeated="3" office:value-type="float" office:value="20096" calcext:value-type="float">
            <text:p>20096</text:p>
          </table:table-cell>
          <table:table-cell office:value-type="float" office:value="20103.8" calcext:value-type="float">
            <text:p>20103.8</text:p>
          </table:table-cell>
          <table:table-cell office:value-type="float" office:value="20106.6" calcext:value-type="float">
            <text:p>20106.6</text:p>
          </table:table-cell>
          <table:table-cell office:value-type="float" office:value="20096.1" calcext:value-type="float">
            <text:p>20096.1</text:p>
          </table:table-cell>
          <table:table-cell table:number-columns-repeated="2" office:value-type="float" office:value="20096" calcext:value-type="float">
            <text:p>20096</text:p>
          </table:table-cell>
          <table:table-cell office:value-type="float" office:value="20102.8" calcext:value-type="float">
            <text:p>20102.8</text:p>
          </table:table-cell>
          <table:table-cell office:value-type="float" office:value="20107.2" calcext:value-type="float">
            <text:p>20107.2</text:p>
          </table:table-cell>
          <table:table-cell office:value-type="float" office:value="20096.1" calcext:value-type="float">
            <text:p>20096.1</text:p>
          </table:table-cell>
          <table:table-cell table:number-columns-repeated="105"/>
        </table:table-row>
        <table:table-row table:style-name="ro1">
          <table:table-cell table:number-columns-repeated="2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5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0 </text:p>
          </table:table-cell>
          <table:table-cell office:value-type="string" calcext:value-type="string">
            <text:p><text:s/>Crossover Rate: 100</text:p>
          </table:table-cell>
          <table:table-cell office:value-type="string" calcext:value-type="string">
            <text:p>Run: 5</text:p>
          </table:table-cell>
          <table:table-cell table:number-columns-repeated="195"/>
        </table:table-row>
        <table:table-row table:style-name="ro1">
          <table:table-cell table:number-columns-repeated="3" office:value-type="float" office:value="25405.4" calcext:value-type="float">
            <text:p>25405.4</text:p>
          </table:table-cell>
          <table:table-cell table:number-columns-repeated="12" office:value-type="float" office:value="25378.3" calcext:value-type="float">
            <text:p>25378.3</text:p>
          </table:table-cell>
          <table:table-cell table:number-columns-repeated="3" office:value-type="float" office:value="25170.1" calcext:value-type="float">
            <text:p>25170.1</text:p>
          </table:table-cell>
          <table:table-cell table:number-columns-repeated="2" office:value-type="float" office:value="25104.1" calcext:value-type="float">
            <text:p>25104.1</text:p>
          </table:table-cell>
          <table:table-cell table:number-columns-repeated="8" office:value-type="float" office:value="24592.3" calcext:value-type="float">
            <text:p>24592.3</text:p>
          </table:table-cell>
          <table:table-cell table:number-columns-repeated="3" office:value-type="float" office:value="24492" calcext:value-type="float">
            <text:p>24492</text:p>
          </table:table-cell>
          <table:table-cell table:number-columns-repeated="2" office:value-type="float" office:value="24399.9" calcext:value-type="float">
            <text:p>24399.9</text:p>
          </table:table-cell>
          <table:table-cell table:number-columns-repeated="3" office:value-type="float" office:value="24182.8" calcext:value-type="float">
            <text:p>24182.8</text:p>
          </table:table-cell>
          <table:table-cell office:value-type="float" office:value="23747" calcext:value-type="float">
            <text:p>23747</text:p>
          </table:table-cell>
          <table:table-cell table:number-columns-repeated="3" office:value-type="float" office:value="22739.8" calcext:value-type="float">
            <text:p>22739.8</text:p>
          </table:table-cell>
          <table:table-cell table:number-columns-repeated="7" office:value-type="float" office:value="22190.6" calcext:value-type="float">
            <text:p>22190.6</text:p>
          </table:table-cell>
          <table:table-cell table:number-columns-repeated="16" office:value-type="float" office:value="21969.5" calcext:value-type="float">
            <text:p>21969.5</text:p>
          </table:table-cell>
          <table:table-cell table:number-columns-repeated="139"/>
        </table:table-row>
        <table:table-row table:style-name="ro1">
          <table:table-cell office:value-type="float" office:value="29011.4" calcext:value-type="float">
            <text:p>29011.4</text:p>
          </table:table-cell>
          <table:table-cell office:value-type="float" office:value="27411.5" calcext:value-type="float">
            <text:p>27411.5</text:p>
          </table:table-cell>
          <table:table-cell office:value-type="float" office:value="26106.3" calcext:value-type="float">
            <text:p>26106.3</text:p>
          </table:table-cell>
          <table:table-cell office:value-type="float" office:value="25675" calcext:value-type="float">
            <text:p>25675</text:p>
          </table:table-cell>
          <table:table-cell office:value-type="float" office:value="25660.9" calcext:value-type="float">
            <text:p>25660.9</text:p>
          </table:table-cell>
          <table:table-cell office:value-type="float" office:value="25658.2" calcext:value-type="float">
            <text:p>25658.2</text:p>
          </table:table-cell>
          <table:table-cell office:value-type="float" office:value="25641.1" calcext:value-type="float">
            <text:p>25641.1</text:p>
          </table:table-cell>
          <table:table-cell office:value-type="float" office:value="25637.4" calcext:value-type="float">
            <text:p>25637.4</text:p>
          </table:table-cell>
          <table:table-cell office:value-type="float" office:value="25634.4" calcext:value-type="float">
            <text:p>25634.4</text:p>
          </table:table-cell>
          <table:table-cell table:number-columns-repeated="2" office:value-type="float" office:value="25634.3" calcext:value-type="float">
            <text:p>25634.3</text:p>
          </table:table-cell>
          <table:table-cell office:value-type="float" office:value="25635.6" calcext:value-type="float">
            <text:p>25635.6</text:p>
          </table:table-cell>
          <table:table-cell office:value-type="float" office:value="25635.1" calcext:value-type="float">
            <text:p>25635.1</text:p>
          </table:table-cell>
          <table:table-cell office:value-type="float" office:value="25634.4" calcext:value-type="float">
            <text:p>25634.4</text:p>
          </table:table-cell>
          <table:table-cell office:value-type="float" office:value="25634.3" calcext:value-type="float">
            <text:p>25634.3</text:p>
          </table:table-cell>
          <table:table-cell office:value-type="float" office:value="25632.3" calcext:value-type="float">
            <text:p>25632.3</text:p>
          </table:table-cell>
          <table:table-cell office:value-type="float" office:value="25634.2" calcext:value-type="float">
            <text:p>25634.2</text:p>
          </table:table-cell>
          <table:table-cell office:value-type="float" office:value="25569.9" calcext:value-type="float">
            <text:p>25569.9</text:p>
          </table:table-cell>
          <table:table-cell office:value-type="float" office:value="25450" calcext:value-type="float">
            <text:p>25450</text:p>
          </table:table-cell>
          <table:table-cell office:value-type="float" office:value="25421.7" calcext:value-type="float">
            <text:p>25421.7</text:p>
          </table:table-cell>
          <table:table-cell office:value-type="float" office:value="25406.4" calcext:value-type="float">
            <text:p>25406.4</text:p>
          </table:table-cell>
          <table:table-cell office:value-type="float" office:value="25335.5" calcext:value-type="float">
            <text:p>25335.5</text:p>
          </table:table-cell>
          <table:table-cell office:value-type="float" office:value="25210.4" calcext:value-type="float">
            <text:p>25210.4</text:p>
          </table:table-cell>
          <table:table-cell office:value-type="float" office:value="24939.6" calcext:value-type="float">
            <text:p>24939.6</text:p>
          </table:table-cell>
          <table:table-cell office:value-type="float" office:value="24841.4" calcext:value-type="float">
            <text:p>24841.4</text:p>
          </table:table-cell>
          <table:table-cell office:value-type="float" office:value="24842.1" calcext:value-type="float">
            <text:p>24842.1</text:p>
          </table:table-cell>
          <table:table-cell office:value-type="float" office:value="24843.4" calcext:value-type="float">
            <text:p>24843.4</text:p>
          </table:table-cell>
          <table:table-cell office:value-type="float" office:value="24847.2" calcext:value-type="float">
            <text:p>24847.2</text:p>
          </table:table-cell>
          <table:table-cell office:value-type="float" office:value="24842.1" calcext:value-type="float">
            <text:p>24842.1</text:p>
          </table:table-cell>
          <table:table-cell office:value-type="float" office:value="24852.4" calcext:value-type="float">
            <text:p>24852.4</text:p>
          </table:table-cell>
          <table:table-cell office:value-type="float" office:value="24830.4" calcext:value-type="float">
            <text:p>24830.4</text:p>
          </table:table-cell>
          <table:table-cell office:value-type="float" office:value="24793.9" calcext:value-type="float">
            <text:p>24793.9</text:p>
          </table:table-cell>
          <table:table-cell office:value-type="float" office:value="24740.4" calcext:value-type="float">
            <text:p>24740.4</text:p>
          </table:table-cell>
          <table:table-cell office:value-type="float" office:value="24716.9" calcext:value-type="float">
            <text:p>24716.9</text:p>
          </table:table-cell>
          <table:table-cell office:value-type="float" office:value="24674.8" calcext:value-type="float">
            <text:p>24674.8</text:p>
          </table:table-cell>
          <table:table-cell office:value-type="float" office:value="24608.9" calcext:value-type="float">
            <text:p>24608.9</text:p>
          </table:table-cell>
          <table:table-cell office:value-type="float" office:value="24504" calcext:value-type="float">
            <text:p>24504</text:p>
          </table:table-cell>
          <table:table-cell office:value-type="float" office:value="24398" calcext:value-type="float">
            <text:p>24398</text:p>
          </table:table-cell>
          <table:table-cell office:value-type="float" office:value="24216.4" calcext:value-type="float">
            <text:p>24216.4</text:p>
          </table:table-cell>
          <table:table-cell office:value-type="float" office:value="23807.5" calcext:value-type="float">
            <text:p>23807.5</text:p>
          </table:table-cell>
          <table:table-cell office:value-type="float" office:value="23188.4" calcext:value-type="float">
            <text:p>23188.4</text:p>
          </table:table-cell>
          <table:table-cell office:value-type="float" office:value="22960.3" calcext:value-type="float">
            <text:p>22960.3</text:p>
          </table:table-cell>
          <table:table-cell office:value-type="float" office:value="22888.7" calcext:value-type="float">
            <text:p>22888.7</text:p>
          </table:table-cell>
          <table:table-cell office:value-type="float" office:value="22644" calcext:value-type="float">
            <text:p>22644</text:p>
          </table:table-cell>
          <table:table-cell office:value-type="float" office:value="22421.9" calcext:value-type="float">
            <text:p>22421.9</text:p>
          </table:table-cell>
          <table:table-cell office:value-type="float" office:value="22417.2" calcext:value-type="float">
            <text:p>22417.2</text:p>
          </table:table-cell>
          <table:table-cell office:value-type="float" office:value="22416.9" calcext:value-type="float">
            <text:p>22416.9</text:p>
          </table:table-cell>
          <table:table-cell office:value-type="float" office:value="22426.7" calcext:value-type="float">
            <text:p>22426.7</text:p>
          </table:table-cell>
          <table:table-cell office:value-type="float" office:value="22402.2" calcext:value-type="float">
            <text:p>22402.2</text:p>
          </table:table-cell>
          <table:table-cell office:value-type="float" office:value="22361.3" calcext:value-type="float">
            <text:p>22361.3</text:p>
          </table:table-cell>
          <table:table-cell office:value-type="float" office:value="22247.6" calcext:value-type="float">
            <text:p>22247.6</text:p>
          </table:table-cell>
          <table:table-cell office:value-type="float" office:value="22191.5" calcext:value-type="float">
            <text:p>22191.5</text:p>
          </table:table-cell>
          <table:table-cell office:value-type="float" office:value="22193.3" calcext:value-type="float">
            <text:p>22193.3</text:p>
          </table:table-cell>
          <table:table-cell office:value-type="float" office:value="22190.9" calcext:value-type="float">
            <text:p>22190.9</text:p>
          </table:table-cell>
          <table:table-cell office:value-type="float" office:value="22198.6" calcext:value-type="float">
            <text:p>22198.6</text:p>
          </table:table-cell>
          <table:table-cell office:value-type="float" office:value="22191" calcext:value-type="float">
            <text:p>22191</text:p>
          </table:table-cell>
          <table:table-cell table:number-columns-repeated="4" office:value-type="float" office:value="22190.9" calcext:value-type="float">
            <text:p>22190.9</text:p>
          </table:table-cell>
          <table:table-cell office:value-type="float" office:value="22193" calcext:value-type="float">
            <text:p>22193</text:p>
          </table:table-cell>
          <table:table-cell office:value-type="float" office:value="22190.9" calcext:value-type="float">
            <text:p>22190.9</text:p>
          </table:table-cell>
          <table:table-cell office:value-type="float" office:value="22194.3" calcext:value-type="float">
            <text:p>22194.3</text:p>
          </table:table-cell>
          <table:table-cell table:number-columns-repeated="139"/>
        </table:table-row>
        <table:table-row table:style-name="ro1">
          <table:table-cell table:number-columns-repeated="20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00-00-00</text:date>, <text:time style:data-style-name="N2" text:time-value="12:09:42.2220350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6T12:10:49.338149476</dc:date>
    <dc:creator>Eric </dc:creator>
    <meta:generator>LibreOffice/4.2.7.2$Linux_X86_64 LibreOffice_project/420m0$Build-2</meta:generator>
    <meta:editing-duration>P0D</meta:editing-duration>
    <meta:editing-cycles>2</meta:editing-cycles>
    <meta:document-statistic meta:table-count="1" meta:cell-count="162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34cm" svg:y="0.025cm" chart:style-name="ch2">
          <text:p>Elite Fitness for each Generation</text:p>
        </chart:title>
        <chart:subtitle svg:x="1.275cm" svg:y="0.824cm" chart:style-name="ch3">
          <text:p>Crossover: 100%, Mutation: 0%, Population: 100, K: 5, Dynamic Mutation: Off</text:p>
        </chart:subtitle>
        <chart:legend chart:legend-position="end" svg:x="13.651cm" svg:y="3.205cm" style:legend-expansion="high" chart:style-name="ch4"/>
        <chart:plot-area chart:style-name="ch5" table:cell-range-address="Sheet1.G1:Sheet1.G1 Sheet1.A2:Sheet1.EC2 Sheet1.G6:Sheet1.G6 Sheet1.A7:Sheet1.FO7 Sheet1.G11:Sheet1.G11 Sheet1.A12:Sheet1.GT12 Sheet1.G16:Sheet1.G16 Sheet1.A17:Sheet1.CS17 Sheet1.G21:Sheet1.G21 Sheet1.A22:Sheet1.BK22" chart:data-source-has-labels="column" svg:x="0.319cm" svg:y="1.334cm" svg:width="13.01cm" svg:height="7.485cm">
          <chartooo:coordinate-region svg:x="1.496cm" svg:y="1.533cm" svg:width="11.833cm" svg:height="6.362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A2:Sheet1.EC2" chart:label-cell-address="Sheet1.G1:Sheet1.G1" chart:class="chart:line">
            <chart:data-point chart:repeated="133"/>
          </chart:series>
          <chart:series chart:style-name="ch9" chart:values-cell-range-address="Sheet1.A7:Sheet1.FO7" chart:label-cell-address="Sheet1.G6:Sheet1.G6" chart:class="chart:line">
            <chart:data-point chart:repeated="171"/>
          </chart:series>
          <chart:series chart:style-name="ch10" chart:values-cell-range-address="Sheet1.A12:Sheet1.GT12" chart:label-cell-address="Sheet1.G11:Sheet1.G11" chart:class="chart:line">
            <chart:data-point chart:repeated="202"/>
          </chart:series>
          <chart:series chart:style-name="ch11" chart:values-cell-range-address="Sheet1.A17:Sheet1.CS17" chart:label-cell-address="Sheet1.G16:Sheet1.G16" chart:class="chart:line">
            <chart:data-point chart:repeated="97"/>
          </chart:series>
          <chart:series chart:style-name="ch12" chart:values-cell-range-address="Sheet1.A22:Sheet1.BK22" chart:label-cell-address="Sheet1.G21:Sheet1.G21" chart:class="chart:line">
            <chart:data-point chart:repeated="6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</table:table-row>
          </table:table-header-rows>
          <table:table-rows>
            <table:table-row>
              <table:table-cell office:value-type="string">
                <text:p>Run: 1</text:p>
                <draw:g>
                  <svg:desc>Sheet1.G1:Sheet1.G1</svg:desc>
                </draw:g>
              </table:table-cell>
              <table:table-cell office:value-type="float" office:value="25299.9">
                <text:p>25299.9</text:p>
                <draw:g>
                  <svg:desc>Sheet1.A2:Sheet1.EC2</svg:desc>
                </draw:g>
              </table:table-cell>
              <table:table-cell office:value-type="float" office:value="25299.9">
                <text:p>25299.9</text:p>
              </table:table-cell>
              <table:table-cell office:value-type="float" office:value="25299.9">
                <text:p>25299.9</text:p>
              </table:table-cell>
              <table:table-cell office:value-type="float" office:value="25299.9">
                <text:p>25299.9</text:p>
              </table:table-cell>
              <table:table-cell office:value-type="float" office:value="25299.9">
                <text:p>25299.9</text:p>
              </table:table-cell>
              <table:table-cell office:value-type="float" office:value="25299.9">
                <text:p>25299.9</text:p>
              </table:table-cell>
              <table:table-cell office:value-type="float" office:value="25207.8">
                <text:p>25207.8</text:p>
              </table:table-cell>
              <table:table-cell office:value-type="float" office:value="25207.8">
                <text:p>25207.8</text:p>
              </table:table-cell>
              <table:table-cell office:value-type="float" office:value="23798.5">
                <text:p>23798.5</text:p>
              </table:table-cell>
              <table:table-cell office:value-type="float" office:value="23798.5">
                <text:p>23798.5</text:p>
              </table:table-cell>
              <table:table-cell office:value-type="float" office:value="23798.5">
                <text:p>23798.5</text:p>
              </table:table-cell>
              <table:table-cell office:value-type="float" office:value="23798.5">
                <text:p>23798.5</text:p>
              </table:table-cell>
              <table:table-cell office:value-type="float" office:value="23798.5">
                <text:p>23798.5</text:p>
              </table:table-cell>
              <table:table-cell office:value-type="float" office:value="23167.7">
                <text:p>23167.7</text:p>
              </table:table-cell>
              <table:table-cell office:value-type="float" office:value="23167.7">
                <text:p>23167.7</text:p>
              </table:table-cell>
              <table:table-cell office:value-type="float" office:value="23154.2">
                <text:p>23154.2</text:p>
              </table:table-cell>
              <table:table-cell office:value-type="float" office:value="23154.2">
                <text:p>23154.2</text:p>
              </table:table-cell>
              <table:table-cell office:value-type="float" office:value="23154.2">
                <text:p>23154.2</text:p>
              </table:table-cell>
              <table:table-cell office:value-type="float" office:value="22930.7">
                <text:p>22930.7</text:p>
              </table:table-cell>
              <table:table-cell office:value-type="float" office:value="22930.7">
                <text:p>22930.7</text:p>
              </table:table-cell>
              <table:table-cell office:value-type="float" office:value="22930.7">
                <text:p>22930.7</text:p>
              </table:table-cell>
              <table:table-cell office:value-type="float" office:value="22930.7">
                <text:p>22930.7</text:p>
              </table:table-cell>
              <table:table-cell office:value-type="float" office:value="22930.7">
                <text:p>22930.7</text:p>
              </table:table-cell>
              <table:table-cell office:value-type="float" office:value="22930.7">
                <text:p>22930.7</text:p>
              </table:table-cell>
              <table:table-cell office:value-type="float" office:value="22930.7">
                <text:p>22930.7</text:p>
              </table:table-cell>
              <table:table-cell office:value-type="float" office:value="22930.7">
                <text:p>22930.7</text:p>
              </table:table-cell>
              <table:table-cell office:value-type="float" office:value="22930.7">
                <text:p>22930.7</text:p>
              </table:table-cell>
              <table:table-cell office:value-type="float" office:value="22930.7">
                <text:p>22930.7</text:p>
              </table:table-cell>
              <table:table-cell office:value-type="float" office:value="22390.7">
                <text:p>22390.7</text:p>
              </table:table-cell>
              <table:table-cell office:value-type="float" office:value="22390.7">
                <text:p>22390.7</text:p>
              </table:table-cell>
              <table:table-cell office:value-type="float" office:value="22390.7">
                <text:p>22390.7</text:p>
              </table:table-cell>
              <table:table-cell office:value-type="float" office:value="21999.1">
                <text:p>21999.1</text:p>
              </table:table-cell>
              <table:table-cell office:value-type="float" office:value="21999.1">
                <text:p>21999.1</text:p>
              </table:table-cell>
              <table:table-cell office:value-type="float" office:value="21999.1">
                <text:p>21999.1</text:p>
              </table:table-cell>
              <table:table-cell office:value-type="float" office:value="21899.6">
                <text:p>21899.6</text:p>
              </table:table-cell>
              <table:table-cell office:value-type="float" office:value="21847.6">
                <text:p>21847.6</text:p>
              </table:table-cell>
              <table:table-cell office:value-type="float" office:value="21847.6">
                <text:p>21847.6</text:p>
              </table:table-cell>
              <table:table-cell office:value-type="float" office:value="21683.9">
                <text:p>21683.9</text:p>
              </table:table-cell>
              <table:table-cell office:value-type="float" office:value="21683.9">
                <text:p>21683.9</text:p>
              </table:table-cell>
              <table:table-cell office:value-type="float" office:value="21683.9">
                <text:p>21683.9</text:p>
              </table:table-cell>
              <table:table-cell office:value-type="float" office:value="21679.3">
                <text:p>21679.3</text:p>
              </table:table-cell>
              <table:table-cell office:value-type="float" office:value="21624.7">
                <text:p>21624.7</text:p>
              </table:table-cell>
              <table:table-cell office:value-type="float" office:value="21624.7">
                <text:p>21624.7</text:p>
              </table:table-cell>
              <table:table-cell office:value-type="float" office:value="21624.7">
                <text:p>21624.7</text:p>
              </table:table-cell>
              <table:table-cell office:value-type="float" office:value="21624.7">
                <text:p>21624.7</text:p>
              </table:table-cell>
              <table:table-cell office:value-type="float" office:value="21590.5">
                <text:p>21590.5</text:p>
              </table:table-cell>
              <table:table-cell office:value-type="float" office:value="21590.5">
                <text:p>21590.5</text:p>
              </table:table-cell>
              <table:table-cell office:value-type="float" office:value="21590.5">
                <text:p>21590.5</text:p>
              </table:table-cell>
              <table:table-cell office:value-type="float" office:value="21590.5">
                <text:p>21590.5</text:p>
              </table:table-cell>
              <table:table-cell office:value-type="float" office:value="21055.7">
                <text:p>21055.7</text:p>
              </table:table-cell>
              <table:table-cell office:value-type="float" office:value="21055.7">
                <text:p>21055.7</text:p>
              </table:table-cell>
              <table:table-cell office:value-type="float" office:value="21055.7">
                <text:p>21055.7</text:p>
              </table:table-cell>
              <table:table-cell office:value-type="float" office:value="21001.9">
                <text:p>21001.9</text:p>
              </table:table-cell>
              <table:table-cell office:value-type="float" office:value="20774">
                <text:p>20774</text:p>
              </table:table-cell>
              <table:table-cell office:value-type="float" office:value="20774">
                <text:p>20774</text:p>
              </table:table-cell>
              <table:table-cell office:value-type="float" office:value="20774">
                <text:p>20774</text:p>
              </table:table-cell>
              <table:table-cell office:value-type="float" office:value="20774">
                <text:p>20774</text:p>
              </table:table-cell>
              <table:table-cell office:value-type="float" office:value="20774">
                <text:p>20774</text:p>
              </table:table-cell>
              <table:table-cell office:value-type="float" office:value="20774">
                <text:p>20774</text:p>
              </table:table-cell>
              <table:table-cell office:value-type="float" office:value="20774">
                <text:p>20774</text:p>
              </table:table-cell>
              <table:table-cell office:value-type="float" office:value="20774">
                <text:p>20774</text:p>
              </table:table-cell>
              <table:table-cell office:value-type="float" office:value="20774">
                <text:p>20774</text:p>
              </table:table-cell>
              <table:table-cell office:value-type="float" office:value="20774">
                <text:p>20774</text:p>
              </table:table-cell>
              <table:table-cell office:value-type="float" office:value="20774">
                <text:p>20774</text:p>
              </table:table-cell>
              <table:table-cell office:value-type="float" office:value="20774">
                <text:p>20774</text:p>
              </table:table-cell>
              <table:table-cell office:value-type="float" office:value="20745.5">
                <text:p>20745.5</text:p>
              </table:table-cell>
              <table:table-cell office:value-type="float" office:value="20745.5">
                <text:p>20745.5</text:p>
              </table:table-cell>
              <table:table-cell office:value-type="float" office:value="20720.5">
                <text:p>20720.5</text:p>
              </table:table-cell>
              <table:table-cell office:value-type="float" office:value="20720.5">
                <text:p>20720.5</text:p>
              </table:table-cell>
              <table:table-cell office:value-type="float" office:value="20720.5">
                <text:p>20720.5</text:p>
              </table:table-cell>
              <table:table-cell office:value-type="float" office:value="20326.6">
                <text:p>20326.6</text:p>
              </table:table-cell>
              <table:table-cell office:value-type="float" office:value="20326.6">
                <text:p>20326.6</text:p>
              </table:table-cell>
              <table:table-cell office:value-type="float" office:value="20326.6">
                <text:p>20326.6</text:p>
              </table:table-cell>
              <table:table-cell office:value-type="float" office:value="20326.6">
                <text:p>20326.6</text:p>
              </table:table-cell>
              <table:table-cell office:value-type="float" office:value="20326.6">
                <text:p>20326.6</text:p>
              </table:table-cell>
              <table:table-cell office:value-type="float" office:value="20177.6">
                <text:p>20177.6</text:p>
              </table:table-cell>
              <table:table-cell office:value-type="float" office:value="20177.6">
                <text:p>20177.6</text:p>
              </table:table-cell>
              <table:table-cell office:value-type="float" office:value="20177.6">
                <text:p>20177.6</text:p>
              </table:table-cell>
              <table:table-cell office:value-type="float" office:value="20177.6">
                <text:p>20177.6</text:p>
              </table:table-cell>
              <table:table-cell office:value-type="float" office:value="20177.6">
                <text:p>20177.6</text:p>
              </table:table-cell>
              <table:table-cell office:value-type="float" office:value="20177.6">
                <text:p>20177.6</text:p>
              </table:table-cell>
              <table:table-cell office:value-type="float" office:value="20177.6">
                <text:p>20177.6</text:p>
              </table:table-cell>
              <table:table-cell office:value-type="float" office:value="20177.6">
                <text:p>20177.6</text:p>
              </table:table-cell>
              <table:table-cell office:value-type="float" office:value="20177.6">
                <text:p>20177.6</text:p>
              </table:table-cell>
              <table:table-cell office:value-type="float" office:value="20177.6">
                <text:p>20177.6</text:p>
              </table:table-cell>
              <table:table-cell office:value-type="float" office:value="20177.6">
                <text:p>20177.6</text:p>
              </table:table-cell>
              <table:table-cell office:value-type="float" office:value="20177.6">
                <text:p>20177.6</text:p>
              </table:table-cell>
              <table:table-cell office:value-type="float" office:value="20177.6">
                <text:p>20177.6</text:p>
              </table:table-cell>
              <table:table-cell office:value-type="float" office:value="20023.9">
                <text:p>20023.9</text:p>
              </table:table-cell>
              <table:table-cell office:value-type="float" office:value="20023.9">
                <text:p>20023.9</text:p>
              </table:table-cell>
              <table:table-cell office:value-type="float" office:value="20023.9">
                <text:p>20023.9</text:p>
              </table:table-cell>
              <table:table-cell office:value-type="float" office:value="20023.9">
                <text:p>20023.9</text:p>
              </table:table-cell>
              <table:table-cell office:value-type="float" office:value="20023.9">
                <text:p>20023.9</text:p>
              </table:table-cell>
              <table:table-cell office:value-type="float" office:value="20023.9">
                <text:p>20023.9</text:p>
              </table:table-cell>
              <table:table-cell office:value-type="float" office:value="20023.9">
                <text:p>20023.9</text:p>
              </table:table-cell>
              <table:table-cell office:value-type="float" office:value="20023.9">
                <text:p>20023.9</text:p>
              </table:table-cell>
              <table:table-cell office:value-type="float" office:value="20023.9">
                <text:p>20023.9</text:p>
              </table:table-cell>
              <table:table-cell office:value-type="float" office:value="20023.9">
                <text:p>20023.9</text:p>
              </table:table-cell>
              <table:table-cell office:value-type="float" office:value="20023.9">
                <text:p>20023.9</text:p>
              </table:table-cell>
              <table:table-cell office:value-type="float" office:value="20023.9">
                <text:p>20023.9</text:p>
              </table:table-cell>
              <table:table-cell office:value-type="float" office:value="20023.9">
                <text:p>20023.9</text:p>
              </table:table-cell>
              <table:table-cell office:value-type="float" office:value="20023.9">
                <text:p>20023.9</text:p>
              </table:table-cell>
              <table:table-cell office:value-type="float" office:value="19996.2">
                <text:p>19996.2</text:p>
              </table:table-cell>
              <table:table-cell office:value-type="float" office:value="19760">
                <text:p>19760</text:p>
              </table:table-cell>
              <table:table-cell office:value-type="float" office:value="19700.2">
                <text:p>19700.2</text:p>
              </table:table-cell>
              <table:table-cell office:value-type="float" office:value="19700.2">
                <text:p>19700.2</text:p>
              </table:table-cell>
              <table:table-cell office:value-type="float" office:value="19191">
                <text:p>19191</text:p>
              </table:table-cell>
              <table:table-cell office:value-type="float" office:value="19191">
                <text:p>19191</text:p>
              </table:table-cell>
              <table:table-cell office:value-type="float" office:value="19191">
                <text:p>19191</text:p>
              </table:table-cell>
              <table:table-cell office:value-type="float" office:value="19191">
                <text:p>19191</text:p>
              </table:table-cell>
              <table:table-cell office:value-type="float" office:value="19191">
                <text:p>19191</text:p>
              </table:table-cell>
              <table:table-cell office:value-type="float" office:value="19191">
                <text:p>19191</text:p>
              </table:table-cell>
              <table:table-cell office:value-type="float" office:value="19191">
                <text:p>19191</text:p>
              </table:table-cell>
              <table:table-cell office:value-type="float" office:value="19191">
                <text:p>19191</text:p>
              </table:table-cell>
              <table:table-cell office:value-type="float" office:value="19191">
                <text:p>19191</text:p>
              </table:table-cell>
              <table:table-cell office:value-type="float" office:value="19175.4">
                <text:p>19175.4</text:p>
              </table:table-cell>
              <table:table-cell office:value-type="float" office:value="19175.4">
                <text:p>19175.4</text:p>
              </table:table-cell>
              <table:table-cell office:value-type="float" office:value="19023.8">
                <text:p>19023.8</text:p>
              </table:table-cell>
              <table:table-cell office:value-type="float" office:value="19023.8">
                <text:p>19023.8</text:p>
              </table:table-cell>
              <table:table-cell office:value-type="float" office:value="19023.8">
                <text:p>19023.8</text:p>
              </table:table-cell>
              <table:table-cell office:value-type="float" office:value="19023.8">
                <text:p>19023.8</text:p>
              </table:table-cell>
              <table:table-cell office:value-type="float" office:value="19023.8">
                <text:p>19023.8</text:p>
              </table:table-cell>
              <table:table-cell office:value-type="float" office:value="19023.8">
                <text:p>19023.8</text:p>
              </table:table-cell>
              <table:table-cell office:value-type="float" office:value="19023.8">
                <text:p>19023.8</text:p>
              </table:table-cell>
              <table:table-cell office:value-type="float" office:value="19023.8">
                <text:p>19023.8</text:p>
              </table:table-cell>
              <table:table-cell office:value-type="float" office:value="19023.8">
                <text:p>19023.8</text:p>
              </table:table-cell>
              <table:table-cell office:value-type="float" office:value="19023.8">
                <text:p>19023.8</text:p>
              </table:table-cell>
              <table:table-cell office:value-type="float" office:value="19023.8">
                <text:p>19023.8</text:p>
              </table:table-cell>
              <table:table-cell office:value-type="float" office:value="19023.8">
                <text:p>19023.8</text:p>
              </table:table-cell>
              <table:table-cell office:value-type="float" office:value="19023.8">
                <text:p>19023.8</text:p>
              </table:table-cell>
              <table:table-cell office:value-type="float" office:value="19023.8">
                <text:p>19023.8</text:p>
              </table:table-cell>
              <table:table-cell office:value-type="float" office:value="19023.8">
                <text:p>19023.8</text:p>
              </table:table-cell>
              <table:table-cell office:value-type="float" office:value="19023.8">
                <text:p>19023.8</text:p>
              </table:table-cell>
            </table:table-row>
            <table:table-row>
              <table:table-cell office:value-type="string">
                <text:p>Run: 2</text:p>
                <draw:g>
                  <svg:desc>Sheet1.G6:Sheet1.G6</svg:desc>
                </draw:g>
              </table:table-cell>
              <table:table-cell office:value-type="float" office:value="24180.1">
                <text:p>24180.1</text:p>
                <draw:g>
                  <svg:desc>Sheet1.A7:Sheet1.FO7</svg:desc>
                </draw:g>
              </table:table-cell>
              <table:table-cell office:value-type="float" office:value="24180.1">
                <text:p>24180.1</text:p>
              </table:table-cell>
              <table:table-cell office:value-type="float" office:value="24180.1">
                <text:p>24180.1</text:p>
              </table:table-cell>
              <table:table-cell office:value-type="float" office:value="24180.1">
                <text:p>24180.1</text:p>
              </table:table-cell>
              <table:table-cell office:value-type="float" office:value="23638.7">
                <text:p>23638.7</text:p>
              </table:table-cell>
              <table:table-cell office:value-type="float" office:value="23638.7">
                <text:p>23638.7</text:p>
              </table:table-cell>
              <table:table-cell office:value-type="float" office:value="23638.7">
                <text:p>23638.7</text:p>
              </table:table-cell>
              <table:table-cell office:value-type="float" office:value="23638.7">
                <text:p>23638.7</text:p>
              </table:table-cell>
              <table:table-cell office:value-type="float" office:value="23594.7">
                <text:p>23594.7</text:p>
              </table:table-cell>
              <table:table-cell office:value-type="float" office:value="23594.7">
                <text:p>23594.7</text:p>
              </table:table-cell>
              <table:table-cell office:value-type="float" office:value="23594.7">
                <text:p>23594.7</text:p>
              </table:table-cell>
              <table:table-cell office:value-type="float" office:value="23594.7">
                <text:p>23594.7</text:p>
              </table:table-cell>
              <table:table-cell office:value-type="float" office:value="23504.4">
                <text:p>23504.4</text:p>
              </table:table-cell>
              <table:table-cell office:value-type="float" office:value="23504.4">
                <text:p>23504.4</text:p>
              </table:table-cell>
              <table:table-cell office:value-type="float" office:value="23504.4">
                <text:p>23504.4</text:p>
              </table:table-cell>
              <table:table-cell office:value-type="float" office:value="23504.4">
                <text:p>23504.4</text:p>
              </table:table-cell>
              <table:table-cell office:value-type="float" office:value="23194">
                <text:p>23194</text:p>
              </table:table-cell>
              <table:table-cell office:value-type="float" office:value="23194">
                <text:p>23194</text:p>
              </table:table-cell>
              <table:table-cell office:value-type="float" office:value="23194">
                <text:p>23194</text:p>
              </table:table-cell>
              <table:table-cell office:value-type="float" office:value="23124.4">
                <text:p>23124.4</text:p>
              </table:table-cell>
              <table:table-cell office:value-type="float" office:value="23124.4">
                <text:p>23124.4</text:p>
              </table:table-cell>
              <table:table-cell office:value-type="float" office:value="23124.4">
                <text:p>23124.4</text:p>
              </table:table-cell>
              <table:table-cell office:value-type="float" office:value="23124.4">
                <text:p>23124.4</text:p>
              </table:table-cell>
              <table:table-cell office:value-type="float" office:value="22748.3">
                <text:p>22748.3</text:p>
              </table:table-cell>
              <table:table-cell office:value-type="float" office:value="22748.3">
                <text:p>22748.3</text:p>
              </table:table-cell>
              <table:table-cell office:value-type="float" office:value="22748.3">
                <text:p>22748.3</text:p>
              </table:table-cell>
              <table:table-cell office:value-type="float" office:value="22748.3">
                <text:p>22748.3</text:p>
              </table:table-cell>
              <table:table-cell office:value-type="float" office:value="22748.3">
                <text:p>22748.3</text:p>
              </table:table-cell>
              <table:table-cell office:value-type="float" office:value="21717.4">
                <text:p>21717.4</text:p>
              </table:table-cell>
              <table:table-cell office:value-type="float" office:value="21717.4">
                <text:p>21717.4</text:p>
              </table:table-cell>
              <table:table-cell office:value-type="float" office:value="21717.4">
                <text:p>21717.4</text:p>
              </table:table-cell>
              <table:table-cell office:value-type="float" office:value="21717.4">
                <text:p>21717.4</text:p>
              </table:table-cell>
              <table:table-cell office:value-type="float" office:value="21717.4">
                <text:p>21717.4</text:p>
              </table:table-cell>
              <table:table-cell office:value-type="float" office:value="21346.3">
                <text:p>21346.3</text:p>
              </table:table-cell>
              <table:table-cell office:value-type="float" office:value="21346.3">
                <text:p>21346.3</text:p>
              </table:table-cell>
              <table:table-cell office:value-type="float" office:value="21346.3">
                <text:p>21346.3</text:p>
              </table:table-cell>
              <table:table-cell office:value-type="float" office:value="21346.3">
                <text:p>21346.3</text:p>
              </table:table-cell>
              <table:table-cell office:value-type="float" office:value="21346.3">
                <text:p>21346.3</text:p>
              </table:table-cell>
              <table:table-cell office:value-type="float" office:value="20675.9">
                <text:p>20675.9</text:p>
              </table:table-cell>
              <table:table-cell office:value-type="float" office:value="20675.9">
                <text:p>20675.9</text:p>
              </table:table-cell>
              <table:table-cell office:value-type="float" office:value="20675.9">
                <text:p>20675.9</text:p>
              </table:table-cell>
              <table:table-cell office:value-type="float" office:value="20675.9">
                <text:p>20675.9</text:p>
              </table:table-cell>
              <table:table-cell office:value-type="float" office:value="20675.9">
                <text:p>20675.9</text:p>
              </table:table-cell>
              <table:table-cell office:value-type="float" office:value="20675.9">
                <text:p>20675.9</text:p>
              </table:table-cell>
              <table:table-cell office:value-type="float" office:value="20675.9">
                <text:p>20675.9</text:p>
              </table:table-cell>
              <table:table-cell office:value-type="float" office:value="20675.9">
                <text:p>20675.9</text:p>
              </table:table-cell>
              <table:table-cell office:value-type="float" office:value="20675.9">
                <text:p>20675.9</text:p>
              </table:table-cell>
              <table:table-cell office:value-type="float" office:value="20675.9">
                <text:p>20675.9</text:p>
              </table:table-cell>
              <table:table-cell office:value-type="float" office:value="20675.9">
                <text:p>20675.9</text:p>
              </table:table-cell>
              <table:table-cell office:value-type="float" office:value="20675.9">
                <text:p>20675.9</text:p>
              </table:table-cell>
              <table:table-cell office:value-type="float" office:value="20675.9">
                <text:p>20675.9</text:p>
              </table:table-cell>
              <table:table-cell office:value-type="float" office:value="20190.7">
                <text:p>20190.7</text:p>
              </table:table-cell>
              <table:table-cell office:value-type="float" office:value="20190.7">
                <text:p>20190.7</text:p>
              </table:table-cell>
              <table:table-cell office:value-type="float" office:value="19993.1">
                <text:p>19993.1</text:p>
              </table:table-cell>
              <table:table-cell office:value-type="float" office:value="19993.1">
                <text:p>19993.1</text:p>
              </table:table-cell>
              <table:table-cell office:value-type="float" office:value="19993.1">
                <text:p>19993.1</text:p>
              </table:table-cell>
              <table:table-cell office:value-type="float" office:value="19993.1">
                <text:p>19993.1</text:p>
              </table:table-cell>
              <table:table-cell office:value-type="float" office:value="19993.1">
                <text:p>19993.1</text:p>
              </table:table-cell>
              <table:table-cell office:value-type="float" office:value="19993.1">
                <text:p>19993.1</text:p>
              </table:table-cell>
              <table:table-cell office:value-type="float" office:value="19993.1">
                <text:p>19993.1</text:p>
              </table:table-cell>
              <table:table-cell office:value-type="float" office:value="19993.1">
                <text:p>19993.1</text:p>
              </table:table-cell>
              <table:table-cell office:value-type="float" office:value="19993.1">
                <text:p>19993.1</text:p>
              </table:table-cell>
              <table:table-cell office:value-type="float" office:value="19741.6">
                <text:p>19741.6</text:p>
              </table:table-cell>
              <table:table-cell office:value-type="float" office:value="19741.6">
                <text:p>19741.6</text:p>
              </table:table-cell>
              <table:table-cell office:value-type="float" office:value="19741.6">
                <text:p>19741.6</text:p>
              </table:table-cell>
              <table:table-cell office:value-type="float" office:value="19741.6">
                <text:p>19741.6</text:p>
              </table:table-cell>
              <table:table-cell office:value-type="float" office:value="19741.6">
                <text:p>19741.6</text:p>
              </table:table-cell>
              <table:table-cell office:value-type="float" office:value="19741.6">
                <text:p>19741.6</text:p>
              </table:table-cell>
              <table:table-cell office:value-type="float" office:value="19730">
                <text:p>19730</text:p>
              </table:table-cell>
              <table:table-cell office:value-type="float" office:value="19730">
                <text:p>19730</text:p>
              </table:table-cell>
              <table:table-cell office:value-type="float" office:value="19730">
                <text:p>19730</text:p>
              </table:table-cell>
              <table:table-cell office:value-type="float" office:value="19730">
                <text:p>19730</text:p>
              </table:table-cell>
              <table:table-cell office:value-type="float" office:value="19730">
                <text:p>19730</text:p>
              </table:table-cell>
              <table:table-cell office:value-type="float" office:value="19730">
                <text:p>19730</text:p>
              </table:table-cell>
              <table:table-cell office:value-type="float" office:value="19730">
                <text:p>19730</text:p>
              </table:table-cell>
              <table:table-cell office:value-type="float" office:value="19730">
                <text:p>19730</text:p>
              </table:table-cell>
              <table:table-cell office:value-type="float" office:value="19730">
                <text:p>19730</text:p>
              </table:table-cell>
              <table:table-cell office:value-type="float" office:value="19730">
                <text:p>19730</text:p>
              </table:table-cell>
              <table:table-cell office:value-type="float" office:value="19730">
                <text:p>19730</text:p>
              </table:table-cell>
              <table:table-cell office:value-type="float" office:value="19730">
                <text:p>19730</text:p>
              </table:table-cell>
              <table:table-cell office:value-type="float" office:value="19730">
                <text:p>19730</text:p>
              </table:table-cell>
              <table:table-cell office:value-type="float" office:value="19730">
                <text:p>19730</text:p>
              </table:table-cell>
              <table:table-cell office:value-type="float" office:value="19730">
                <text:p>19730</text:p>
              </table:table-cell>
              <table:table-cell office:value-type="float" office:value="19168.1">
                <text:p>19168.1</text:p>
              </table:table-cell>
              <table:table-cell office:value-type="float" office:value="19168.1">
                <text:p>19168.1</text:p>
              </table:table-cell>
              <table:table-cell office:value-type="float" office:value="19168.1">
                <text:p>19168.1</text:p>
              </table:table-cell>
              <table:table-cell office:value-type="float" office:value="19168.1">
                <text:p>19168.1</text:p>
              </table:table-cell>
              <table:table-cell office:value-type="float" office:value="18871.2">
                <text:p>18871.2</text:p>
              </table:table-cell>
              <table:table-cell office:value-type="float" office:value="18871.2">
                <text:p>18871.2</text:p>
              </table:table-cell>
              <table:table-cell office:value-type="float" office:value="18871.2">
                <text:p>18871.2</text:p>
              </table:table-cell>
              <table:table-cell office:value-type="float" office:value="18871.2">
                <text:p>18871.2</text:p>
              </table:table-cell>
              <table:table-cell office:value-type="float" office:value="18871.2">
                <text:p>18871.2</text:p>
              </table:table-cell>
              <table:table-cell office:value-type="float" office:value="18871.2">
                <text:p>18871.2</text:p>
              </table:table-cell>
              <table:table-cell office:value-type="float" office:value="18871.2">
                <text:p>18871.2</text:p>
              </table:table-cell>
              <table:table-cell office:value-type="float" office:value="18871.2">
                <text:p>18871.2</text:p>
              </table:table-cell>
              <table:table-cell office:value-type="float" office:value="18871.2">
                <text:p>18871.2</text:p>
              </table:table-cell>
              <table:table-cell office:value-type="float" office:value="18636.7">
                <text:p>18636.7</text:p>
              </table:table-cell>
              <table:table-cell office:value-type="float" office:value="18636.7">
                <text:p>18636.7</text:p>
              </table:table-cell>
              <table:table-cell office:value-type="float" office:value="18636.7">
                <text:p>18636.7</text:p>
              </table:table-cell>
              <table:table-cell office:value-type="float" office:value="18636.7">
                <text:p>18636.7</text:p>
              </table:table-cell>
              <table:table-cell office:value-type="float" office:value="18636.7">
                <text:p>18636.7</text:p>
              </table:table-cell>
              <table:table-cell office:value-type="float" office:value="18636.7">
                <text:p>18636.7</text:p>
              </table:table-cell>
              <table:table-cell office:value-type="float" office:value="18636.7">
                <text:p>18636.7</text:p>
              </table:table-cell>
              <table:table-cell office:value-type="float" office:value="18636.7">
                <text:p>18636.7</text:p>
              </table:table-cell>
              <table:table-cell office:value-type="float" office:value="18632.9">
                <text:p>18632.9</text:p>
              </table:table-cell>
              <table:table-cell office:value-type="float" office:value="18632.9">
                <text:p>18632.9</text:p>
              </table:table-cell>
              <table:table-cell office:value-type="float" office:value="18632.9">
                <text:p>18632.9</text:p>
              </table:table-cell>
              <table:table-cell office:value-type="float" office:value="18599">
                <text:p>18599</text:p>
              </table:table-cell>
              <table:table-cell office:value-type="float" office:value="18304.5">
                <text:p>18304.5</text:p>
              </table:table-cell>
              <table:table-cell office:value-type="float" office:value="18304.5">
                <text:p>18304.5</text:p>
              </table:table-cell>
              <table:table-cell office:value-type="float" office:value="18304.5">
                <text:p>18304.5</text:p>
              </table:table-cell>
              <table:table-cell office:value-type="float" office:value="18304.5">
                <text:p>18304.5</text:p>
              </table:table-cell>
              <table:table-cell office:value-type="float" office:value="18304.5">
                <text:p>18304.5</text:p>
              </table:table-cell>
              <table:table-cell office:value-type="float" office:value="18304.5">
                <text:p>18304.5</text:p>
              </table:table-cell>
              <table:table-cell office:value-type="float" office:value="18304.5">
                <text:p>18304.5</text:p>
              </table:table-cell>
              <table:table-cell office:value-type="float" office:value="18304.5">
                <text:p>18304.5</text:p>
              </table:table-cell>
              <table:table-cell office:value-type="float" office:value="18304.5">
                <text:p>18304.5</text:p>
              </table:table-cell>
              <table:table-cell office:value-type="float" office:value="18304.5">
                <text:p>18304.5</text:p>
              </table:table-cell>
              <table:table-cell office:value-type="float" office:value="18304.5">
                <text:p>18304.5</text:p>
              </table:table-cell>
              <table:table-cell office:value-type="float" office:value="17929.1">
                <text:p>17929.1</text:p>
              </table:table-cell>
              <table:table-cell office:value-type="float" office:value="17929.1">
                <text:p>17929.1</text:p>
              </table:table-cell>
              <table:table-cell office:value-type="float" office:value="17929.1">
                <text:p>17929.1</text:p>
              </table:table-cell>
              <table:table-cell office:value-type="float" office:value="17929.1">
                <text:p>17929.1</text:p>
              </table:table-cell>
              <table:table-cell office:value-type="float" office:value="17929.1">
                <text:p>17929.1</text:p>
              </table:table-cell>
              <table:table-cell office:value-type="float" office:value="17929.1">
                <text:p>17929.1</text:p>
              </table:table-cell>
              <table:table-cell office:value-type="float" office:value="17929.1">
                <text:p>17929.1</text:p>
              </table:table-cell>
              <table:table-cell office:value-type="float" office:value="17929.1">
                <text:p>17929.1</text:p>
              </table:table-cell>
              <table:table-cell office:value-type="float" office:value="17929.1">
                <text:p>17929.1</text:p>
              </table:table-cell>
              <table:table-cell office:value-type="float" office:value="17481.4">
                <text:p>17481.4</text:p>
              </table:table-cell>
              <table:table-cell office:value-type="float" office:value="17481.4">
                <text:p>17481.4</text:p>
              </table:table-cell>
              <table:table-cell office:value-type="float" office:value="17481.4">
                <text:p>17481.4</text:p>
              </table:table-cell>
              <table:table-cell office:value-type="float" office:value="17481.4">
                <text:p>17481.4</text:p>
              </table:table-cell>
              <table:table-cell office:value-type="float" office:value="17481.4">
                <text:p>17481.4</text:p>
              </table:table-cell>
              <table:table-cell office:value-type="float" office:value="17481.4">
                <text:p>17481.4</text:p>
              </table:table-cell>
              <table:table-cell office:value-type="float" office:value="17481.4">
                <text:p>17481.4</text:p>
              </table:table-cell>
              <table:table-cell office:value-type="float" office:value="17481.4">
                <text:p>17481.4</text:p>
              </table:table-cell>
              <table:table-cell office:value-type="float" office:value="17481.4">
                <text:p>17481.4</text:p>
              </table:table-cell>
              <table:table-cell office:value-type="float" office:value="17481.4">
                <text:p>17481.4</text:p>
              </table:table-cell>
              <table:table-cell office:value-type="float" office:value="17481.4">
                <text:p>17481.4</text:p>
              </table:table-cell>
              <table:table-cell office:value-type="float" office:value="17481.4">
                <text:p>17481.4</text:p>
              </table:table-cell>
              <table:table-cell office:value-type="float" office:value="17481.4">
                <text:p>17481.4</text:p>
              </table:table-cell>
              <table:table-cell office:value-type="float" office:value="17481.4">
                <text:p>17481.4</text:p>
              </table:table-cell>
              <table:table-cell office:value-type="float" office:value="17481.4">
                <text:p>17481.4</text:p>
              </table:table-cell>
              <table:table-cell office:value-type="float" office:value="17469.4">
                <text:p>17469.4</text:p>
              </table:table-cell>
              <table:table-cell office:value-type="float" office:value="17469.4">
                <text:p>17469.4</text:p>
              </table:table-cell>
              <table:table-cell office:value-type="float" office:value="17469.4">
                <text:p>17469.4</text:p>
              </table:table-cell>
              <table:table-cell office:value-type="float" office:value="17469.4">
                <text:p>17469.4</text:p>
              </table:table-cell>
              <table:table-cell office:value-type="float" office:value="17469.4">
                <text:p>17469.4</text:p>
              </table:table-cell>
              <table:table-cell office:value-type="float" office:value="17342.6">
                <text:p>17342.6</text:p>
              </table:table-cell>
              <table:table-cell office:value-type="float" office:value="17342.6">
                <text:p>17342.6</text:p>
              </table:table-cell>
              <table:table-cell office:value-type="float" office:value="17342.6">
                <text:p>17342.6</text:p>
              </table:table-cell>
              <table:table-cell office:value-type="float" office:value="17342.6">
                <text:p>17342.6</text:p>
              </table:table-cell>
              <table:table-cell office:value-type="float" office:value="17342.6">
                <text:p>17342.6</text:p>
              </table:table-cell>
              <table:table-cell office:value-type="float" office:value="17342.6">
                <text:p>17342.6</text:p>
              </table:table-cell>
              <table:table-cell office:value-type="float" office:value="17179.2">
                <text:p>17179.2</text:p>
              </table:table-cell>
              <table:table-cell office:value-type="float" office:value="17163.1">
                <text:p>17163.1</text:p>
              </table:table-cell>
              <table:table-cell office:value-type="float" office:value="17163.1">
                <text:p>17163.1</text:p>
              </table:table-cell>
              <table:table-cell office:value-type="float" office:value="17163.1">
                <text:p>17163.1</text:p>
              </table:table-cell>
              <table:table-cell office:value-type="float" office:value="17163.1">
                <text:p>17163.1</text:p>
              </table:table-cell>
              <table:table-cell office:value-type="float" office:value="17163.1">
                <text:p>17163.1</text:p>
              </table:table-cell>
              <table:table-cell office:value-type="float" office:value="17163.1">
                <text:p>17163.1</text:p>
              </table:table-cell>
              <table:table-cell office:value-type="float" office:value="17163.1">
                <text:p>17163.1</text:p>
              </table:table-cell>
              <table:table-cell office:value-type="float" office:value="17163.1">
                <text:p>17163.1</text:p>
              </table:table-cell>
              <table:table-cell office:value-type="float" office:value="17163.1">
                <text:p>17163.1</text:p>
              </table:table-cell>
              <table:table-cell office:value-type="float" office:value="17163.1">
                <text:p>17163.1</text:p>
              </table:table-cell>
              <table:table-cell office:value-type="float" office:value="17163.1">
                <text:p>17163.1</text:p>
              </table:table-cell>
              <table:table-cell office:value-type="float" office:value="17163.1">
                <text:p>17163.1</text:p>
              </table:table-cell>
              <table:table-cell office:value-type="float" office:value="17163.1">
                <text:p>17163.1</text:p>
              </table:table-cell>
              <table:table-cell office:value-type="float" office:value="17163.1">
                <text:p>17163.1</text:p>
              </table:table-cell>
              <table:table-cell office:value-type="float" office:value="17163.1">
                <text:p>17163.1</text:p>
              </table:table-cell>
              <table:table-cell office:value-type="float" office:value="17163.1">
                <text:p>17163.1</text:p>
              </table:table-cell>
            </table:table-row>
            <table:table-row>
              <table:table-cell office:value-type="string">
                <text:p>Run: 3</text:p>
                <draw:g>
                  <svg:desc>Sheet1.G11:Sheet1.G11</svg:desc>
                </draw:g>
              </table:table-cell>
              <table:table-cell office:value-type="float" office:value="25494.1">
                <text:p>25494.1</text:p>
                <draw:g>
                  <svg:desc>Sheet1.A12:Sheet1.GT12</svg:desc>
                </draw:g>
              </table:table-cell>
              <table:table-cell office:value-type="float" office:value="25494.1">
                <text:p>25494.1</text:p>
              </table:table-cell>
              <table:table-cell office:value-type="float" office:value="25494.1">
                <text:p>25494.1</text:p>
              </table:table-cell>
              <table:table-cell office:value-type="float" office:value="25347.9">
                <text:p>25347.9</text:p>
              </table:table-cell>
              <table:table-cell office:value-type="float" office:value="25347.9">
                <text:p>25347.9</text:p>
              </table:table-cell>
              <table:table-cell office:value-type="float" office:value="25347.9">
                <text:p>25347.9</text:p>
              </table:table-cell>
              <table:table-cell office:value-type="float" office:value="25347.9">
                <text:p>25347.9</text:p>
              </table:table-cell>
              <table:table-cell office:value-type="float" office:value="25347.9">
                <text:p>25347.9</text:p>
              </table:table-cell>
              <table:table-cell office:value-type="float" office:value="25347.9">
                <text:p>25347.9</text:p>
              </table:table-cell>
              <table:table-cell office:value-type="float" office:value="25347.9">
                <text:p>25347.9</text:p>
              </table:table-cell>
              <table:table-cell office:value-type="float" office:value="25291.3">
                <text:p>25291.3</text:p>
              </table:table-cell>
              <table:table-cell office:value-type="float" office:value="25115.1">
                <text:p>25115.1</text:p>
              </table:table-cell>
              <table:table-cell office:value-type="float" office:value="25115.1">
                <text:p>25115.1</text:p>
              </table:table-cell>
              <table:table-cell office:value-type="float" office:value="25115.1">
                <text:p>25115.1</text:p>
              </table:table-cell>
              <table:table-cell office:value-type="float" office:value="25115.1">
                <text:p>25115.1</text:p>
              </table:table-cell>
              <table:table-cell office:value-type="float" office:value="24829.3">
                <text:p>24829.3</text:p>
              </table:table-cell>
              <table:table-cell office:value-type="float" office:value="24829.3">
                <text:p>24829.3</text:p>
              </table:table-cell>
              <table:table-cell office:value-type="float" office:value="24545.5">
                <text:p>24545.5</text:p>
              </table:table-cell>
              <table:table-cell office:value-type="float" office:value="24545.5">
                <text:p>24545.5</text:p>
              </table:table-cell>
              <table:table-cell office:value-type="float" office:value="24545.5">
                <text:p>24545.5</text:p>
              </table:table-cell>
              <table:table-cell office:value-type="float" office:value="23937.1">
                <text:p>23937.1</text:p>
              </table:table-cell>
              <table:table-cell office:value-type="float" office:value="23937.1">
                <text:p>23937.1</text:p>
              </table:table-cell>
              <table:table-cell office:value-type="float" office:value="23937.1">
                <text:p>23937.1</text:p>
              </table:table-cell>
              <table:table-cell office:value-type="float" office:value="23937.1">
                <text:p>23937.1</text:p>
              </table:table-cell>
              <table:table-cell office:value-type="float" office:value="23937.1">
                <text:p>23937.1</text:p>
              </table:table-cell>
              <table:table-cell office:value-type="float" office:value="23844.9">
                <text:p>23844.9</text:p>
              </table:table-cell>
              <table:table-cell office:value-type="float" office:value="23844.9">
                <text:p>23844.9</text:p>
              </table:table-cell>
              <table:table-cell office:value-type="float" office:value="23844.9">
                <text:p>23844.9</text:p>
              </table:table-cell>
              <table:table-cell office:value-type="float" office:value="23580.9">
                <text:p>23580.9</text:p>
              </table:table-cell>
              <table:table-cell office:value-type="float" office:value="23580.9">
                <text:p>23580.9</text:p>
              </table:table-cell>
              <table:table-cell office:value-type="float" office:value="23580.9">
                <text:p>23580.9</text:p>
              </table:table-cell>
              <table:table-cell office:value-type="float" office:value="23580.9">
                <text:p>23580.9</text:p>
              </table:table-cell>
              <table:table-cell office:value-type="float" office:value="23580.9">
                <text:p>23580.9</text:p>
              </table:table-cell>
              <table:table-cell office:value-type="float" office:value="23509.6">
                <text:p>23509.6</text:p>
              </table:table-cell>
              <table:table-cell office:value-type="float" office:value="23234.8">
                <text:p>23234.8</text:p>
              </table:table-cell>
              <table:table-cell office:value-type="float" office:value="23234.8">
                <text:p>23234.8</text:p>
              </table:table-cell>
              <table:table-cell office:value-type="float" office:value="23234.8">
                <text:p>23234.8</text:p>
              </table:table-cell>
              <table:table-cell office:value-type="float" office:value="23060.7">
                <text:p>23060.7</text:p>
              </table:table-cell>
              <table:table-cell office:value-type="float" office:value="23060.7">
                <text:p>23060.7</text:p>
              </table:table-cell>
              <table:table-cell office:value-type="float" office:value="23060.7">
                <text:p>23060.7</text:p>
              </table:table-cell>
              <table:table-cell office:value-type="float" office:value="23060.7">
                <text:p>23060.7</text:p>
              </table:table-cell>
              <table:table-cell office:value-type="float" office:value="23060.7">
                <text:p>23060.7</text:p>
              </table:table-cell>
              <table:table-cell office:value-type="float" office:value="23038.3">
                <text:p>23038.3</text:p>
              </table:table-cell>
              <table:table-cell office:value-type="float" office:value="23038.3">
                <text:p>23038.3</text:p>
              </table:table-cell>
              <table:table-cell office:value-type="float" office:value="23038.3">
                <text:p>23038.3</text:p>
              </table:table-cell>
              <table:table-cell office:value-type="float" office:value="23038.3">
                <text:p>23038.3</text:p>
              </table:table-cell>
              <table:table-cell office:value-type="float" office:value="23038.3">
                <text:p>23038.3</text:p>
              </table:table-cell>
              <table:table-cell office:value-type="float" office:value="23038.3">
                <text:p>23038.3</text:p>
              </table:table-cell>
              <table:table-cell office:value-type="float" office:value="23038.3">
                <text:p>23038.3</text:p>
              </table:table-cell>
              <table:table-cell office:value-type="float" office:value="23038.3">
                <text:p>23038.3</text:p>
              </table:table-cell>
              <table:table-cell office:value-type="float" office:value="23009.5">
                <text:p>23009.5</text:p>
              </table:table-cell>
              <table:table-cell office:value-type="float" office:value="23009.5">
                <text:p>23009.5</text:p>
              </table:table-cell>
              <table:table-cell office:value-type="float" office:value="22747">
                <text:p>22747</text:p>
              </table:table-cell>
              <table:table-cell office:value-type="float" office:value="22707.3">
                <text:p>22707.3</text:p>
              </table:table-cell>
              <table:table-cell office:value-type="float" office:value="22707.3">
                <text:p>22707.3</text:p>
              </table:table-cell>
              <table:table-cell office:value-type="float" office:value="22707.3">
                <text:p>22707.3</text:p>
              </table:table-cell>
              <table:table-cell office:value-type="float" office:value="22707.3">
                <text:p>22707.3</text:p>
              </table:table-cell>
              <table:table-cell office:value-type="float" office:value="22707.3">
                <text:p>22707.3</text:p>
              </table:table-cell>
              <table:table-cell office:value-type="float" office:value="22707.3">
                <text:p>22707.3</text:p>
              </table:table-cell>
              <table:table-cell office:value-type="float" office:value="22707.3">
                <text:p>22707.3</text:p>
              </table:table-cell>
              <table:table-cell office:value-type="float" office:value="22662.4">
                <text:p>22662.4</text:p>
              </table:table-cell>
              <table:table-cell office:value-type="float" office:value="22662.4">
                <text:p>22662.4</text:p>
              </table:table-cell>
              <table:table-cell office:value-type="float" office:value="22662.4">
                <text:p>22662.4</text:p>
              </table:table-cell>
              <table:table-cell office:value-type="float" office:value="22662.4">
                <text:p>22662.4</text:p>
              </table:table-cell>
              <table:table-cell office:value-type="float" office:value="22662.4">
                <text:p>22662.4</text:p>
              </table:table-cell>
              <table:table-cell office:value-type="float" office:value="22662.4">
                <text:p>22662.4</text:p>
              </table:table-cell>
              <table:table-cell office:value-type="float" office:value="22662.4">
                <text:p>22662.4</text:p>
              </table:table-cell>
              <table:table-cell office:value-type="float" office:value="22662.4">
                <text:p>22662.4</text:p>
              </table:table-cell>
              <table:table-cell office:value-type="float" office:value="22662.4">
                <text:p>22662.4</text:p>
              </table:table-cell>
              <table:table-cell office:value-type="float" office:value="22662.4">
                <text:p>22662.4</text:p>
              </table:table-cell>
              <table:table-cell office:value-type="float" office:value="22662.4">
                <text:p>22662.4</text:p>
              </table:table-cell>
              <table:table-cell office:value-type="float" office:value="22636.2">
                <text:p>22636.2</text:p>
              </table:table-cell>
              <table:table-cell office:value-type="float" office:value="22636.2">
                <text:p>22636.2</text:p>
              </table:table-cell>
              <table:table-cell office:value-type="float" office:value="22294.4">
                <text:p>22294.4</text:p>
              </table:table-cell>
              <table:table-cell office:value-type="float" office:value="22294.4">
                <text:p>22294.4</text:p>
              </table:table-cell>
              <table:table-cell office:value-type="float" office:value="22294.4">
                <text:p>22294.4</text:p>
              </table:table-cell>
              <table:table-cell office:value-type="float" office:value="22294.4">
                <text:p>22294.4</text:p>
              </table:table-cell>
              <table:table-cell office:value-type="float" office:value="22129.7">
                <text:p>22129.7</text:p>
              </table:table-cell>
              <table:table-cell office:value-type="float" office:value="22129.7">
                <text:p>22129.7</text:p>
              </table:table-cell>
              <table:table-cell office:value-type="float" office:value="21383.6">
                <text:p>21383.6</text:p>
              </table:table-cell>
              <table:table-cell office:value-type="float" office:value="21383.6">
                <text:p>21383.6</text:p>
              </table:table-cell>
              <table:table-cell office:value-type="float" office:value="21383.6">
                <text:p>21383.6</text:p>
              </table:table-cell>
              <table:table-cell office:value-type="float" office:value="21383.6">
                <text:p>21383.6</text:p>
              </table:table-cell>
              <table:table-cell office:value-type="float" office:value="21359.6">
                <text:p>21359.6</text:p>
              </table:table-cell>
              <table:table-cell office:value-type="float" office:value="21341.5">
                <text:p>21341.5</text:p>
              </table:table-cell>
              <table:table-cell office:value-type="float" office:value="21339.2">
                <text:p>21339.2</text:p>
              </table:table-cell>
              <table:table-cell office:value-type="float" office:value="21339.2">
                <text:p>21339.2</text:p>
              </table:table-cell>
              <table:table-cell office:value-type="float" office:value="21339.2">
                <text:p>21339.2</text:p>
              </table:table-cell>
              <table:table-cell office:value-type="float" office:value="21339.2">
                <text:p>21339.2</text:p>
              </table:table-cell>
              <table:table-cell office:value-type="float" office:value="20227">
                <text:p>20227</text:p>
              </table:table-cell>
              <table:table-cell office:value-type="float" office:value="20227">
                <text:p>20227</text:p>
              </table:table-cell>
              <table:table-cell office:value-type="float" office:value="20227">
                <text:p>20227</text:p>
              </table:table-cell>
              <table:table-cell office:value-type="float" office:value="20227">
                <text:p>20227</text:p>
              </table:table-cell>
              <table:table-cell office:value-type="float" office:value="20211.3">
                <text:p>20211.3</text:p>
              </table:table-cell>
              <table:table-cell office:value-type="float" office:value="20211.3">
                <text:p>20211.3</text:p>
              </table:table-cell>
              <table:table-cell office:value-type="float" office:value="20211.3">
                <text:p>20211.3</text:p>
              </table:table-cell>
              <table:table-cell office:value-type="float" office:value="20211.3">
                <text:p>20211.3</text:p>
              </table:table-cell>
              <table:table-cell office:value-type="float" office:value="20122.7">
                <text:p>20122.7</text:p>
              </table:table-cell>
              <table:table-cell office:value-type="float" office:value="20122.7">
                <text:p>20122.7</text:p>
              </table:table-cell>
              <table:table-cell office:value-type="float" office:value="20122.7">
                <text:p>20122.7</text:p>
              </table:table-cell>
              <table:table-cell office:value-type="float" office:value="20122.7">
                <text:p>20122.7</text:p>
              </table:table-cell>
              <table:table-cell office:value-type="float" office:value="20020.6">
                <text:p>20020.6</text:p>
              </table:table-cell>
              <table:table-cell office:value-type="float" office:value="20020.6">
                <text:p>20020.6</text:p>
              </table:table-cell>
              <table:table-cell office:value-type="float" office:value="20020.6">
                <text:p>20020.6</text:p>
              </table:table-cell>
              <table:table-cell office:value-type="float" office:value="19740.7">
                <text:p>19740.7</text:p>
              </table:table-cell>
              <table:table-cell office:value-type="float" office:value="19740.7">
                <text:p>19740.7</text:p>
              </table:table-cell>
              <table:table-cell office:value-type="float" office:value="19740.7">
                <text:p>19740.7</text:p>
              </table:table-cell>
              <table:table-cell office:value-type="float" office:value="19740.7">
                <text:p>19740.7</text:p>
              </table:table-cell>
              <table:table-cell office:value-type="float" office:value="19740.7">
                <text:p>19740.7</text:p>
              </table:table-cell>
              <table:table-cell office:value-type="float" office:value="19740.7">
                <text:p>19740.7</text:p>
              </table:table-cell>
              <table:table-cell office:value-type="float" office:value="19736.4">
                <text:p>19736.4</text:p>
              </table:table-cell>
              <table:table-cell office:value-type="float" office:value="19695.6">
                <text:p>19695.6</text:p>
              </table:table-cell>
              <table:table-cell office:value-type="float" office:value="19695.6">
                <text:p>19695.6</text:p>
              </table:table-cell>
              <table:table-cell office:value-type="float" office:value="19695.6">
                <text:p>19695.6</text:p>
              </table:table-cell>
              <table:table-cell office:value-type="float" office:value="19090.4">
                <text:p>19090.4</text:p>
              </table:table-cell>
              <table:table-cell office:value-type="float" office:value="19090.4">
                <text:p>19090.4</text:p>
              </table:table-cell>
              <table:table-cell office:value-type="float" office:value="19090.4">
                <text:p>19090.4</text:p>
              </table:table-cell>
              <table:table-cell office:value-type="float" office:value="19090.4">
                <text:p>19090.4</text:p>
              </table:table-cell>
              <table:table-cell office:value-type="float" office:value="18930.9">
                <text:p>18930.9</text:p>
              </table:table-cell>
              <table:table-cell office:value-type="float" office:value="18930.9">
                <text:p>18930.9</text:p>
              </table:table-cell>
              <table:table-cell office:value-type="float" office:value="18930.9">
                <text:p>18930.9</text:p>
              </table:table-cell>
              <table:table-cell office:value-type="float" office:value="18930.9">
                <text:p>18930.9</text:p>
              </table:table-cell>
              <table:table-cell office:value-type="float" office:value="18897.7">
                <text:p>18897.7</text:p>
              </table:table-cell>
              <table:table-cell office:value-type="float" office:value="18897.7">
                <text:p>18897.7</text:p>
              </table:table-cell>
              <table:table-cell office:value-type="float" office:value="18897.7">
                <text:p>18897.7</text:p>
              </table:table-cell>
              <table:table-cell office:value-type="float" office:value="18897.7">
                <text:p>18897.7</text:p>
              </table:table-cell>
              <table:table-cell office:value-type="float" office:value="18897.7">
                <text:p>18897.7</text:p>
              </table:table-cell>
              <table:table-cell office:value-type="float" office:value="18893.1">
                <text:p>18893.1</text:p>
              </table:table-cell>
              <table:table-cell office:value-type="float" office:value="18893.1">
                <text:p>18893.1</text:p>
              </table:table-cell>
              <table:table-cell office:value-type="float" office:value="18893.1">
                <text:p>18893.1</text:p>
              </table:table-cell>
              <table:table-cell office:value-type="float" office:value="18893.1">
                <text:p>18893.1</text:p>
              </table:table-cell>
              <table:table-cell office:value-type="float" office:value="18893.1">
                <text:p>18893.1</text:p>
              </table:table-cell>
              <table:table-cell office:value-type="float" office:value="18673.1">
                <text:p>18673.1</text:p>
              </table:table-cell>
              <table:table-cell office:value-type="float" office:value="18673.1">
                <text:p>18673.1</text:p>
              </table:table-cell>
              <table:table-cell office:value-type="float" office:value="18673.1">
                <text:p>18673.1</text:p>
              </table:table-cell>
              <table:table-cell office:value-type="float" office:value="18673.1">
                <text:p>18673.1</text:p>
              </table:table-cell>
              <table:table-cell office:value-type="float" office:value="18673.1">
                <text:p>18673.1</text:p>
              </table:table-cell>
              <table:table-cell office:value-type="float" office:value="18673.1">
                <text:p>18673.1</text:p>
              </table:table-cell>
              <table:table-cell office:value-type="float" office:value="18673.1">
                <text:p>18673.1</text:p>
              </table:table-cell>
              <table:table-cell office:value-type="float" office:value="18334">
                <text:p>18334</text:p>
              </table:table-cell>
              <table:table-cell office:value-type="float" office:value="18334">
                <text:p>18334</text:p>
              </table:table-cell>
              <table:table-cell office:value-type="float" office:value="18334">
                <text:p>18334</text:p>
              </table:table-cell>
              <table:table-cell office:value-type="float" office:value="18334">
                <text:p>18334</text:p>
              </table:table-cell>
              <table:table-cell office:value-type="float" office:value="18221.9">
                <text:p>18221.9</text:p>
              </table:table-cell>
              <table:table-cell office:value-type="float" office:value="18221.9">
                <text:p>18221.9</text:p>
              </table:table-cell>
              <table:table-cell office:value-type="float" office:value="18221.9">
                <text:p>18221.9</text:p>
              </table:table-cell>
              <table:table-cell office:value-type="float" office:value="18221.9">
                <text:p>18221.9</text:p>
              </table:table-cell>
              <table:table-cell office:value-type="float" office:value="18221.9">
                <text:p>18221.9</text:p>
              </table:table-cell>
              <table:table-cell office:value-type="float" office:value="18136.8">
                <text:p>18136.8</text:p>
              </table:table-cell>
              <table:table-cell office:value-type="float" office:value="18136.8">
                <text:p>18136.8</text:p>
              </table:table-cell>
              <table:table-cell office:value-type="float" office:value="18136.8">
                <text:p>18136.8</text:p>
              </table:table-cell>
              <table:table-cell office:value-type="float" office:value="18136.8">
                <text:p>18136.8</text:p>
              </table:table-cell>
              <table:table-cell office:value-type="float" office:value="17983">
                <text:p>17983</text:p>
              </table:table-cell>
              <table:table-cell office:value-type="float" office:value="17983">
                <text:p>17983</text:p>
              </table:table-cell>
              <table:table-cell office:value-type="float" office:value="17983">
                <text:p>17983</text:p>
              </table:table-cell>
              <table:table-cell office:value-type="float" office:value="17983">
                <text:p>17983</text:p>
              </table:table-cell>
              <table:table-cell office:value-type="float" office:value="17944">
                <text:p>17944</text:p>
              </table:table-cell>
              <table:table-cell office:value-type="float" office:value="17865.3">
                <text:p>17865.3</text:p>
              </table:table-cell>
              <table:table-cell office:value-type="float" office:value="17865.3">
                <text:p>17865.3</text:p>
              </table:table-cell>
              <table:table-cell office:value-type="float" office:value="17865.3">
                <text:p>17865.3</text:p>
              </table:table-cell>
              <table:table-cell office:value-type="float" office:value="17865.3">
                <text:p>17865.3</text:p>
              </table:table-cell>
              <table:table-cell office:value-type="float" office:value="17865.3">
                <text:p>17865.3</text:p>
              </table:table-cell>
              <table:table-cell office:value-type="float" office:value="17865.3">
                <text:p>17865.3</text:p>
              </table:table-cell>
              <table:table-cell office:value-type="float" office:value="17708.5">
                <text:p>17708.5</text:p>
              </table:table-cell>
              <table:table-cell office:value-type="float" office:value="17708.5">
                <text:p>17708.5</text:p>
              </table:table-cell>
              <table:table-cell office:value-type="float" office:value="17708.5">
                <text:p>17708.5</text:p>
              </table:table-cell>
              <table:table-cell office:value-type="float" office:value="17708.5">
                <text:p>17708.5</text:p>
              </table:table-cell>
              <table:table-cell office:value-type="float" office:value="17708.5">
                <text:p>17708.5</text:p>
              </table:table-cell>
              <table:table-cell office:value-type="float" office:value="17708.5">
                <text:p>17708.5</text:p>
              </table:table-cell>
              <table:table-cell office:value-type="float" office:value="17708.5">
                <text:p>17708.5</text:p>
              </table:table-cell>
              <table:table-cell office:value-type="float" office:value="17708.5">
                <text:p>17708.5</text:p>
              </table:table-cell>
              <table:table-cell office:value-type="float" office:value="17657.9">
                <text:p>17657.9</text:p>
              </table:table-cell>
              <table:table-cell office:value-type="float" office:value="17657.9">
                <text:p>17657.9</text:p>
              </table:table-cell>
              <table:table-cell office:value-type="float" office:value="17657.9">
                <text:p>17657.9</text:p>
              </table:table-cell>
              <table:table-cell office:value-type="float" office:value="17657.9">
                <text:p>17657.9</text:p>
              </table:table-cell>
              <table:table-cell office:value-type="float" office:value="17657.9">
                <text:p>17657.9</text:p>
              </table:table-cell>
              <table:table-cell office:value-type="float" office:value="17657.9">
                <text:p>17657.9</text:p>
              </table:table-cell>
              <table:table-cell office:value-type="float" office:value="17657.9">
                <text:p>17657.9</text:p>
              </table:table-cell>
              <table:table-cell office:value-type="float" office:value="17657.9">
                <text:p>17657.9</text:p>
              </table:table-cell>
              <table:table-cell office:value-type="float" office:value="17657.9">
                <text:p>17657.9</text:p>
              </table:table-cell>
              <table:table-cell office:value-type="float" office:value="17657.9">
                <text:p>17657.9</text:p>
              </table:table-cell>
              <table:table-cell office:value-type="float" office:value="17657.9">
                <text:p>17657.9</text:p>
              </table:table-cell>
              <table:table-cell office:value-type="float" office:value="17657.9">
                <text:p>17657.9</text:p>
              </table:table-cell>
              <table:table-cell office:value-type="float" office:value="17657.9">
                <text:p>17657.9</text:p>
              </table:table-cell>
              <table:table-cell office:value-type="float" office:value="17657.9">
                <text:p>17657.9</text:p>
              </table:table-cell>
              <table:table-cell office:value-type="float" office:value="17657.9">
                <text:p>17657.9</text:p>
              </table:table-cell>
              <table:table-cell office:value-type="float" office:value="17623.1">
                <text:p>17623.1</text:p>
              </table:table-cell>
              <table:table-cell office:value-type="float" office:value="17623.1">
                <text:p>17623.1</text:p>
              </table:table-cell>
              <table:table-cell office:value-type="float" office:value="17623.1">
                <text:p>17623.1</text:p>
              </table:table-cell>
              <table:table-cell office:value-type="float" office:value="17623.1">
                <text:p>17623.1</text:p>
              </table:table-cell>
              <table:table-cell office:value-type="float" office:value="17623.1">
                <text:p>17623.1</text:p>
              </table:table-cell>
              <table:table-cell office:value-type="float" office:value="17623.1">
                <text:p>17623.1</text:p>
              </table:table-cell>
              <table:table-cell office:value-type="float" office:value="17623.1">
                <text:p>17623.1</text:p>
              </table:table-cell>
              <table:table-cell office:value-type="float" office:value="17623.1">
                <text:p>17623.1</text:p>
              </table:table-cell>
              <table:table-cell office:value-type="float" office:value="17623.1">
                <text:p>17623.1</text:p>
              </table:table-cell>
              <table:table-cell office:value-type="float" office:value="17623.1">
                <text:p>17623.1</text:p>
              </table:table-cell>
              <table:table-cell office:value-type="float" office:value="17623.1">
                <text:p>17623.1</text:p>
              </table:table-cell>
              <table:table-cell office:value-type="float" office:value="17623.1">
                <text:p>17623.1</text:p>
              </table:table-cell>
              <table:table-cell office:value-type="float" office:value="17623.1">
                <text:p>17623.1</text:p>
              </table:table-cell>
              <table:table-cell office:value-type="float" office:value="17623.1">
                <text:p>17623.1</text:p>
              </table:table-cell>
              <table:table-cell office:value-type="float" office:value="17623.1">
                <text:p>17623.1</text:p>
              </table:table-cell>
              <table:table-cell office:value-type="float" office:value="17623.1">
                <text:p>17623.1</text:p>
              </table:table-cell>
            </table:table-row>
            <table:table-row>
              <table:table-cell office:value-type="string">
                <text:p>Run: 4</text:p>
                <draw:g>
                  <svg:desc>Sheet1.G16:Sheet1.G16</svg:desc>
                </draw:g>
              </table:table-cell>
              <table:table-cell office:value-type="float" office:value="24928.9">
                <text:p>24928.9</text:p>
                <draw:g>
                  <svg:desc>Sheet1.A17:Sheet1.CS17</svg:desc>
                </draw:g>
              </table:table-cell>
              <table:table-cell office:value-type="float" office:value="24928.9">
                <text:p>24928.9</text:p>
              </table:table-cell>
              <table:table-cell office:value-type="float" office:value="24928.9">
                <text:p>24928.9</text:p>
              </table:table-cell>
              <table:table-cell office:value-type="float" office:value="24928.9">
                <text:p>24928.9</text:p>
              </table:table-cell>
              <table:table-cell office:value-type="float" office:value="24060.1">
                <text:p>24060.1</text:p>
              </table:table-cell>
              <table:table-cell office:value-type="float" office:value="24060.1">
                <text:p>24060.1</text:p>
              </table:table-cell>
              <table:table-cell office:value-type="float" office:value="24060.1">
                <text:p>24060.1</text:p>
              </table:table-cell>
              <table:table-cell office:value-type="float" office:value="24060.1">
                <text:p>24060.1</text:p>
              </table:table-cell>
              <table:table-cell office:value-type="float" office:value="24060.1">
                <text:p>24060.1</text:p>
              </table:table-cell>
              <table:table-cell office:value-type="float" office:value="22628.4">
                <text:p>22628.4</text:p>
              </table:table-cell>
              <table:table-cell office:value-type="float" office:value="22628.4">
                <text:p>22628.4</text:p>
              </table:table-cell>
              <table:table-cell office:value-type="float" office:value="22628.4">
                <text:p>22628.4</text:p>
              </table:table-cell>
              <table:table-cell office:value-type="float" office:value="22628.4">
                <text:p>22628.4</text:p>
              </table:table-cell>
              <table:table-cell office:value-type="float" office:value="22628.4">
                <text:p>22628.4</text:p>
              </table:table-cell>
              <table:table-cell office:value-type="float" office:value="22628.4">
                <text:p>22628.4</text:p>
              </table:table-cell>
              <table:table-cell office:value-type="float" office:value="22628.4">
                <text:p>22628.4</text:p>
              </table:table-cell>
              <table:table-cell office:value-type="float" office:value="22628.4">
                <text:p>22628.4</text:p>
              </table:table-cell>
              <table:table-cell office:value-type="float" office:value="22444.9">
                <text:p>22444.9</text:p>
              </table:table-cell>
              <table:table-cell office:value-type="float" office:value="22444.9">
                <text:p>22444.9</text:p>
              </table:table-cell>
              <table:table-cell office:value-type="float" office:value="22444.9">
                <text:p>22444.9</text:p>
              </table:table-cell>
              <table:table-cell office:value-type="float" office:value="22444.9">
                <text:p>22444.9</text:p>
              </table:table-cell>
              <table:table-cell office:value-type="float" office:value="22319.8">
                <text:p>22319.8</text:p>
              </table:table-cell>
              <table:table-cell office:value-type="float" office:value="22319.8">
                <text:p>22319.8</text:p>
              </table:table-cell>
              <table:table-cell office:value-type="float" office:value="22319.8">
                <text:p>22319.8</text:p>
              </table:table-cell>
              <table:table-cell office:value-type="float" office:value="22319.8">
                <text:p>22319.8</text:p>
              </table:table-cell>
              <table:table-cell office:value-type="float" office:value="22114.6">
                <text:p>22114.6</text:p>
              </table:table-cell>
              <table:table-cell office:value-type="float" office:value="22114.6">
                <text:p>22114.6</text:p>
              </table:table-cell>
              <table:table-cell office:value-type="float" office:value="22114.6">
                <text:p>22114.6</text:p>
              </table:table-cell>
              <table:table-cell office:value-type="float" office:value="22114.6">
                <text:p>22114.6</text:p>
              </table:table-cell>
              <table:table-cell office:value-type="float" office:value="22114.6">
                <text:p>22114.6</text:p>
              </table:table-cell>
              <table:table-cell office:value-type="float" office:value="22114.6">
                <text:p>22114.6</text:p>
              </table:table-cell>
              <table:table-cell office:value-type="float" office:value="21804.8">
                <text:p>21804.8</text:p>
              </table:table-cell>
              <table:table-cell office:value-type="float" office:value="21804.8">
                <text:p>21804.8</text:p>
              </table:table-cell>
              <table:table-cell office:value-type="float" office:value="21804.8">
                <text:p>21804.8</text:p>
              </table:table-cell>
              <table:table-cell office:value-type="float" office:value="21796.8">
                <text:p>21796.8</text:p>
              </table:table-cell>
              <table:table-cell office:value-type="float" office:value="21796.8">
                <text:p>21796.8</text:p>
              </table:table-cell>
              <table:table-cell office:value-type="float" office:value="21796.8">
                <text:p>21796.8</text:p>
              </table:table-cell>
              <table:table-cell office:value-type="float" office:value="21796.8">
                <text:p>21796.8</text:p>
              </table:table-cell>
              <table:table-cell office:value-type="float" office:value="21796.8">
                <text:p>21796.8</text:p>
              </table:table-cell>
              <table:table-cell office:value-type="float" office:value="21796.8">
                <text:p>21796.8</text:p>
              </table:table-cell>
              <table:table-cell office:value-type="float" office:value="21433.7">
                <text:p>21433.7</text:p>
              </table:table-cell>
              <table:table-cell office:value-type="float" office:value="21433.7">
                <text:p>21433.7</text:p>
              </table:table-cell>
              <table:table-cell office:value-type="float" office:value="21433.7">
                <text:p>21433.7</text:p>
              </table:table-cell>
              <table:table-cell office:value-type="float" office:value="20646">
                <text:p>20646</text:p>
              </table:table-cell>
              <table:table-cell office:value-type="float" office:value="20646">
                <text:p>20646</text:p>
              </table:table-cell>
              <table:table-cell office:value-type="float" office:value="20646">
                <text:p>20646</text:p>
              </table:table-cell>
              <table:table-cell office:value-type="float" office:value="20593.1">
                <text:p>20593.1</text:p>
              </table:table-cell>
              <table:table-cell office:value-type="float" office:value="20519.8">
                <text:p>20519.8</text:p>
              </table:table-cell>
              <table:table-cell office:value-type="float" office:value="20519.8">
                <text:p>20519.8</text:p>
              </table:table-cell>
              <table:table-cell office:value-type="float" office:value="20519.8">
                <text:p>20519.8</text:p>
              </table:table-cell>
              <table:table-cell office:value-type="float" office:value="20519.8">
                <text:p>20519.8</text:p>
              </table:table-cell>
              <table:table-cell office:value-type="float" office:value="20519.8">
                <text:p>20519.8</text:p>
              </table:table-cell>
              <table:table-cell office:value-type="float" office:value="20519.8">
                <text:p>20519.8</text:p>
              </table:table-cell>
              <table:table-cell office:value-type="float" office:value="20519.8">
                <text:p>20519.8</text:p>
              </table:table-cell>
              <table:table-cell office:value-type="float" office:value="20519.8">
                <text:p>20519.8</text:p>
              </table:table-cell>
              <table:table-cell office:value-type="float" office:value="20519.8">
                <text:p>20519.8</text:p>
              </table:table-cell>
              <table:table-cell office:value-type="float" office:value="20519.8">
                <text:p>20519.8</text:p>
              </table:table-cell>
              <table:table-cell office:value-type="float" office:value="20519.8">
                <text:p>20519.8</text:p>
              </table:table-cell>
              <table:table-cell office:value-type="float" office:value="20519.8">
                <text:p>20519.8</text:p>
              </table:table-cell>
              <table:table-cell office:value-type="float" office:value="20519.8">
                <text:p>20519.8</text:p>
              </table:table-cell>
              <table:table-cell office:value-type="float" office:value="20519.8">
                <text:p>20519.8</text:p>
              </table:table-cell>
              <table:table-cell office:value-type="float" office:value="20511.1">
                <text:p>20511.1</text:p>
              </table:table-cell>
              <table:table-cell office:value-type="float" office:value="20511.1">
                <text:p>20511.1</text:p>
              </table:table-cell>
              <table:table-cell office:value-type="float" office:value="20511.1">
                <text:p>20511.1</text:p>
              </table:table-cell>
              <table:table-cell office:value-type="float" office:value="20511.1">
                <text:p>20511.1</text:p>
              </table:table-cell>
              <table:table-cell office:value-type="float" office:value="20511.1">
                <text:p>20511.1</text:p>
              </table:table-cell>
              <table:table-cell office:value-type="float" office:value="20511.1">
                <text:p>20511.1</text:p>
              </table:table-cell>
              <table:table-cell office:value-type="float" office:value="20511.1">
                <text:p>20511.1</text:p>
              </table:table-cell>
              <table:table-cell office:value-type="float" office:value="20511.1">
                <text:p>20511.1</text:p>
              </table:table-cell>
              <table:table-cell office:value-type="float" office:value="19929.9">
                <text:p>19929.9</text:p>
              </table:table-cell>
              <table:table-cell office:value-type="float" office:value="19929.9">
                <text:p>19929.9</text:p>
              </table:table-cell>
              <table:table-cell office:value-type="float" office:value="19929.9">
                <text:p>19929.9</text:p>
              </table:table-cell>
              <table:table-cell office:value-type="float" office:value="19927.6">
                <text:p>19927.6</text:p>
              </table:table-cell>
              <table:table-cell office:value-type="float" office:value="19927.6">
                <text:p>19927.6</text:p>
              </table:table-cell>
              <table:table-cell office:value-type="float" office:value="19927.6">
                <text:p>19927.6</text:p>
              </table:table-cell>
              <table:table-cell office:value-type="float" office:value="19927.6">
                <text:p>19927.6</text:p>
              </table:table-cell>
              <table:table-cell office:value-type="float" office:value="19927.6">
                <text:p>19927.6</text:p>
              </table:table-cell>
              <table:table-cell office:value-type="float" office:value="19927.6">
                <text:p>19927.6</text:p>
              </table:table-cell>
              <table:table-cell office:value-type="float" office:value="19927.6">
                <text:p>19927.6</text:p>
              </table:table-cell>
              <table:table-cell office:value-type="float" office:value="19927.6">
                <text:p>19927.6</text:p>
              </table:table-cell>
              <table:table-cell office:value-type="float" office:value="19927.6">
                <text:p>19927.6</text:p>
              </table:table-cell>
              <table:table-cell office:value-type="float" office:value="19895">
                <text:p>19895</text:p>
              </table:table-cell>
              <table:table-cell office:value-type="float" office:value="19895">
                <text:p>19895</text:p>
              </table:table-cell>
              <table:table-cell office:value-type="float" office:value="19895">
                <text:p>19895</text:p>
              </table:table-cell>
              <table:table-cell office:value-type="float" office:value="19895">
                <text:p>19895</text:p>
              </table:table-cell>
              <table:table-cell office:value-type="float" office:value="19895">
                <text:p>19895</text:p>
              </table:table-cell>
              <table:table-cell office:value-type="float" office:value="19895">
                <text:p>19895</text:p>
              </table:table-cell>
              <table:table-cell office:value-type="float" office:value="19895">
                <text:p>19895</text:p>
              </table:table-cell>
              <table:table-cell office:value-type="float" office:value="19895">
                <text:p>19895</text:p>
              </table:table-cell>
              <table:table-cell office:value-type="float" office:value="19895">
                <text:p>19895</text:p>
              </table:table-cell>
              <table:table-cell office:value-type="float" office:value="19895">
                <text:p>19895</text:p>
              </table:table-cell>
              <table:table-cell office:value-type="float" office:value="19895">
                <text:p>19895</text:p>
              </table:table-cell>
              <table:table-cell office:value-type="float" office:value="19895">
                <text:p>19895</text:p>
              </table:table-cell>
              <table:table-cell office:value-type="float" office:value="19895">
                <text:p>19895</text:p>
              </table:table-cell>
              <table:table-cell office:value-type="float" office:value="19895">
                <text:p>19895</text:p>
              </table:table-cell>
              <table:table-cell office:value-type="float" office:value="19895">
                <text:p>19895</text:p>
              </table:table-cell>
              <table:table-cell office:value-type="float" office:value="19895">
                <text:p>19895</text:p>
              </table:table-cell>
            </table:table-row>
            <table:table-row>
              <table:table-cell office:value-type="string">
                <text:p>Run: 5</text:p>
                <draw:g>
                  <svg:desc>Sheet1.G21:Sheet1.G21</svg:desc>
                </draw:g>
              </table:table-cell>
              <table:table-cell office:value-type="float" office:value="25405.4">
                <text:p>25405.4</text:p>
                <draw:g>
                  <svg:desc>Sheet1.A22:Sheet1.BK22</svg:desc>
                </draw:g>
              </table:table-cell>
              <table:table-cell office:value-type="float" office:value="25405.4">
                <text:p>25405.4</text:p>
              </table:table-cell>
              <table:table-cell office:value-type="float" office:value="25405.4">
                <text:p>25405.4</text:p>
              </table:table-cell>
              <table:table-cell office:value-type="float" office:value="25378.3">
                <text:p>25378.3</text:p>
              </table:table-cell>
              <table:table-cell office:value-type="float" office:value="25378.3">
                <text:p>25378.3</text:p>
              </table:table-cell>
              <table:table-cell office:value-type="float" office:value="25378.3">
                <text:p>25378.3</text:p>
              </table:table-cell>
              <table:table-cell office:value-type="float" office:value="25378.3">
                <text:p>25378.3</text:p>
              </table:table-cell>
              <table:table-cell office:value-type="float" office:value="25378.3">
                <text:p>25378.3</text:p>
              </table:table-cell>
              <table:table-cell office:value-type="float" office:value="25378.3">
                <text:p>25378.3</text:p>
              </table:table-cell>
              <table:table-cell office:value-type="float" office:value="25378.3">
                <text:p>25378.3</text:p>
              </table:table-cell>
              <table:table-cell office:value-type="float" office:value="25378.3">
                <text:p>25378.3</text:p>
              </table:table-cell>
              <table:table-cell office:value-type="float" office:value="25378.3">
                <text:p>25378.3</text:p>
              </table:table-cell>
              <table:table-cell office:value-type="float" office:value="25378.3">
                <text:p>25378.3</text:p>
              </table:table-cell>
              <table:table-cell office:value-type="float" office:value="25378.3">
                <text:p>25378.3</text:p>
              </table:table-cell>
              <table:table-cell office:value-type="float" office:value="25378.3">
                <text:p>25378.3</text:p>
              </table:table-cell>
              <table:table-cell office:value-type="float" office:value="25170.1">
                <text:p>25170.1</text:p>
              </table:table-cell>
              <table:table-cell office:value-type="float" office:value="25170.1">
                <text:p>25170.1</text:p>
              </table:table-cell>
              <table:table-cell office:value-type="float" office:value="25170.1">
                <text:p>25170.1</text:p>
              </table:table-cell>
              <table:table-cell office:value-type="float" office:value="25104.1">
                <text:p>25104.1</text:p>
              </table:table-cell>
              <table:table-cell office:value-type="float" office:value="25104.1">
                <text:p>25104.1</text:p>
              </table:table-cell>
              <table:table-cell office:value-type="float" office:value="24592.3">
                <text:p>24592.3</text:p>
              </table:table-cell>
              <table:table-cell office:value-type="float" office:value="24592.3">
                <text:p>24592.3</text:p>
              </table:table-cell>
              <table:table-cell office:value-type="float" office:value="24592.3">
                <text:p>24592.3</text:p>
              </table:table-cell>
              <table:table-cell office:value-type="float" office:value="24592.3">
                <text:p>24592.3</text:p>
              </table:table-cell>
              <table:table-cell office:value-type="float" office:value="24592.3">
                <text:p>24592.3</text:p>
              </table:table-cell>
              <table:table-cell office:value-type="float" office:value="24592.3">
                <text:p>24592.3</text:p>
              </table:table-cell>
              <table:table-cell office:value-type="float" office:value="24592.3">
                <text:p>24592.3</text:p>
              </table:table-cell>
              <table:table-cell office:value-type="float" office:value="24592.3">
                <text:p>24592.3</text:p>
              </table:table-cell>
              <table:table-cell office:value-type="float" office:value="24492">
                <text:p>24492</text:p>
              </table:table-cell>
              <table:table-cell office:value-type="float" office:value="24492">
                <text:p>24492</text:p>
              </table:table-cell>
              <table:table-cell office:value-type="float" office:value="24492">
                <text:p>24492</text:p>
              </table:table-cell>
              <table:table-cell office:value-type="float" office:value="24399.9">
                <text:p>24399.9</text:p>
              </table:table-cell>
              <table:table-cell office:value-type="float" office:value="24399.9">
                <text:p>24399.9</text:p>
              </table:table-cell>
              <table:table-cell office:value-type="float" office:value="24182.8">
                <text:p>24182.8</text:p>
              </table:table-cell>
              <table:table-cell office:value-type="float" office:value="24182.8">
                <text:p>24182.8</text:p>
              </table:table-cell>
              <table:table-cell office:value-type="float" office:value="24182.8">
                <text:p>24182.8</text:p>
              </table:table-cell>
              <table:table-cell office:value-type="float" office:value="23747">
                <text:p>23747</text:p>
              </table:table-cell>
              <table:table-cell office:value-type="float" office:value="22739.8">
                <text:p>22739.8</text:p>
              </table:table-cell>
              <table:table-cell office:value-type="float" office:value="22739.8">
                <text:p>22739.8</text:p>
              </table:table-cell>
              <table:table-cell office:value-type="float" office:value="22739.8">
                <text:p>22739.8</text:p>
              </table:table-cell>
              <table:table-cell office:value-type="float" office:value="22190.6">
                <text:p>22190.6</text:p>
              </table:table-cell>
              <table:table-cell office:value-type="float" office:value="22190.6">
                <text:p>22190.6</text:p>
              </table:table-cell>
              <table:table-cell office:value-type="float" office:value="22190.6">
                <text:p>22190.6</text:p>
              </table:table-cell>
              <table:table-cell office:value-type="float" office:value="22190.6">
                <text:p>22190.6</text:p>
              </table:table-cell>
              <table:table-cell office:value-type="float" office:value="22190.6">
                <text:p>22190.6</text:p>
              </table:table-cell>
              <table:table-cell office:value-type="float" office:value="22190.6">
                <text:p>22190.6</text:p>
              </table:table-cell>
              <table:table-cell office:value-type="float" office:value="22190.6">
                <text:p>22190.6</text:p>
              </table:table-cell>
              <table:table-cell office:value-type="float" office:value="21969.5">
                <text:p>21969.5</text:p>
              </table:table-cell>
              <table:table-cell office:value-type="float" office:value="21969.5">
                <text:p>21969.5</text:p>
              </table:table-cell>
              <table:table-cell office:value-type="float" office:value="21969.5">
                <text:p>21969.5</text:p>
              </table:table-cell>
              <table:table-cell office:value-type="float" office:value="21969.5">
                <text:p>21969.5</text:p>
              </table:table-cell>
              <table:table-cell office:value-type="float" office:value="21969.5">
                <text:p>21969.5</text:p>
              </table:table-cell>
              <table:table-cell office:value-type="float" office:value="21969.5">
                <text:p>21969.5</text:p>
              </table:table-cell>
              <table:table-cell office:value-type="float" office:value="21969.5">
                <text:p>21969.5</text:p>
              </table:table-cell>
              <table:table-cell office:value-type="float" office:value="21969.5">
                <text:p>21969.5</text:p>
              </table:table-cell>
              <table:table-cell office:value-type="float" office:value="21969.5">
                <text:p>21969.5</text:p>
              </table:table-cell>
              <table:table-cell office:value-type="float" office:value="21969.5">
                <text:p>21969.5</text:p>
              </table:table-cell>
              <table:table-cell office:value-type="float" office:value="21969.5">
                <text:p>21969.5</text:p>
              </table:table-cell>
              <table:table-cell office:value-type="float" office:value="21969.5">
                <text:p>21969.5</text:p>
              </table:table-cell>
              <table:table-cell office:value-type="float" office:value="21969.5">
                <text:p>21969.5</text:p>
              </table:table-cell>
              <table:table-cell office:value-type="float" office:value="21969.5">
                <text:p>21969.5</text:p>
              </table:table-cell>
              <table:table-cell office:value-type="float" office:value="21969.5">
                <text:p>21969.5</text:p>
              </table:table-cell>
              <table:table-cell office:value-type="float" office:value="21969.5">
                <text:p>21969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36cm" svg:y="0.027cm" chart:style-name="ch2">
          <text:p>Average Fitness for each Generation</text:p>
        </chart:title>
        <chart:subtitle svg:x="1.275cm" svg:y="0.824cm" chart:style-name="ch3">
          <text:p>Crossover: 100%, Mutation: 0%, Population: 100, K: 5, Dynamic Mutation: Off</text:p>
        </chart:subtitle>
        <chart:legend chart:legend-position="end" svg:x="13.651cm" svg:y="3.205cm" style:legend-expansion="high" chart:style-name="ch4"/>
        <chart:plot-area chart:style-name="ch5" table:cell-range-address="Sheet1.G1:Sheet1.G1 Sheet1.A3:Sheet1.EC3 Sheet1.G6:Sheet1.G6 Sheet1.A8:Sheet1.FO8 Sheet1.G11:Sheet1.G11 Sheet1.A13:Sheet1.GT13 Sheet1.G16:Sheet1.G16 Sheet1.A18:Sheet1.CS18 Sheet1.G21:Sheet1.G21 Sheet1.A23:Sheet1.BK23" chart:data-source-has-labels="column" svg:x="0.319cm" svg:y="1.334cm" svg:width="13.01cm" svg:height="7.485cm">
          <chartooo:coordinate-region svg:x="1.496cm" svg:y="1.533cm" svg:width="11.833cm" svg:height="6.362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A3:Sheet1.EC3" chart:label-cell-address="Sheet1.G1:Sheet1.G1" chart:class="chart:line">
            <chart:data-point chart:repeated="133"/>
          </chart:series>
          <chart:series chart:style-name="ch9" chart:values-cell-range-address="Sheet1.A8:Sheet1.FO8" chart:label-cell-address="Sheet1.G6:Sheet1.G6" chart:class="chart:line">
            <chart:data-point chart:repeated="171"/>
          </chart:series>
          <chart:series chart:style-name="ch10" chart:values-cell-range-address="Sheet1.A13:Sheet1.GT13" chart:label-cell-address="Sheet1.G11:Sheet1.G11" chart:class="chart:line">
            <chart:data-point chart:repeated="202"/>
          </chart:series>
          <chart:series chart:style-name="ch11" chart:values-cell-range-address="Sheet1.A18:Sheet1.CS18" chart:label-cell-address="Sheet1.G16:Sheet1.G16" chart:class="chart:line">
            <chart:data-point chart:repeated="97"/>
          </chart:series>
          <chart:series chart:style-name="ch12" chart:values-cell-range-address="Sheet1.A23:Sheet1.BK23" chart:label-cell-address="Sheet1.G21:Sheet1.G21" chart:class="chart:line">
            <chart:data-point chart:repeated="6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</table:table-row>
          </table:table-header-rows>
          <table:table-rows>
            <table:table-row>
              <table:table-cell office:value-type="string">
                <text:p>Run: 1</text:p>
                <draw:g>
                  <svg:desc>Sheet1.G1:Sheet1.G1</svg:desc>
                </draw:g>
              </table:table-cell>
              <table:table-cell office:value-type="float" office:value="29295">
                <text:p>29295</text:p>
                <draw:g>
                  <svg:desc>Sheet1.A3:Sheet1.EC3</svg:desc>
                </draw:g>
              </table:table-cell>
              <table:table-cell office:value-type="float" office:value="27850.5">
                <text:p>27850.5</text:p>
              </table:table-cell>
              <table:table-cell office:value-type="float" office:value="26444.5">
                <text:p>26444.5</text:p>
              </table:table-cell>
              <table:table-cell office:value-type="float" office:value="25649.5">
                <text:p>25649.5</text:p>
              </table:table-cell>
              <table:table-cell office:value-type="float" office:value="25555.6">
                <text:p>25555.6</text:p>
              </table:table-cell>
              <table:table-cell office:value-type="float" office:value="25557.9">
                <text:p>25557.9</text:p>
              </table:table-cell>
              <table:table-cell office:value-type="float" office:value="25553.7">
                <text:p>25553.7</text:p>
              </table:table-cell>
              <table:table-cell office:value-type="float" office:value="25553.8">
                <text:p>25553.8</text:p>
              </table:table-cell>
              <table:table-cell office:value-type="float" office:value="25526.6">
                <text:p>25526.6</text:p>
              </table:table-cell>
              <table:table-cell office:value-type="float" office:value="25422.6">
                <text:p>25422.6</text:p>
              </table:table-cell>
              <table:table-cell office:value-type="float" office:value="25083.6">
                <text:p>25083.6</text:p>
              </table:table-cell>
              <table:table-cell office:value-type="float" office:value="24372.9">
                <text:p>24372.9</text:p>
              </table:table-cell>
              <table:table-cell office:value-type="float" office:value="24043">
                <text:p>24043</text:p>
              </table:table-cell>
              <table:table-cell office:value-type="float" office:value="24027.3">
                <text:p>24027.3</text:p>
              </table:table-cell>
              <table:table-cell office:value-type="float" office:value="23987.6">
                <text:p>23987.6</text:p>
              </table:table-cell>
              <table:table-cell office:value-type="float" office:value="23826.7">
                <text:p>23826.7</text:p>
              </table:table-cell>
              <table:table-cell office:value-type="float" office:value="23470.9">
                <text:p>23470.9</text:p>
              </table:table-cell>
              <table:table-cell office:value-type="float" office:value="23397.3">
                <text:p>23397.3</text:p>
              </table:table-cell>
              <table:table-cell office:value-type="float" office:value="23387.3">
                <text:p>23387.3</text:p>
              </table:table-cell>
              <table:table-cell office:value-type="float" office:value="23385.2">
                <text:p>23385.2</text:p>
              </table:table-cell>
              <table:table-cell office:value-type="float" office:value="23339.9">
                <text:p>23339.9</text:p>
              </table:table-cell>
              <table:table-cell office:value-type="float" office:value="23222">
                <text:p>23222</text:p>
              </table:table-cell>
              <table:table-cell office:value-type="float" office:value="23162.2">
                <text:p>23162.2</text:p>
              </table:table-cell>
              <table:table-cell office:value-type="float" office:value="23161.6">
                <text:p>23161.6</text:p>
              </table:table-cell>
              <table:table-cell office:value-type="float" office:value="23161.6">
                <text:p>23161.6</text:p>
              </table:table-cell>
              <table:table-cell office:value-type="float" office:value="23166.7">
                <text:p>23166.7</text:p>
              </table:table-cell>
              <table:table-cell office:value-type="float" office:value="23163.8">
                <text:p>23163.8</text:p>
              </table:table-cell>
              <table:table-cell office:value-type="float" office:value="23161.6">
                <text:p>23161.6</text:p>
              </table:table-cell>
              <table:table-cell office:value-type="float" office:value="23157.1">
                <text:p>23157.1</text:p>
              </table:table-cell>
              <table:table-cell office:value-type="float" office:value="23151">
                <text:p>23151</text:p>
              </table:table-cell>
              <table:table-cell office:value-type="float" office:value="23033.6">
                <text:p>23033.6</text:p>
              </table:table-cell>
              <table:table-cell office:value-type="float" office:value="22775.5">
                <text:p>22775.5</text:p>
              </table:table-cell>
              <table:table-cell office:value-type="float" office:value="22591.7">
                <text:p>22591.7</text:p>
              </table:table-cell>
              <table:table-cell office:value-type="float" office:value="22520.6">
                <text:p>22520.6</text:p>
              </table:table-cell>
              <table:table-cell office:value-type="float" office:value="22293.3">
                <text:p>22293.3</text:p>
              </table:table-cell>
              <table:table-cell office:value-type="float" office:value="22216.4">
                <text:p>22216.4</text:p>
              </table:table-cell>
              <table:table-cell office:value-type="float" office:value="22191">
                <text:p>22191</text:p>
              </table:table-cell>
              <table:table-cell office:value-type="float" office:value="22119.2">
                <text:p>22119.2</text:p>
              </table:table-cell>
              <table:table-cell office:value-type="float" office:value="22063.4">
                <text:p>22063.4</text:p>
              </table:table-cell>
              <table:table-cell office:value-type="float" office:value="22029.9">
                <text:p>22029.9</text:p>
              </table:table-cell>
              <table:table-cell office:value-type="float" office:value="21947.5">
                <text:p>21947.5</text:p>
              </table:table-cell>
              <table:table-cell office:value-type="float" office:value="21910.1">
                <text:p>21910.1</text:p>
              </table:table-cell>
              <table:table-cell office:value-type="float" office:value="21899.5">
                <text:p>21899.5</text:p>
              </table:table-cell>
              <table:table-cell office:value-type="float" office:value="21891.8">
                <text:p>21891.8</text:p>
              </table:table-cell>
              <table:table-cell office:value-type="float" office:value="21872.1">
                <text:p>21872.1</text:p>
              </table:table-cell>
              <table:table-cell office:value-type="float" office:value="21857.5">
                <text:p>21857.5</text:p>
              </table:table-cell>
              <table:table-cell office:value-type="float" office:value="21840.5">
                <text:p>21840.5</text:p>
              </table:table-cell>
              <table:table-cell office:value-type="float" office:value="21838.1">
                <text:p>21838.1</text:p>
              </table:table-cell>
              <table:table-cell office:value-type="float" office:value="21811.4">
                <text:p>21811.4</text:p>
              </table:table-cell>
              <table:table-cell office:value-type="float" office:value="21809.8">
                <text:p>21809.8</text:p>
              </table:table-cell>
              <table:table-cell office:value-type="float" office:value="21784.3">
                <text:p>21784.3</text:p>
              </table:table-cell>
              <table:table-cell office:value-type="float" office:value="21674.1">
                <text:p>21674.1</text:p>
              </table:table-cell>
              <table:table-cell office:value-type="float" office:value="21383.6">
                <text:p>21383.6</text:p>
              </table:table-cell>
              <table:table-cell office:value-type="float" office:value="21280">
                <text:p>21280</text:p>
              </table:table-cell>
              <table:table-cell office:value-type="float" office:value="21243.4">
                <text:p>21243.4</text:p>
              </table:table-cell>
              <table:table-cell office:value-type="float" office:value="21159.9">
                <text:p>21159.9</text:p>
              </table:table-cell>
              <table:table-cell office:value-type="float" office:value="21028.6">
                <text:p>21028.6</text:p>
              </table:table-cell>
              <table:table-cell office:value-type="float" office:value="20984.3">
                <text:p>20984.3</text:p>
              </table:table-cell>
              <table:table-cell office:value-type="float" office:value="20992.4">
                <text:p>20992.4</text:p>
              </table:table-cell>
              <table:table-cell office:value-type="float" office:value="20988.9">
                <text:p>20988.9</text:p>
              </table:table-cell>
              <table:table-cell office:value-type="float" office:value="21003.6">
                <text:p>21003.6</text:p>
              </table:table-cell>
              <table:table-cell office:value-type="float" office:value="20984">
                <text:p>20984</text:p>
              </table:table-cell>
              <table:table-cell office:value-type="float" office:value="20993.7">
                <text:p>20993.7</text:p>
              </table:table-cell>
              <table:table-cell office:value-type="float" office:value="20983.9">
                <text:p>20983.9</text:p>
              </table:table-cell>
              <table:table-cell office:value-type="float" office:value="20983.8">
                <text:p>20983.8</text:p>
              </table:table-cell>
              <table:table-cell office:value-type="float" office:value="20987.8">
                <text:p>20987.8</text:p>
              </table:table-cell>
              <table:table-cell office:value-type="float" office:value="20983.9">
                <text:p>20983.9</text:p>
              </table:table-cell>
              <table:table-cell office:value-type="float" office:value="20977">
                <text:p>20977</text:p>
              </table:table-cell>
              <table:table-cell office:value-type="float" office:value="20961.1">
                <text:p>20961.1</text:p>
              </table:table-cell>
              <table:table-cell office:value-type="float" office:value="20957.1">
                <text:p>20957.1</text:p>
              </table:table-cell>
              <table:table-cell office:value-type="float" office:value="20930.3">
                <text:p>20930.3</text:p>
              </table:table-cell>
              <table:table-cell office:value-type="float" office:value="20916.1">
                <text:p>20916.1</text:p>
              </table:table-cell>
              <table:table-cell office:value-type="float" office:value="20838.9">
                <text:p>20838.9</text:p>
              </table:table-cell>
              <table:table-cell office:value-type="float" office:value="20652.7">
                <text:p>20652.7</text:p>
              </table:table-cell>
              <table:table-cell office:value-type="float" office:value="20539.4">
                <text:p>20539.4</text:p>
              </table:table-cell>
              <table:table-cell office:value-type="float" office:value="20533.3">
                <text:p>20533.3</text:p>
              </table:table-cell>
              <table:table-cell office:value-type="float" office:value="20519.4">
                <text:p>20519.4</text:p>
              </table:table-cell>
              <table:table-cell office:value-type="float" office:value="20484.7">
                <text:p>20484.7</text:p>
              </table:table-cell>
              <table:table-cell office:value-type="float" office:value="20423.3">
                <text:p>20423.3</text:p>
              </table:table-cell>
              <table:table-cell office:value-type="float" office:value="20381.2">
                <text:p>20381.2</text:p>
              </table:table-cell>
              <table:table-cell office:value-type="float" office:value="20380.8">
                <text:p>20380.8</text:p>
              </table:table-cell>
              <table:table-cell office:value-type="float" office:value="20405.5">
                <text:p>20405.5</text:p>
              </table:table-cell>
              <table:table-cell office:value-type="float" office:value="20381.1">
                <text:p>20381.1</text:p>
              </table:table-cell>
              <table:table-cell office:value-type="float" office:value="20380.8">
                <text:p>20380.8</text:p>
              </table:table-cell>
              <table:table-cell office:value-type="float" office:value="20380.8">
                <text:p>20380.8</text:p>
              </table:table-cell>
              <table:table-cell office:value-type="float" office:value="20380.8">
                <text:p>20380.8</text:p>
              </table:table-cell>
              <table:table-cell office:value-type="float" office:value="20383.2">
                <text:p>20383.2</text:p>
              </table:table-cell>
              <table:table-cell office:value-type="float" office:value="20380.8">
                <text:p>20380.8</text:p>
              </table:table-cell>
              <table:table-cell office:value-type="float" office:value="20384.5">
                <text:p>20384.5</text:p>
              </table:table-cell>
              <table:table-cell office:value-type="float" office:value="20375.9">
                <text:p>20375.9</text:p>
              </table:table-cell>
              <table:table-cell office:value-type="float" office:value="20349.6">
                <text:p>20349.6</text:p>
              </table:table-cell>
              <table:table-cell office:value-type="float" office:value="20299.3">
                <text:p>20299.3</text:p>
              </table:table-cell>
              <table:table-cell office:value-type="float" office:value="20228.1">
                <text:p>20228.1</text:p>
              </table:table-cell>
              <table:table-cell office:value-type="float" office:value="20225.3">
                <text:p>20225.3</text:p>
              </table:table-cell>
              <table:table-cell office:value-type="float" office:value="20225.3">
                <text:p>20225.3</text:p>
              </table:table-cell>
              <table:table-cell office:value-type="float" office:value="20225.3">
                <text:p>20225.3</text:p>
              </table:table-cell>
              <table:table-cell office:value-type="float" office:value="20225.3">
                <text:p>20225.3</text:p>
              </table:table-cell>
              <table:table-cell office:value-type="float" office:value="20251.8">
                <text:p>20251.8</text:p>
              </table:table-cell>
              <table:table-cell office:value-type="float" office:value="20246.1">
                <text:p>20246.1</text:p>
              </table:table-cell>
              <table:table-cell office:value-type="float" office:value="20229">
                <text:p>20229</text:p>
              </table:table-cell>
              <table:table-cell office:value-type="float" office:value="20225.3">
                <text:p>20225.3</text:p>
              </table:table-cell>
              <table:table-cell office:value-type="float" office:value="20238.4">
                <text:p>20238.4</text:p>
              </table:table-cell>
              <table:table-cell office:value-type="float" office:value="20225.1">
                <text:p>20225.1</text:p>
              </table:table-cell>
              <table:table-cell office:value-type="float" office:value="20220.7">
                <text:p>20220.7</text:p>
              </table:table-cell>
              <table:table-cell office:value-type="float" office:value="20196.5">
                <text:p>20196.5</text:p>
              </table:table-cell>
              <table:table-cell office:value-type="float" office:value="20123.9">
                <text:p>20123.9</text:p>
              </table:table-cell>
              <table:table-cell office:value-type="float" office:value="19970.1">
                <text:p>19970.1</text:p>
              </table:table-cell>
              <table:table-cell office:value-type="float" office:value="19898.9">
                <text:p>19898.9</text:p>
              </table:table-cell>
              <table:table-cell office:value-type="float" office:value="19831.5">
                <text:p>19831.5</text:p>
              </table:table-cell>
              <table:table-cell office:value-type="float" office:value="19615.7">
                <text:p>19615.7</text:p>
              </table:table-cell>
              <table:table-cell office:value-type="float" office:value="19392.5">
                <text:p>19392.5</text:p>
              </table:table-cell>
              <table:table-cell office:value-type="float" office:value="19397.8">
                <text:p>19397.8</text:p>
              </table:table-cell>
              <table:table-cell office:value-type="float" office:value="19387">
                <text:p>19387</text:p>
              </table:table-cell>
              <table:table-cell office:value-type="float" office:value="19384.9">
                <text:p>19384.9</text:p>
              </table:table-cell>
              <table:table-cell office:value-type="float" office:value="19397.7">
                <text:p>19397.7</text:p>
              </table:table-cell>
              <table:table-cell office:value-type="float" office:value="19388.5">
                <text:p>19388.5</text:p>
              </table:table-cell>
              <table:table-cell office:value-type="float" office:value="19384.1">
                <text:p>19384.1</text:p>
              </table:table-cell>
              <table:table-cell office:value-type="float" office:value="19377.4">
                <text:p>19377.4</text:p>
              </table:table-cell>
              <table:table-cell office:value-type="float" office:value="19353">
                <text:p>19353</text:p>
              </table:table-cell>
              <table:table-cell office:value-type="float" office:value="19304.5">
                <text:p>19304.5</text:p>
              </table:table-cell>
              <table:table-cell office:value-type="float" office:value="19240.2">
                <text:p>19240.2</text:p>
              </table:table-cell>
              <table:table-cell office:value-type="float" office:value="19238.9">
                <text:p>19238.9</text:p>
              </table:table-cell>
              <table:table-cell office:value-type="float" office:value="19217.8">
                <text:p>19217.8</text:p>
              </table:table-cell>
              <table:table-cell office:value-type="float" office:value="19215.2">
                <text:p>19215.2</text:p>
              </table:table-cell>
              <table:table-cell office:value-type="float" office:value="19218.9">
                <text:p>19218.9</text:p>
              </table:table-cell>
              <table:table-cell office:value-type="float" office:value="19215.2">
                <text:p>19215.2</text:p>
              </table:table-cell>
              <table:table-cell office:value-type="float" office:value="19259.9">
                <text:p>19259.9</text:p>
              </table:table-cell>
              <table:table-cell office:value-type="float" office:value="19217.5">
                <text:p>19217.5</text:p>
              </table:table-cell>
              <table:table-cell office:value-type="float" office:value="19215.2">
                <text:p>19215.2</text:p>
              </table:table-cell>
              <table:table-cell office:value-type="float" office:value="19216.2">
                <text:p>19216.2</text:p>
              </table:table-cell>
              <table:table-cell office:value-type="float" office:value="19215.2">
                <text:p>19215.2</text:p>
              </table:table-cell>
              <table:table-cell office:value-type="float" office:value="19219.4">
                <text:p>19219.4</text:p>
              </table:table-cell>
              <table:table-cell office:value-type="float" office:value="19215.2">
                <text:p>19215.2</text:p>
              </table:table-cell>
            </table:table-row>
            <table:table-row>
              <table:table-cell office:value-type="string">
                <text:p>Run: 2</text:p>
                <draw:g>
                  <svg:desc>Sheet1.G6:Sheet1.G6</svg:desc>
                </draw:g>
              </table:table-cell>
              <table:table-cell office:value-type="float" office:value="29319.2">
                <text:p>29319.2</text:p>
                <draw:g>
                  <svg:desc>Sheet1.A8:Sheet1.FO8</svg:desc>
                </draw:g>
              </table:table-cell>
              <table:table-cell office:value-type="float" office:value="27550.7">
                <text:p>27550.7</text:p>
              </table:table-cell>
              <table:table-cell office:value-type="float" office:value="25974.5">
                <text:p>25974.5</text:p>
              </table:table-cell>
              <table:table-cell office:value-type="float" office:value="24778.1">
                <text:p>24778.1</text:p>
              </table:table-cell>
              <table:table-cell office:value-type="float" office:value="24422.4">
                <text:p>24422.4</text:p>
              </table:table-cell>
              <table:table-cell office:value-type="float" office:value="24385">
                <text:p>24385</text:p>
              </table:table-cell>
              <table:table-cell office:value-type="float" office:value="24235.8">
                <text:p>24235.8</text:p>
              </table:table-cell>
              <table:table-cell office:value-type="float" office:value="23942.9">
                <text:p>23942.9</text:p>
              </table:table-cell>
              <table:table-cell office:value-type="float" office:value="23877">
                <text:p>23877</text:p>
              </table:table-cell>
              <table:table-cell office:value-type="float" office:value="23874.6">
                <text:p>23874.6</text:p>
              </table:table-cell>
              <table:table-cell office:value-type="float" office:value="23866.1">
                <text:p>23866.1</text:p>
              </table:table-cell>
              <table:table-cell office:value-type="float" office:value="23837.5">
                <text:p>23837.5</text:p>
              </table:table-cell>
              <table:table-cell office:value-type="float" office:value="23831.5">
                <text:p>23831.5</text:p>
              </table:table-cell>
              <table:table-cell office:value-type="float" office:value="23830.5">
                <text:p>23830.5</text:p>
              </table:table-cell>
              <table:table-cell office:value-type="float" office:value="23844.5">
                <text:p>23844.5</text:p>
              </table:table-cell>
              <table:table-cell office:value-type="float" office:value="23800">
                <text:p>23800</text:p>
              </table:table-cell>
              <table:table-cell office:value-type="float" office:value="23753.3">
                <text:p>23753.3</text:p>
              </table:table-cell>
              <table:table-cell office:value-type="float" office:value="23732.2">
                <text:p>23732.2</text:p>
              </table:table-cell>
              <table:table-cell office:value-type="float" office:value="23693.5">
                <text:p>23693.5</text:p>
              </table:table-cell>
              <table:table-cell office:value-type="float" office:value="23562.5">
                <text:p>23562.5</text:p>
              </table:table-cell>
              <table:table-cell office:value-type="float" office:value="23423.8">
                <text:p>23423.8</text:p>
              </table:table-cell>
              <table:table-cell office:value-type="float" office:value="23406.5">
                <text:p>23406.5</text:p>
              </table:table-cell>
              <table:table-cell office:value-type="float" office:value="23367.9">
                <text:p>23367.9</text:p>
              </table:table-cell>
              <table:table-cell office:value-type="float" office:value="23364.9">
                <text:p>23364.9</text:p>
              </table:table-cell>
              <table:table-cell office:value-type="float" office:value="23352.8">
                <text:p>23352.8</text:p>
              </table:table-cell>
              <table:table-cell office:value-type="float" office:value="23259.8">
                <text:p>23259.8</text:p>
              </table:table-cell>
              <table:table-cell office:value-type="float" office:value="23063.3">
                <text:p>23063.3</text:p>
              </table:table-cell>
              <table:table-cell office:value-type="float" office:value="22978.6">
                <text:p>22978.6</text:p>
              </table:table-cell>
              <table:table-cell office:value-type="float" office:value="22968.3">
                <text:p>22968.3</text:p>
              </table:table-cell>
              <table:table-cell office:value-type="float" office:value="22889.1">
                <text:p>22889.1</text:p>
              </table:table-cell>
              <table:table-cell office:value-type="float" office:value="22574.8">
                <text:p>22574.8</text:p>
              </table:table-cell>
              <table:table-cell office:value-type="float" office:value="22051">
                <text:p>22051</text:p>
              </table:table-cell>
              <table:table-cell office:value-type="float" office:value="21938.3">
                <text:p>21938.3</text:p>
              </table:table-cell>
              <table:table-cell office:value-type="float" office:value="21932.7">
                <text:p>21932.7</text:p>
              </table:table-cell>
              <table:table-cell office:value-type="float" office:value="21935.6">
                <text:p>21935.6</text:p>
              </table:table-cell>
              <table:table-cell office:value-type="float" office:value="21892.2">
                <text:p>21892.2</text:p>
              </table:table-cell>
              <table:table-cell office:value-type="float" office:value="21719.4">
                <text:p>21719.4</text:p>
              </table:table-cell>
              <table:table-cell office:value-type="float" office:value="21574.3">
                <text:p>21574.3</text:p>
              </table:table-cell>
              <table:table-cell office:value-type="float" office:value="21555">
                <text:p>21555</text:p>
              </table:table-cell>
              <table:table-cell office:value-type="float" office:value="21525.3">
                <text:p>21525.3</text:p>
              </table:table-cell>
              <table:table-cell office:value-type="float" office:value="21386.8">
                <text:p>21386.8</text:p>
              </table:table-cell>
              <table:table-cell office:value-type="float" office:value="21002.9">
                <text:p>21002.9</text:p>
              </table:table-cell>
              <table:table-cell office:value-type="float" office:value="20885">
                <text:p>20885</text:p>
              </table:table-cell>
              <table:table-cell office:value-type="float" office:value="20894.7">
                <text:p>20894.7</text:p>
              </table:table-cell>
              <table:table-cell office:value-type="float" office:value="20886.5">
                <text:p>20886.5</text:p>
              </table:table-cell>
              <table:table-cell office:value-type="float" office:value="20896.5">
                <text:p>20896.5</text:p>
              </table:table-cell>
              <table:table-cell office:value-type="float" office:value="20887.9">
                <text:p>20887.9</text:p>
              </table:table-cell>
              <table:table-cell office:value-type="float" office:value="20883.9">
                <text:p>20883.9</text:p>
              </table:table-cell>
              <table:table-cell office:value-type="float" office:value="20883.8">
                <text:p>20883.8</text:p>
              </table:table-cell>
              <table:table-cell office:value-type="float" office:value="20885.2">
                <text:p>20885.2</text:p>
              </table:table-cell>
              <table:table-cell office:value-type="float" office:value="20883.9">
                <text:p>20883.9</text:p>
              </table:table-cell>
              <table:table-cell office:value-type="float" office:value="20879">
                <text:p>20879</text:p>
              </table:table-cell>
              <table:table-cell office:value-type="float" office:value="20840.6">
                <text:p>20840.6</text:p>
              </table:table-cell>
              <table:table-cell office:value-type="float" office:value="20672.6">
                <text:p>20672.6</text:p>
              </table:table-cell>
              <table:table-cell office:value-type="float" office:value="20403.4">
                <text:p>20403.4</text:p>
              </table:table-cell>
              <table:table-cell office:value-type="float" office:value="20305.4">
                <text:p>20305.4</text:p>
              </table:table-cell>
              <table:table-cell office:value-type="float" office:value="20209.8">
                <text:p>20209.8</text:p>
              </table:table-cell>
              <table:table-cell office:value-type="float" office:value="20200.5">
                <text:p>20200.5</text:p>
              </table:table-cell>
              <table:table-cell office:value-type="float" office:value="20195">
                <text:p>20195</text:p>
              </table:table-cell>
              <table:table-cell office:value-type="float" office:value="20195">
                <text:p>20195</text:p>
              </table:table-cell>
              <table:table-cell office:value-type="float" office:value="20202.3">
                <text:p>20202.3</text:p>
              </table:table-cell>
              <table:table-cell office:value-type="float" office:value="20200.8">
                <text:p>20200.8</text:p>
              </table:table-cell>
              <table:table-cell office:value-type="float" office:value="20194.6">
                <text:p>20194.6</text:p>
              </table:table-cell>
              <table:table-cell office:value-type="float" office:value="20172.3">
                <text:p>20172.3</text:p>
              </table:table-cell>
              <table:table-cell office:value-type="float" office:value="20122.9">
                <text:p>20122.9</text:p>
              </table:table-cell>
              <table:table-cell office:value-type="float" office:value="19969.9">
                <text:p>19969.9</text:p>
              </table:table-cell>
              <table:table-cell office:value-type="float" office:value="19940.7">
                <text:p>19940.7</text:p>
              </table:table-cell>
              <table:table-cell office:value-type="float" office:value="19942.6">
                <text:p>19942.6</text:p>
              </table:table-cell>
              <table:table-cell office:value-type="float" office:value="19949">
                <text:p>19949</text:p>
              </table:table-cell>
              <table:table-cell office:value-type="float" office:value="19939.8">
                <text:p>19939.8</text:p>
              </table:table-cell>
              <table:table-cell office:value-type="float" office:value="19964.6">
                <text:p>19964.6</text:p>
              </table:table-cell>
              <table:table-cell office:value-type="float" office:value="19932.9">
                <text:p>19932.9</text:p>
              </table:table-cell>
              <table:table-cell office:value-type="float" office:value="19929.3">
                <text:p>19929.3</text:p>
              </table:table-cell>
              <table:table-cell office:value-type="float" office:value="19931.4">
                <text:p>19931.4</text:p>
              </table:table-cell>
              <table:table-cell office:value-type="float" office:value="19929.3">
                <text:p>19929.3</text:p>
              </table:table-cell>
              <table:table-cell office:value-type="float" office:value="19929.3">
                <text:p>19929.3</text:p>
              </table:table-cell>
              <table:table-cell office:value-type="float" office:value="19929.3">
                <text:p>19929.3</text:p>
              </table:table-cell>
              <table:table-cell office:value-type="float" office:value="19946.1">
                <text:p>19946.1</text:p>
              </table:table-cell>
              <table:table-cell office:value-type="float" office:value="19929.5">
                <text:p>19929.5</text:p>
              </table:table-cell>
              <table:table-cell office:value-type="float" office:value="19929.3">
                <text:p>19929.3</text:p>
              </table:table-cell>
              <table:table-cell office:value-type="float" office:value="19929.3">
                <text:p>19929.3</text:p>
              </table:table-cell>
              <table:table-cell office:value-type="float" office:value="19929.3">
                <text:p>19929.3</text:p>
              </table:table-cell>
              <table:table-cell office:value-type="float" office:value="19941.9">
                <text:p>19941.9</text:p>
              </table:table-cell>
              <table:table-cell office:value-type="float" office:value="19945.3">
                <text:p>19945.3</text:p>
              </table:table-cell>
              <table:table-cell office:value-type="float" office:value="19898.8">
                <text:p>19898.8</text:p>
              </table:table-cell>
              <table:table-cell office:value-type="float" office:value="19789.5">
                <text:p>19789.5</text:p>
              </table:table-cell>
              <table:table-cell office:value-type="float" office:value="19493">
                <text:p>19493</text:p>
              </table:table-cell>
              <table:table-cell office:value-type="float" office:value="19360">
                <text:p>19360</text:p>
              </table:table-cell>
              <table:table-cell office:value-type="float" office:value="19354.4">
                <text:p>19354.4</text:p>
              </table:table-cell>
              <table:table-cell office:value-type="float" office:value="19287.3">
                <text:p>19287.3</text:p>
              </table:table-cell>
              <table:table-cell office:value-type="float" office:value="19126.2">
                <text:p>19126.2</text:p>
              </table:table-cell>
              <table:table-cell office:value-type="float" office:value="19067.8">
                <text:p>19067.8</text:p>
              </table:table-cell>
              <table:table-cell office:value-type="float" office:value="19067.5">
                <text:p>19067.5</text:p>
              </table:table-cell>
              <table:table-cell office:value-type="float" office:value="19061.7">
                <text:p>19061.7</text:p>
              </table:table-cell>
              <table:table-cell office:value-type="float" office:value="19063.7">
                <text:p>19063.7</text:p>
              </table:table-cell>
              <table:table-cell office:value-type="float" office:value="19063.9">
                <text:p>19063.9</text:p>
              </table:table-cell>
              <table:table-cell office:value-type="float" office:value="19060">
                <text:p>19060</text:p>
              </table:table-cell>
              <table:table-cell office:value-type="float" office:value="19059.5">
                <text:p>19059.5</text:p>
              </table:table-cell>
              <table:table-cell office:value-type="float" office:value="19009.9">
                <text:p>19009.9</text:p>
              </table:table-cell>
              <table:table-cell office:value-type="float" office:value="18873.1">
                <text:p>18873.1</text:p>
              </table:table-cell>
              <table:table-cell office:value-type="float" office:value="18824.7">
                <text:p>18824.7</text:p>
              </table:table-cell>
              <table:table-cell office:value-type="float" office:value="18824.5">
                <text:p>18824.5</text:p>
              </table:table-cell>
              <table:table-cell office:value-type="float" office:value="18828">
                <text:p>18828</text:p>
              </table:table-cell>
              <table:table-cell office:value-type="float" office:value="18824.3">
                <text:p>18824.3</text:p>
              </table:table-cell>
              <table:table-cell office:value-type="float" office:value="18824.2">
                <text:p>18824.2</text:p>
              </table:table-cell>
              <table:table-cell office:value-type="float" office:value="18836.4">
                <text:p>18836.4</text:p>
              </table:table-cell>
              <table:table-cell office:value-type="float" office:value="18823">
                <text:p>18823</text:p>
              </table:table-cell>
              <table:table-cell office:value-type="float" office:value="18821.2">
                <text:p>18821.2</text:p>
              </table:table-cell>
              <table:table-cell office:value-type="float" office:value="18818.5">
                <text:p>18818.5</text:p>
              </table:table-cell>
              <table:table-cell office:value-type="float" office:value="18798">
                <text:p>18798</text:p>
              </table:table-cell>
              <table:table-cell office:value-type="float" office:value="18729.2">
                <text:p>18729.2</text:p>
              </table:table-cell>
              <table:table-cell office:value-type="float" office:value="18586.1">
                <text:p>18586.1</text:p>
              </table:table-cell>
              <table:table-cell office:value-type="float" office:value="18489.9">
                <text:p>18489.9</text:p>
              </table:table-cell>
              <table:table-cell office:value-type="float" office:value="18508.3">
                <text:p>18508.3</text:p>
              </table:table-cell>
              <table:table-cell office:value-type="float" office:value="18489.1">
                <text:p>18489.1</text:p>
              </table:table-cell>
              <table:table-cell office:value-type="float" office:value="18505.9">
                <text:p>18505.9</text:p>
              </table:table-cell>
              <table:table-cell office:value-type="float" office:value="18489.1">
                <text:p>18489.1</text:p>
              </table:table-cell>
              <table:table-cell office:value-type="float" office:value="18488.9">
                <text:p>18488.9</text:p>
              </table:table-cell>
              <table:table-cell office:value-type="float" office:value="18488.9">
                <text:p>18488.9</text:p>
              </table:table-cell>
              <table:table-cell office:value-type="float" office:value="18485.1">
                <text:p>18485.1</text:p>
              </table:table-cell>
              <table:table-cell office:value-type="float" office:value="18458.9">
                <text:p>18458.9</text:p>
              </table:table-cell>
              <table:table-cell office:value-type="float" office:value="18379.8">
                <text:p>18379.8</text:p>
              </table:table-cell>
              <table:table-cell office:value-type="float" office:value="18176.5">
                <text:p>18176.5</text:p>
              </table:table-cell>
              <table:table-cell office:value-type="float" office:value="18110.8">
                <text:p>18110.8</text:p>
              </table:table-cell>
              <table:table-cell office:value-type="float" office:value="18110.1">
                <text:p>18110.1</text:p>
              </table:table-cell>
              <table:table-cell office:value-type="float" office:value="18110.1">
                <text:p>18110.1</text:p>
              </table:table-cell>
              <table:table-cell office:value-type="float" office:value="18121.4">
                <text:p>18121.4</text:p>
              </table:table-cell>
              <table:table-cell office:value-type="float" office:value="18115.9">
                <text:p>18115.9</text:p>
              </table:table-cell>
              <table:table-cell office:value-type="float" office:value="18105.7">
                <text:p>18105.7</text:p>
              </table:table-cell>
              <table:table-cell office:value-type="float" office:value="18081.4">
                <text:p>18081.4</text:p>
              </table:table-cell>
              <table:table-cell office:value-type="float" office:value="17985.3">
                <text:p>17985.3</text:p>
              </table:table-cell>
              <table:table-cell office:value-type="float" office:value="17753">
                <text:p>17753</text:p>
              </table:table-cell>
              <table:table-cell office:value-type="float" office:value="17660.9">
                <text:p>17660.9</text:p>
              </table:table-cell>
              <table:table-cell office:value-type="float" office:value="17657.6">
                <text:p>17657.6</text:p>
              </table:table-cell>
              <table:table-cell office:value-type="float" office:value="17657.6">
                <text:p>17657.6</text:p>
              </table:table-cell>
              <table:table-cell office:value-type="float" office:value="17681.4">
                <text:p>17681.4</text:p>
              </table:table-cell>
              <table:table-cell office:value-type="float" office:value="17664">
                <text:p>17664</text:p>
              </table:table-cell>
              <table:table-cell office:value-type="float" office:value="17671.3">
                <text:p>17671.3</text:p>
              </table:table-cell>
              <table:table-cell office:value-type="float" office:value="17678">
                <text:p>17678</text:p>
              </table:table-cell>
              <table:table-cell office:value-type="float" office:value="17657.8">
                <text:p>17657.8</text:p>
              </table:table-cell>
              <table:table-cell office:value-type="float" office:value="17660.6">
                <text:p>17660.6</text:p>
              </table:table-cell>
              <table:table-cell office:value-type="float" office:value="17657.6">
                <text:p>17657.6</text:p>
              </table:table-cell>
              <table:table-cell office:value-type="float" office:value="17657.6">
                <text:p>17657.6</text:p>
              </table:table-cell>
              <table:table-cell office:value-type="float" office:value="17657.5">
                <text:p>17657.5</text:p>
              </table:table-cell>
              <table:table-cell office:value-type="float" office:value="17657">
                <text:p>17657</text:p>
              </table:table-cell>
              <table:table-cell office:value-type="float" office:value="17654.4">
                <text:p>17654.4</text:p>
              </table:table-cell>
              <table:table-cell office:value-type="float" office:value="17662.1">
                <text:p>17662.1</text:p>
              </table:table-cell>
              <table:table-cell office:value-type="float" office:value="17647.1">
                <text:p>17647.1</text:p>
              </table:table-cell>
              <table:table-cell office:value-type="float" office:value="17644.2">
                <text:p>17644.2</text:p>
              </table:table-cell>
              <table:table-cell office:value-type="float" office:value="17637.8">
                <text:p>17637.8</text:p>
              </table:table-cell>
              <table:table-cell office:value-type="float" office:value="17607.9">
                <text:p>17607.9</text:p>
              </table:table-cell>
              <table:table-cell office:value-type="float" office:value="17540.9">
                <text:p>17540.9</text:p>
              </table:table-cell>
              <table:table-cell office:value-type="float" office:value="17517.4">
                <text:p>17517.4</text:p>
              </table:table-cell>
              <table:table-cell office:value-type="float" office:value="17517.2">
                <text:p>17517.2</text:p>
              </table:table-cell>
              <table:table-cell office:value-type="float" office:value="17515.5">
                <text:p>17515.5</text:p>
              </table:table-cell>
              <table:table-cell office:value-type="float" office:value="17513.4">
                <text:p>17513.4</text:p>
              </table:table-cell>
              <table:table-cell office:value-type="float" office:value="17447.9">
                <text:p>17447.9</text:p>
              </table:table-cell>
              <table:table-cell office:value-type="float" office:value="17370.9">
                <text:p>17370.9</text:p>
              </table:table-cell>
              <table:table-cell office:value-type="float" office:value="17341.5">
                <text:p>17341.5</text:p>
              </table:table-cell>
              <table:table-cell office:value-type="float" office:value="17344.5">
                <text:p>17344.5</text:p>
              </table:table-cell>
              <table:table-cell office:value-type="float" office:value="17342">
                <text:p>17342</text:p>
              </table:table-cell>
              <table:table-cell office:value-type="float" office:value="17336.4">
                <text:p>17336.4</text:p>
              </table:table-cell>
              <table:table-cell office:value-type="float" office:value="17341.6">
                <text:p>17341.6</text:p>
              </table:table-cell>
              <table:table-cell office:value-type="float" office:value="17342.1">
                <text:p>17342.1</text:p>
              </table:table-cell>
              <table:table-cell office:value-type="float" office:value="17336.4">
                <text:p>17336.4</text:p>
              </table:table-cell>
              <table:table-cell office:value-type="float" office:value="17356.2">
                <text:p>17356.2</text:p>
              </table:table-cell>
              <table:table-cell office:value-type="float" office:value="17336.6">
                <text:p>17336.6</text:p>
              </table:table-cell>
              <table:table-cell office:value-type="float" office:value="17336.4">
                <text:p>17336.4</text:p>
              </table:table-cell>
              <table:table-cell office:value-type="float" office:value="17336.4">
                <text:p>17336.4</text:p>
              </table:table-cell>
              <table:table-cell office:value-type="float" office:value="17336.4">
                <text:p>17336.4</text:p>
              </table:table-cell>
              <table:table-cell office:value-type="float" office:value="17366.6">
                <text:p>17366.6</text:p>
              </table:table-cell>
            </table:table-row>
            <table:table-row>
              <table:table-cell office:value-type="string">
                <text:p>Run: 3</text:p>
                <draw:g>
                  <svg:desc>Sheet1.G11:Sheet1.G11</svg:desc>
                </draw:g>
              </table:table-cell>
              <table:table-cell office:value-type="float" office:value="29202.2">
                <text:p>29202.2</text:p>
                <draw:g>
                  <svg:desc>Sheet1.A13:Sheet1.GT13</svg:desc>
                </draw:g>
              </table:table-cell>
              <table:table-cell office:value-type="float" office:value="27412.2">
                <text:p>27412.2</text:p>
              </table:table-cell>
              <table:table-cell office:value-type="float" office:value="26326.2">
                <text:p>26326.2</text:p>
              </table:table-cell>
              <table:table-cell office:value-type="float" office:value="25886.8">
                <text:p>25886.8</text:p>
              </table:table-cell>
              <table:table-cell office:value-type="float" office:value="25745.5">
                <text:p>25745.5</text:p>
              </table:table-cell>
              <table:table-cell office:value-type="float" office:value="25715.1">
                <text:p>25715.1</text:p>
              </table:table-cell>
              <table:table-cell office:value-type="float" office:value="25635">
                <text:p>25635</text:p>
              </table:table-cell>
              <table:table-cell office:value-type="float" office:value="25609.8">
                <text:p>25609.8</text:p>
              </table:table-cell>
              <table:table-cell office:value-type="float" office:value="25604.7">
                <text:p>25604.7</text:p>
              </table:table-cell>
              <table:table-cell office:value-type="float" office:value="25605.6">
                <text:p>25605.6</text:p>
              </table:table-cell>
              <table:table-cell office:value-type="float" office:value="25613.6">
                <text:p>25613.6</text:p>
              </table:table-cell>
              <table:table-cell office:value-type="float" office:value="25597.5">
                <text:p>25597.5</text:p>
              </table:table-cell>
              <table:table-cell office:value-type="float" office:value="25585.5">
                <text:p>25585.5</text:p>
              </table:table-cell>
              <table:table-cell office:value-type="float" office:value="25524.1">
                <text:p>25524.1</text:p>
              </table:table-cell>
              <table:table-cell office:value-type="float" office:value="25420.1">
                <text:p>25420.1</text:p>
              </table:table-cell>
              <table:table-cell office:value-type="float" office:value="25369">
                <text:p>25369</text:p>
              </table:table-cell>
              <table:table-cell office:value-type="float" office:value="25341.3">
                <text:p>25341.3</text:p>
              </table:table-cell>
              <table:table-cell office:value-type="float" office:value="25265.1">
                <text:p>25265.1</text:p>
              </table:table-cell>
              <table:table-cell office:value-type="float" office:value="25084.8">
                <text:p>25084.8</text:p>
              </table:table-cell>
              <table:table-cell office:value-type="float" office:value="24940.7">
                <text:p>24940.7</text:p>
              </table:table-cell>
              <table:table-cell office:value-type="float" office:value="24800.2">
                <text:p>24800.2</text:p>
              </table:table-cell>
              <table:table-cell office:value-type="float" office:value="24732.2">
                <text:p>24732.2</text:p>
              </table:table-cell>
              <table:table-cell office:value-type="float" office:value="24561.3">
                <text:p>24561.3</text:p>
              </table:table-cell>
              <table:table-cell office:value-type="float" office:value="24255.6">
                <text:p>24255.6</text:p>
              </table:table-cell>
              <table:table-cell office:value-type="float" office:value="24179.7">
                <text:p>24179.7</text:p>
              </table:table-cell>
              <table:table-cell office:value-type="float" office:value="24178.3">
                <text:p>24178.3</text:p>
              </table:table-cell>
              <table:table-cell office:value-type="float" office:value="24170.4">
                <text:p>24170.4</text:p>
              </table:table-cell>
              <table:table-cell office:value-type="float" office:value="24150">
                <text:p>24150</text:p>
              </table:table-cell>
              <table:table-cell office:value-type="float" office:value="24105.1">
                <text:p>24105.1</text:p>
              </table:table-cell>
              <table:table-cell office:value-type="float" office:value="24069.2">
                <text:p>24069.2</text:p>
              </table:table-cell>
              <table:table-cell office:value-type="float" office:value="24008.7">
                <text:p>24008.7</text:p>
              </table:table-cell>
              <table:table-cell office:value-type="float" office:value="23851.8">
                <text:p>23851.8</text:p>
              </table:table-cell>
              <table:table-cell office:value-type="float" office:value="23818.5">
                <text:p>23818.5</text:p>
              </table:table-cell>
              <table:table-cell office:value-type="float" office:value="23817.5">
                <text:p>23817.5</text:p>
              </table:table-cell>
              <table:table-cell office:value-type="float" office:value="23814.6">
                <text:p>23814.6</text:p>
              </table:table-cell>
              <table:table-cell office:value-type="float" office:value="23781.4">
                <text:p>23781.4</text:p>
              </table:table-cell>
              <table:table-cell office:value-type="float" office:value="23683.9">
                <text:p>23683.9</text:p>
              </table:table-cell>
              <table:table-cell office:value-type="float" office:value="23523.4">
                <text:p>23523.4</text:p>
              </table:table-cell>
              <table:table-cell office:value-type="float" office:value="23469.5">
                <text:p>23469.5</text:p>
              </table:table-cell>
              <table:table-cell office:value-type="float" office:value="23426.9">
                <text:p>23426.9</text:p>
              </table:table-cell>
              <table:table-cell office:value-type="float" office:value="23341.5">
                <text:p>23341.5</text:p>
              </table:table-cell>
              <table:table-cell office:value-type="float" office:value="23307.5">
                <text:p>23307.5</text:p>
              </table:table-cell>
              <table:table-cell office:value-type="float" office:value="23292.9">
                <text:p>23292.9</text:p>
              </table:table-cell>
              <table:table-cell office:value-type="float" office:value="23296.5">
                <text:p>23296.5</text:p>
              </table:table-cell>
              <table:table-cell office:value-type="float" office:value="23290.4">
                <text:p>23290.4</text:p>
              </table:table-cell>
              <table:table-cell office:value-type="float" office:value="23278.8">
                <text:p>23278.8</text:p>
              </table:table-cell>
              <table:table-cell office:value-type="float" office:value="23270.8">
                <text:p>23270.8</text:p>
              </table:table-cell>
              <table:table-cell office:value-type="float" office:value="23270.7">
                <text:p>23270.7</text:p>
              </table:table-cell>
              <table:table-cell office:value-type="float" office:value="23281.6">
                <text:p>23281.6</text:p>
              </table:table-cell>
              <table:table-cell office:value-type="float" office:value="23288.7">
                <text:p>23288.7</text:p>
              </table:table-cell>
              <table:table-cell office:value-type="float" office:value="23270.6">
                <text:p>23270.6</text:p>
              </table:table-cell>
              <table:table-cell office:value-type="float" office:value="23269.3">
                <text:p>23269.3</text:p>
              </table:table-cell>
              <table:table-cell office:value-type="float" office:value="23268.7">
                <text:p>23268.7</text:p>
              </table:table-cell>
              <table:table-cell office:value-type="float" office:value="23230.4">
                <text:p>23230.4</text:p>
              </table:table-cell>
              <table:table-cell office:value-type="float" office:value="23180.2">
                <text:p>23180.2</text:p>
              </table:table-cell>
              <table:table-cell office:value-type="float" office:value="23020">
                <text:p>23020</text:p>
              </table:table-cell>
              <table:table-cell office:value-type="float" office:value="22956.4">
                <text:p>22956.4</text:p>
              </table:table-cell>
              <table:table-cell office:value-type="float" office:value="22937">
                <text:p>22937</text:p>
              </table:table-cell>
              <table:table-cell office:value-type="float" office:value="22939.3">
                <text:p>22939.3</text:p>
              </table:table-cell>
              <table:table-cell office:value-type="float" office:value="22936.4">
                <text:p>22936.4</text:p>
              </table:table-cell>
              <table:table-cell office:value-type="float" office:value="22935.9">
                <text:p>22935.9</text:p>
              </table:table-cell>
              <table:table-cell office:value-type="float" office:value="22942.6">
                <text:p>22942.6</text:p>
              </table:table-cell>
              <table:table-cell office:value-type="float" office:value="22929.3">
                <text:p>22929.3</text:p>
              </table:table-cell>
              <table:table-cell office:value-type="float" office:value="22903">
                <text:p>22903</text:p>
              </table:table-cell>
              <table:table-cell office:value-type="float" office:value="22927.4">
                <text:p>22927.4</text:p>
              </table:table-cell>
              <table:table-cell office:value-type="float" office:value="22891.3">
                <text:p>22891.3</text:p>
              </table:table-cell>
              <table:table-cell office:value-type="float" office:value="22890.9">
                <text:p>22890.9</text:p>
              </table:table-cell>
              <table:table-cell office:value-type="float" office:value="22890.9">
                <text:p>22890.9</text:p>
              </table:table-cell>
              <table:table-cell office:value-type="float" office:value="22890.9">
                <text:p>22890.9</text:p>
              </table:table-cell>
              <table:table-cell office:value-type="float" office:value="22890.9">
                <text:p>22890.9</text:p>
              </table:table-cell>
              <table:table-cell office:value-type="float" office:value="22906.3">
                <text:p>22906.3</text:p>
              </table:table-cell>
              <table:table-cell office:value-type="float" office:value="22918.5">
                <text:p>22918.5</text:p>
              </table:table-cell>
              <table:table-cell office:value-type="float" office:value="22889.1">
                <text:p>22889.1</text:p>
              </table:table-cell>
              <table:table-cell office:value-type="float" office:value="22877">
                <text:p>22877</text:p>
              </table:table-cell>
              <table:table-cell office:value-type="float" office:value="22861.1">
                <text:p>22861.1</text:p>
              </table:table-cell>
              <table:table-cell office:value-type="float" office:value="22785.7">
                <text:p>22785.7</text:p>
              </table:table-cell>
              <table:table-cell office:value-type="float" office:value="22628.9">
                <text:p>22628.9</text:p>
              </table:table-cell>
              <table:table-cell office:value-type="float" office:value="22523.9">
                <text:p>22523.9</text:p>
              </table:table-cell>
              <table:table-cell office:value-type="float" office:value="22507.6">
                <text:p>22507.6</text:p>
              </table:table-cell>
              <table:table-cell office:value-type="float" office:value="22439.5">
                <text:p>22439.5</text:p>
              </table:table-cell>
              <table:table-cell office:value-type="float" office:value="22331.8">
                <text:p>22331.8</text:p>
              </table:table-cell>
              <table:table-cell office:value-type="float" office:value="22210.6">
                <text:p>22210.6</text:p>
              </table:table-cell>
              <table:table-cell office:value-type="float" office:value="21811.4">
                <text:p>21811.4</text:p>
              </table:table-cell>
              <table:table-cell office:value-type="float" office:value="21616">
                <text:p>21616</text:p>
              </table:table-cell>
              <table:table-cell office:value-type="float" office:value="21597.1">
                <text:p>21597.1</text:p>
              </table:table-cell>
              <table:table-cell office:value-type="float" office:value="21589.2">
                <text:p>21589.2</text:p>
              </table:table-cell>
              <table:table-cell office:value-type="float" office:value="21594.1">
                <text:p>21594.1</text:p>
              </table:table-cell>
              <table:table-cell office:value-type="float" office:value="21556.8">
                <text:p>21556.8</text:p>
              </table:table-cell>
              <table:table-cell office:value-type="float" office:value="21554.7">
                <text:p>21554.7</text:p>
              </table:table-cell>
              <table:table-cell office:value-type="float" office:value="21543.7">
                <text:p>21543.7</text:p>
              </table:table-cell>
              <table:table-cell office:value-type="float" office:value="21498.8">
                <text:p>21498.8</text:p>
              </table:table-cell>
              <table:table-cell office:value-type="float" office:value="21341.3">
                <text:p>21341.3</text:p>
              </table:table-cell>
              <table:table-cell office:value-type="float" office:value="20711.5">
                <text:p>20711.5</text:p>
              </table:table-cell>
              <table:table-cell office:value-type="float" office:value="20435.1">
                <text:p>20435.1</text:p>
              </table:table-cell>
              <table:table-cell office:value-type="float" office:value="20429.9">
                <text:p>20429.9</text:p>
              </table:table-cell>
              <table:table-cell office:value-type="float" office:value="20428.3">
                <text:p>20428.3</text:p>
              </table:table-cell>
              <table:table-cell office:value-type="float" office:value="20422.6">
                <text:p>20422.6</text:p>
              </table:table-cell>
              <table:table-cell office:value-type="float" office:value="20414.8">
                <text:p>20414.8</text:p>
              </table:table-cell>
              <table:table-cell office:value-type="float" office:value="20409.8">
                <text:p>20409.8</text:p>
              </table:table-cell>
              <table:table-cell office:value-type="float" office:value="20395.5">
                <text:p>20395.5</text:p>
              </table:table-cell>
              <table:table-cell office:value-type="float" office:value="20360.8">
                <text:p>20360.8</text:p>
              </table:table-cell>
              <table:table-cell office:value-type="float" office:value="20340.4">
                <text:p>20340.4</text:p>
              </table:table-cell>
              <table:table-cell office:value-type="float" office:value="20316.2">
                <text:p>20316.2</text:p>
              </table:table-cell>
              <table:table-cell office:value-type="float" office:value="20294.6">
                <text:p>20294.6</text:p>
              </table:table-cell>
              <table:table-cell office:value-type="float" office:value="20236.5">
                <text:p>20236.5</text:p>
              </table:table-cell>
              <table:table-cell office:value-type="float" office:value="20224.6">
                <text:p>20224.6</text:p>
              </table:table-cell>
              <table:table-cell office:value-type="float" office:value="20197">
                <text:p>20197</text:p>
              </table:table-cell>
              <table:table-cell office:value-type="float" office:value="20121.2">
                <text:p>20121.2</text:p>
              </table:table-cell>
              <table:table-cell office:value-type="float" office:value="19986">
                <text:p>19986</text:p>
              </table:table-cell>
              <table:table-cell office:value-type="float" office:value="19950.1">
                <text:p>19950.1</text:p>
              </table:table-cell>
              <table:table-cell office:value-type="float" office:value="19948.5">
                <text:p>19948.5</text:p>
              </table:table-cell>
              <table:table-cell office:value-type="float" office:value="19939.2">
                <text:p>19939.2</text:p>
              </table:table-cell>
              <table:table-cell office:value-type="float" office:value="19939.3">
                <text:p>19939.3</text:p>
              </table:table-cell>
              <table:table-cell office:value-type="float" office:value="19923.8">
                <text:p>19923.8</text:p>
              </table:table-cell>
              <table:table-cell office:value-type="float" office:value="19891.8">
                <text:p>19891.8</text:p>
              </table:table-cell>
              <table:table-cell office:value-type="float" office:value="19854.4">
                <text:p>19854.4</text:p>
              </table:table-cell>
              <table:table-cell office:value-type="float" office:value="19766.8">
                <text:p>19766.8</text:p>
              </table:table-cell>
              <table:table-cell office:value-type="float" office:value="19461">
                <text:p>19461</text:p>
              </table:table-cell>
              <table:table-cell office:value-type="float" office:value="19291.7">
                <text:p>19291.7</text:p>
              </table:table-cell>
              <table:table-cell office:value-type="float" office:value="19282.8">
                <text:p>19282.8</text:p>
              </table:table-cell>
              <table:table-cell office:value-type="float" office:value="19278.7">
                <text:p>19278.7</text:p>
              </table:table-cell>
              <table:table-cell office:value-type="float" office:value="19225.2">
                <text:p>19225.2</text:p>
              </table:table-cell>
              <table:table-cell office:value-type="float" office:value="19147.1">
                <text:p>19147.1</text:p>
              </table:table-cell>
              <table:table-cell office:value-type="float" office:value="19119.5">
                <text:p>19119.5</text:p>
              </table:table-cell>
              <table:table-cell office:value-type="float" office:value="19113.6">
                <text:p>19113.6</text:p>
              </table:table-cell>
              <table:table-cell office:value-type="float" office:value="19095.7">
                <text:p>19095.7</text:p>
              </table:table-cell>
              <table:table-cell office:value-type="float" office:value="19088">
                <text:p>19088</text:p>
              </table:table-cell>
              <table:table-cell office:value-type="float" office:value="19087.8">
                <text:p>19087.8</text:p>
              </table:table-cell>
              <table:table-cell office:value-type="float" office:value="19087.7">
                <text:p>19087.7</text:p>
              </table:table-cell>
              <table:table-cell office:value-type="float" office:value="19086.9">
                <text:p>19086.9</text:p>
              </table:table-cell>
              <table:table-cell office:value-type="float" office:value="19085.4">
                <text:p>19085.4</text:p>
              </table:table-cell>
              <table:table-cell office:value-type="float" office:value="19083.9">
                <text:p>19083.9</text:p>
              </table:table-cell>
              <table:table-cell office:value-type="float" office:value="19081.6">
                <text:p>19081.6</text:p>
              </table:table-cell>
              <table:table-cell office:value-type="float" office:value="19075">
                <text:p>19075</text:p>
              </table:table-cell>
              <table:table-cell office:value-type="float" office:value="19032">
                <text:p>19032</text:p>
              </table:table-cell>
              <table:table-cell office:value-type="float" office:value="18945.8">
                <text:p>18945.8</text:p>
              </table:table-cell>
              <table:table-cell office:value-type="float" office:value="18862.5">
                <text:p>18862.5</text:p>
              </table:table-cell>
              <table:table-cell office:value-type="float" office:value="18872.3">
                <text:p>18872.3</text:p>
              </table:table-cell>
              <table:table-cell office:value-type="float" office:value="18875.1">
                <text:p>18875.1</text:p>
              </table:table-cell>
              <table:table-cell office:value-type="float" office:value="18858.4">
                <text:p>18858.4</text:p>
              </table:table-cell>
              <table:table-cell office:value-type="float" office:value="18863.3">
                <text:p>18863.3</text:p>
              </table:table-cell>
              <table:table-cell office:value-type="float" office:value="18804.3">
                <text:p>18804.3</text:p>
              </table:table-cell>
              <table:table-cell office:value-type="float" office:value="18602.6">
                <text:p>18602.6</text:p>
              </table:table-cell>
              <table:table-cell office:value-type="float" office:value="18517.1">
                <text:p>18517.1</text:p>
              </table:table-cell>
              <table:table-cell office:value-type="float" office:value="18512.1">
                <text:p>18512.1</text:p>
              </table:table-cell>
              <table:table-cell office:value-type="float" office:value="18483.8">
                <text:p>18483.8</text:p>
              </table:table-cell>
              <table:table-cell office:value-type="float" office:value="18417.6">
                <text:p>18417.6</text:p>
              </table:table-cell>
              <table:table-cell office:value-type="float" office:value="18405.2">
                <text:p>18405.2</text:p>
              </table:table-cell>
              <table:table-cell office:value-type="float" office:value="18408.5">
                <text:p>18408.5</text:p>
              </table:table-cell>
              <table:table-cell office:value-type="float" office:value="18403.1">
                <text:p>18403.1</text:p>
              </table:table-cell>
              <table:table-cell office:value-type="float" office:value="18402.5">
                <text:p>18402.5</text:p>
              </table:table-cell>
              <table:table-cell office:value-type="float" office:value="18354.2">
                <text:p>18354.2</text:p>
              </table:table-cell>
              <table:table-cell office:value-type="float" office:value="18319.2">
                <text:p>18319.2</text:p>
              </table:table-cell>
              <table:table-cell office:value-type="float" office:value="18326.4">
                <text:p>18326.4</text:p>
              </table:table-cell>
              <table:table-cell office:value-type="float" office:value="18271.5">
                <text:p>18271.5</text:p>
              </table:table-cell>
              <table:table-cell office:value-type="float" office:value="18194">
                <text:p>18194</text:p>
              </table:table-cell>
              <table:table-cell office:value-type="float" office:value="18169.9">
                <text:p>18169.9</text:p>
              </table:table-cell>
              <table:table-cell office:value-type="float" office:value="18166.8">
                <text:p>18166.8</text:p>
              </table:table-cell>
              <table:table-cell office:value-type="float" office:value="18153.9">
                <text:p>18153.9</text:p>
              </table:table-cell>
              <table:table-cell office:value-type="float" office:value="18129.6">
                <text:p>18129.6</text:p>
              </table:table-cell>
              <table:table-cell office:value-type="float" office:value="18081.3">
                <text:p>18081.3</text:p>
              </table:table-cell>
              <table:table-cell office:value-type="float" office:value="18045.8">
                <text:p>18045.8</text:p>
              </table:table-cell>
              <table:table-cell office:value-type="float" office:value="18045.5">
                <text:p>18045.5</text:p>
              </table:table-cell>
              <table:table-cell office:value-type="float" office:value="18052.3">
                <text:p>18052.3</text:p>
              </table:table-cell>
              <table:table-cell office:value-type="float" office:value="18039.2">
                <text:p>18039.2</text:p>
              </table:table-cell>
              <table:table-cell office:value-type="float" office:value="18021.5">
                <text:p>18021.5</text:p>
              </table:table-cell>
              <table:table-cell office:value-type="float" office:value="17938.5">
                <text:p>17938.5</text:p>
              </table:table-cell>
              <table:table-cell office:value-type="float" office:value="17893.2">
                <text:p>17893.2</text:p>
              </table:table-cell>
              <table:table-cell office:value-type="float" office:value="17886.9">
                <text:p>17886.9</text:p>
              </table:table-cell>
              <table:table-cell office:value-type="float" office:value="17886.9">
                <text:p>17886.9</text:p>
              </table:table-cell>
              <table:table-cell office:value-type="float" office:value="17887.5">
                <text:p>17887.5</text:p>
              </table:table-cell>
              <table:table-cell office:value-type="float" office:value="17888.7">
                <text:p>17888.7</text:p>
              </table:table-cell>
              <table:table-cell office:value-type="float" office:value="17884.5">
                <text:p>17884.5</text:p>
              </table:table-cell>
              <table:table-cell office:value-type="float" office:value="17873.6">
                <text:p>17873.6</text:p>
              </table:table-cell>
              <table:table-cell office:value-type="float" office:value="17843.9">
                <text:p>17843.9</text:p>
              </table:table-cell>
              <table:table-cell office:value-type="float" office:value="17844.8">
                <text:p>17844.8</text:p>
              </table:table-cell>
              <table:table-cell office:value-type="float" office:value="17837.6">
                <text:p>17837.6</text:p>
              </table:table-cell>
              <table:table-cell office:value-type="float" office:value="17835.4">
                <text:p>17835.4</text:p>
              </table:table-cell>
              <table:table-cell office:value-type="float" office:value="17835.4">
                <text:p>17835.4</text:p>
              </table:table-cell>
              <table:table-cell office:value-type="float" office:value="17835.4">
                <text:p>17835.4</text:p>
              </table:table-cell>
              <table:table-cell office:value-type="float" office:value="17835.4">
                <text:p>17835.4</text:p>
              </table:table-cell>
              <table:table-cell office:value-type="float" office:value="17835.4">
                <text:p>17835.4</text:p>
              </table:table-cell>
              <table:table-cell office:value-type="float" office:value="17835.4">
                <text:p>17835.4</text:p>
              </table:table-cell>
              <table:table-cell office:value-type="float" office:value="17835.4">
                <text:p>17835.4</text:p>
              </table:table-cell>
              <table:table-cell office:value-type="float" office:value="17835.4">
                <text:p>17835.4</text:p>
              </table:table-cell>
              <table:table-cell office:value-type="float" office:value="17856.6">
                <text:p>17856.6</text:p>
              </table:table-cell>
              <table:table-cell office:value-type="float" office:value="17853.2">
                <text:p>17853.2</text:p>
              </table:table-cell>
              <table:table-cell office:value-type="float" office:value="17849.2">
                <text:p>17849.2</text:p>
              </table:table-cell>
              <table:table-cell office:value-type="float" office:value="17840.3">
                <text:p>17840.3</text:p>
              </table:table-cell>
              <table:table-cell office:value-type="float" office:value="17818.4">
                <text:p>17818.4</text:p>
              </table:table-cell>
              <table:table-cell office:value-type="float" office:value="17814.7">
                <text:p>17814.7</text:p>
              </table:table-cell>
              <table:table-cell office:value-type="float" office:value="17807.8">
                <text:p>17807.8</text:p>
              </table:table-cell>
              <table:table-cell office:value-type="float" office:value="17815.7">
                <text:p>17815.7</text:p>
              </table:table-cell>
              <table:table-cell office:value-type="float" office:value="17821.9">
                <text:p>17821.9</text:p>
              </table:table-cell>
              <table:table-cell office:value-type="float" office:value="17801.2">
                <text:p>17801.2</text:p>
              </table:table-cell>
              <table:table-cell office:value-type="float" office:value="17801">
                <text:p>17801</text:p>
              </table:table-cell>
              <table:table-cell office:value-type="float" office:value="17801">
                <text:p>17801</text:p>
              </table:table-cell>
              <table:table-cell office:value-type="float" office:value="17810.5">
                <text:p>17810.5</text:p>
              </table:table-cell>
              <table:table-cell office:value-type="float" office:value="17801.1">
                <text:p>17801.1</text:p>
              </table:table-cell>
              <table:table-cell office:value-type="float" office:value="17801">
                <text:p>17801</text:p>
              </table:table-cell>
              <table:table-cell office:value-type="float" office:value="17805.9">
                <text:p>17805.9</text:p>
              </table:table-cell>
              <table:table-cell office:value-type="float" office:value="17807.4">
                <text:p>17807.4</text:p>
              </table:table-cell>
            </table:table-row>
            <table:table-row>
              <table:table-cell office:value-type="string">
                <text:p>Run: 4</text:p>
                <draw:g>
                  <svg:desc>Sheet1.G16:Sheet1.G16</svg:desc>
                </draw:g>
              </table:table-cell>
              <table:table-cell office:value-type="float" office:value="29553.2">
                <text:p>29553.2</text:p>
                <draw:g>
                  <svg:desc>Sheet1.A18:Sheet1.CS18</svg:desc>
                </draw:g>
              </table:table-cell>
              <table:table-cell office:value-type="float" office:value="27599">
                <text:p>27599</text:p>
              </table:table-cell>
              <table:table-cell office:value-type="float" office:value="26153">
                <text:p>26153</text:p>
              </table:table-cell>
              <table:table-cell office:value-type="float" office:value="25317.2">
                <text:p>25317.2</text:p>
              </table:table-cell>
              <table:table-cell office:value-type="float" office:value="25172.5">
                <text:p>25172.5</text:p>
              </table:table-cell>
              <table:table-cell office:value-type="float" office:value="25134.9">
                <text:p>25134.9</text:p>
              </table:table-cell>
              <table:table-cell office:value-type="float" office:value="24970.4">
                <text:p>24970.4</text:p>
              </table:table-cell>
              <table:table-cell office:value-type="float" office:value="24531.8">
                <text:p>24531.8</text:p>
              </table:table-cell>
              <table:table-cell office:value-type="float" office:value="24305.3">
                <text:p>24305.3</text:p>
              </table:table-cell>
              <table:table-cell office:value-type="float" office:value="24304.9">
                <text:p>24304.9</text:p>
              </table:table-cell>
              <table:table-cell office:value-type="float" office:value="24227.4">
                <text:p>24227.4</text:p>
              </table:table-cell>
              <table:table-cell office:value-type="float" office:value="24014.2">
                <text:p>24014.2</text:p>
              </table:table-cell>
              <table:table-cell office:value-type="float" office:value="23262.4">
                <text:p>23262.4</text:p>
              </table:table-cell>
              <table:table-cell office:value-type="float" office:value="22860.6">
                <text:p>22860.6</text:p>
              </table:table-cell>
              <table:table-cell office:value-type="float" office:value="22856.6">
                <text:p>22856.6</text:p>
              </table:table-cell>
              <table:table-cell office:value-type="float" office:value="22865.2">
                <text:p>22865.2</text:p>
              </table:table-cell>
              <table:table-cell office:value-type="float" office:value="22858.8">
                <text:p>22858.8</text:p>
              </table:table-cell>
              <table:table-cell office:value-type="float" office:value="22854.7">
                <text:p>22854.7</text:p>
              </table:table-cell>
              <table:table-cell office:value-type="float" office:value="22851">
                <text:p>22851</text:p>
              </table:table-cell>
              <table:table-cell office:value-type="float" office:value="22819.7">
                <text:p>22819.7</text:p>
              </table:table-cell>
              <table:table-cell office:value-type="float" office:value="22730.5">
                <text:p>22730.5</text:p>
              </table:table-cell>
              <table:table-cell office:value-type="float" office:value="22670.1">
                <text:p>22670.1</text:p>
              </table:table-cell>
              <table:table-cell office:value-type="float" office:value="22667.3">
                <text:p>22667.3</text:p>
              </table:table-cell>
              <table:table-cell office:value-type="float" office:value="22642.1">
                <text:p>22642.1</text:p>
              </table:table-cell>
              <table:table-cell office:value-type="float" office:value="22572.6">
                <text:p>22572.6</text:p>
              </table:table-cell>
              <table:table-cell office:value-type="float" office:value="22542.7">
                <text:p>22542.7</text:p>
              </table:table-cell>
              <table:table-cell office:value-type="float" office:value="22528">
                <text:p>22528</text:p>
              </table:table-cell>
              <table:table-cell office:value-type="float" office:value="22472.1">
                <text:p>22472.1</text:p>
              </table:table-cell>
              <table:table-cell office:value-type="float" office:value="22388.4">
                <text:p>22388.4</text:p>
              </table:table-cell>
              <table:table-cell office:value-type="float" office:value="22338.1">
                <text:p>22338.1</text:p>
              </table:table-cell>
              <table:table-cell office:value-type="float" office:value="22337.4">
                <text:p>22337.4</text:p>
              </table:table-cell>
              <table:table-cell office:value-type="float" office:value="22334.3">
                <text:p>22334.3</text:p>
              </table:table-cell>
              <table:table-cell office:value-type="float" office:value="22324.9">
                <text:p>22324.9</text:p>
              </table:table-cell>
              <table:table-cell office:value-type="float" office:value="22272.1">
                <text:p>22272.1</text:p>
              </table:table-cell>
              <table:table-cell office:value-type="float" office:value="22128.9">
                <text:p>22128.9</text:p>
              </table:table-cell>
              <table:table-cell office:value-type="float" office:value="22024.7">
                <text:p>22024.7</text:p>
              </table:table-cell>
              <table:table-cell office:value-type="float" office:value="22021.6">
                <text:p>22021.6</text:p>
              </table:table-cell>
              <table:table-cell office:value-type="float" office:value="22022.7">
                <text:p>22022.7</text:p>
              </table:table-cell>
              <table:table-cell office:value-type="float" office:value="22016.2">
                <text:p>22016.2</text:p>
              </table:table-cell>
              <table:table-cell office:value-type="float" office:value="22016.5">
                <text:p>22016.5</text:p>
              </table:table-cell>
              <table:table-cell office:value-type="float" office:value="22012.9">
                <text:p>22012.9</text:p>
              </table:table-cell>
              <table:table-cell office:value-type="float" office:value="21994.3">
                <text:p>21994.3</text:p>
              </table:table-cell>
              <table:table-cell office:value-type="float" office:value="21927">
                <text:p>21927</text:p>
              </table:table-cell>
              <table:table-cell office:value-type="float" office:value="21710.3">
                <text:p>21710.3</text:p>
              </table:table-cell>
              <table:table-cell office:value-type="float" office:value="21526.1">
                <text:p>21526.1</text:p>
              </table:table-cell>
              <table:table-cell office:value-type="float" office:value="21114.1">
                <text:p>21114.1</text:p>
              </table:table-cell>
              <table:table-cell office:value-type="float" office:value="20859.6">
                <text:p>20859.6</text:p>
              </table:table-cell>
              <table:table-cell office:value-type="float" office:value="20851.3">
                <text:p>20851.3</text:p>
              </table:table-cell>
              <table:table-cell office:value-type="float" office:value="20832.2">
                <text:p>20832.2</text:p>
              </table:table-cell>
              <table:table-cell office:value-type="float" office:value="20795.1">
                <text:p>20795.1</text:p>
              </table:table-cell>
              <table:table-cell office:value-type="float" office:value="20742.9">
                <text:p>20742.9</text:p>
              </table:table-cell>
              <table:table-cell office:value-type="float" office:value="20736.5">
                <text:p>20736.5</text:p>
              </table:table-cell>
              <table:table-cell office:value-type="float" office:value="20726.4">
                <text:p>20726.4</text:p>
              </table:table-cell>
              <table:table-cell office:value-type="float" office:value="20726.3">
                <text:p>20726.3</text:p>
              </table:table-cell>
              <table:table-cell office:value-type="float" office:value="20726.3">
                <text:p>20726.3</text:p>
              </table:table-cell>
              <table:table-cell office:value-type="float" office:value="20726.3">
                <text:p>20726.3</text:p>
              </table:table-cell>
              <table:table-cell office:value-type="float" office:value="20726.3">
                <text:p>20726.3</text:p>
              </table:table-cell>
              <table:table-cell office:value-type="float" office:value="20726.3">
                <text:p>20726.3</text:p>
              </table:table-cell>
              <table:table-cell office:value-type="float" office:value="20726.3">
                <text:p>20726.3</text:p>
              </table:table-cell>
              <table:table-cell office:value-type="float" office:value="20726.3">
                <text:p>20726.3</text:p>
              </table:table-cell>
              <table:table-cell office:value-type="float" office:value="20727.5">
                <text:p>20727.5</text:p>
              </table:table-cell>
              <table:table-cell office:value-type="float" office:value="20727.6">
                <text:p>20727.6</text:p>
              </table:table-cell>
              <table:table-cell office:value-type="float" office:value="20726.8">
                <text:p>20726.8</text:p>
              </table:table-cell>
              <table:table-cell office:value-type="float" office:value="20723.9">
                <text:p>20723.9</text:p>
              </table:table-cell>
              <table:table-cell office:value-type="float" office:value="20719.7">
                <text:p>20719.7</text:p>
              </table:table-cell>
              <table:table-cell office:value-type="float" office:value="20718.2">
                <text:p>20718.2</text:p>
              </table:table-cell>
              <table:table-cell office:value-type="float" office:value="20718.2">
                <text:p>20718.2</text:p>
              </table:table-cell>
              <table:table-cell office:value-type="float" office:value="20718.2">
                <text:p>20718.2</text:p>
              </table:table-cell>
              <table:table-cell office:value-type="float" office:value="20718.2">
                <text:p>20718.2</text:p>
              </table:table-cell>
              <table:table-cell office:value-type="float" office:value="20714.6">
                <text:p>20714.6</text:p>
              </table:table-cell>
              <table:table-cell office:value-type="float" office:value="20677.4">
                <text:p>20677.4</text:p>
              </table:table-cell>
              <table:table-cell office:value-type="float" office:value="20564.4">
                <text:p>20564.4</text:p>
              </table:table-cell>
              <table:table-cell office:value-type="float" office:value="20237.4">
                <text:p>20237.4</text:p>
              </table:table-cell>
              <table:table-cell office:value-type="float" office:value="20131.3">
                <text:p>20131.3</text:p>
              </table:table-cell>
              <table:table-cell office:value-type="float" office:value="20132.6">
                <text:p>20132.6</text:p>
              </table:table-cell>
              <table:table-cell office:value-type="float" office:value="20135.2">
                <text:p>20135.2</text:p>
              </table:table-cell>
              <table:table-cell office:value-type="float" office:value="20138.2">
                <text:p>20138.2</text:p>
              </table:table-cell>
              <table:table-cell office:value-type="float" office:value="20129.7">
                <text:p>20129.7</text:p>
              </table:table-cell>
              <table:table-cell office:value-type="float" office:value="20146.1">
                <text:p>20146.1</text:p>
              </table:table-cell>
              <table:table-cell office:value-type="float" office:value="20131.4">
                <text:p>20131.4</text:p>
              </table:table-cell>
              <table:table-cell office:value-type="float" office:value="20128.3">
                <text:p>20128.3</text:p>
              </table:table-cell>
              <table:table-cell office:value-type="float" office:value="20128">
                <text:p>20128</text:p>
              </table:table-cell>
              <table:table-cell office:value-type="float" office:value="20126.1">
                <text:p>20126.1</text:p>
              </table:table-cell>
              <table:table-cell office:value-type="float" office:value="20119">
                <text:p>20119</text:p>
              </table:table-cell>
              <table:table-cell office:value-type="float" office:value="20110">
                <text:p>20110</text:p>
              </table:table-cell>
              <table:table-cell office:value-type="float" office:value="20101.3">
                <text:p>20101.3</text:p>
              </table:table-cell>
              <table:table-cell office:value-type="float" office:value="20096">
                <text:p>20096</text:p>
              </table:table-cell>
              <table:table-cell office:value-type="float" office:value="20096">
                <text:p>20096</text:p>
              </table:table-cell>
              <table:table-cell office:value-type="float" office:value="20096">
                <text:p>20096</text:p>
              </table:table-cell>
              <table:table-cell office:value-type="float" office:value="20103.8">
                <text:p>20103.8</text:p>
              </table:table-cell>
              <table:table-cell office:value-type="float" office:value="20106.6">
                <text:p>20106.6</text:p>
              </table:table-cell>
              <table:table-cell office:value-type="float" office:value="20096.1">
                <text:p>20096.1</text:p>
              </table:table-cell>
              <table:table-cell office:value-type="float" office:value="20096">
                <text:p>20096</text:p>
              </table:table-cell>
              <table:table-cell office:value-type="float" office:value="20096">
                <text:p>20096</text:p>
              </table:table-cell>
              <table:table-cell office:value-type="float" office:value="20102.8">
                <text:p>20102.8</text:p>
              </table:table-cell>
              <table:table-cell office:value-type="float" office:value="20107.2">
                <text:p>20107.2</text:p>
              </table:table-cell>
              <table:table-cell office:value-type="float" office:value="20096.1">
                <text:p>20096.1</text:p>
              </table:table-cell>
            </table:table-row>
            <table:table-row>
              <table:table-cell office:value-type="string">
                <text:p>Run: 5</text:p>
                <draw:g>
                  <svg:desc>Sheet1.G21:Sheet1.G21</svg:desc>
                </draw:g>
              </table:table-cell>
              <table:table-cell office:value-type="float" office:value="29011.4">
                <text:p>29011.4</text:p>
                <draw:g>
                  <svg:desc>Sheet1.A23:Sheet1.BK23</svg:desc>
                </draw:g>
              </table:table-cell>
              <table:table-cell office:value-type="float" office:value="27411.5">
                <text:p>27411.5</text:p>
              </table:table-cell>
              <table:table-cell office:value-type="float" office:value="26106.3">
                <text:p>26106.3</text:p>
              </table:table-cell>
              <table:table-cell office:value-type="float" office:value="25675">
                <text:p>25675</text:p>
              </table:table-cell>
              <table:table-cell office:value-type="float" office:value="25660.9">
                <text:p>25660.9</text:p>
              </table:table-cell>
              <table:table-cell office:value-type="float" office:value="25658.2">
                <text:p>25658.2</text:p>
              </table:table-cell>
              <table:table-cell office:value-type="float" office:value="25641.1">
                <text:p>25641.1</text:p>
              </table:table-cell>
              <table:table-cell office:value-type="float" office:value="25637.4">
                <text:p>25637.4</text:p>
              </table:table-cell>
              <table:table-cell office:value-type="float" office:value="25634.4">
                <text:p>25634.4</text:p>
              </table:table-cell>
              <table:table-cell office:value-type="float" office:value="25634.3">
                <text:p>25634.3</text:p>
              </table:table-cell>
              <table:table-cell office:value-type="float" office:value="25634.3">
                <text:p>25634.3</text:p>
              </table:table-cell>
              <table:table-cell office:value-type="float" office:value="25635.6">
                <text:p>25635.6</text:p>
              </table:table-cell>
              <table:table-cell office:value-type="float" office:value="25635.1">
                <text:p>25635.1</text:p>
              </table:table-cell>
              <table:table-cell office:value-type="float" office:value="25634.4">
                <text:p>25634.4</text:p>
              </table:table-cell>
              <table:table-cell office:value-type="float" office:value="25634.3">
                <text:p>25634.3</text:p>
              </table:table-cell>
              <table:table-cell office:value-type="float" office:value="25632.3">
                <text:p>25632.3</text:p>
              </table:table-cell>
              <table:table-cell office:value-type="float" office:value="25634.2">
                <text:p>25634.2</text:p>
              </table:table-cell>
              <table:table-cell office:value-type="float" office:value="25569.9">
                <text:p>25569.9</text:p>
              </table:table-cell>
              <table:table-cell office:value-type="float" office:value="25450">
                <text:p>25450</text:p>
              </table:table-cell>
              <table:table-cell office:value-type="float" office:value="25421.7">
                <text:p>25421.7</text:p>
              </table:table-cell>
              <table:table-cell office:value-type="float" office:value="25406.4">
                <text:p>25406.4</text:p>
              </table:table-cell>
              <table:table-cell office:value-type="float" office:value="25335.5">
                <text:p>25335.5</text:p>
              </table:table-cell>
              <table:table-cell office:value-type="float" office:value="25210.4">
                <text:p>25210.4</text:p>
              </table:table-cell>
              <table:table-cell office:value-type="float" office:value="24939.6">
                <text:p>24939.6</text:p>
              </table:table-cell>
              <table:table-cell office:value-type="float" office:value="24841.4">
                <text:p>24841.4</text:p>
              </table:table-cell>
              <table:table-cell office:value-type="float" office:value="24842.1">
                <text:p>24842.1</text:p>
              </table:table-cell>
              <table:table-cell office:value-type="float" office:value="24843.4">
                <text:p>24843.4</text:p>
              </table:table-cell>
              <table:table-cell office:value-type="float" office:value="24847.2">
                <text:p>24847.2</text:p>
              </table:table-cell>
              <table:table-cell office:value-type="float" office:value="24842.1">
                <text:p>24842.1</text:p>
              </table:table-cell>
              <table:table-cell office:value-type="float" office:value="24852.4">
                <text:p>24852.4</text:p>
              </table:table-cell>
              <table:table-cell office:value-type="float" office:value="24830.4">
                <text:p>24830.4</text:p>
              </table:table-cell>
              <table:table-cell office:value-type="float" office:value="24793.9">
                <text:p>24793.9</text:p>
              </table:table-cell>
              <table:table-cell office:value-type="float" office:value="24740.4">
                <text:p>24740.4</text:p>
              </table:table-cell>
              <table:table-cell office:value-type="float" office:value="24716.9">
                <text:p>24716.9</text:p>
              </table:table-cell>
              <table:table-cell office:value-type="float" office:value="24674.8">
                <text:p>24674.8</text:p>
              </table:table-cell>
              <table:table-cell office:value-type="float" office:value="24608.9">
                <text:p>24608.9</text:p>
              </table:table-cell>
              <table:table-cell office:value-type="float" office:value="24504">
                <text:p>24504</text:p>
              </table:table-cell>
              <table:table-cell office:value-type="float" office:value="24398">
                <text:p>24398</text:p>
              </table:table-cell>
              <table:table-cell office:value-type="float" office:value="24216.4">
                <text:p>24216.4</text:p>
              </table:table-cell>
              <table:table-cell office:value-type="float" office:value="23807.5">
                <text:p>23807.5</text:p>
              </table:table-cell>
              <table:table-cell office:value-type="float" office:value="23188.4">
                <text:p>23188.4</text:p>
              </table:table-cell>
              <table:table-cell office:value-type="float" office:value="22960.3">
                <text:p>22960.3</text:p>
              </table:table-cell>
              <table:table-cell office:value-type="float" office:value="22888.7">
                <text:p>22888.7</text:p>
              </table:table-cell>
              <table:table-cell office:value-type="float" office:value="22644">
                <text:p>22644</text:p>
              </table:table-cell>
              <table:table-cell office:value-type="float" office:value="22421.9">
                <text:p>22421.9</text:p>
              </table:table-cell>
              <table:table-cell office:value-type="float" office:value="22417.2">
                <text:p>22417.2</text:p>
              </table:table-cell>
              <table:table-cell office:value-type="float" office:value="22416.9">
                <text:p>22416.9</text:p>
              </table:table-cell>
              <table:table-cell office:value-type="float" office:value="22426.7">
                <text:p>22426.7</text:p>
              </table:table-cell>
              <table:table-cell office:value-type="float" office:value="22402.2">
                <text:p>22402.2</text:p>
              </table:table-cell>
              <table:table-cell office:value-type="float" office:value="22361.3">
                <text:p>22361.3</text:p>
              </table:table-cell>
              <table:table-cell office:value-type="float" office:value="22247.6">
                <text:p>22247.6</text:p>
              </table:table-cell>
              <table:table-cell office:value-type="float" office:value="22191.5">
                <text:p>22191.5</text:p>
              </table:table-cell>
              <table:table-cell office:value-type="float" office:value="22193.3">
                <text:p>22193.3</text:p>
              </table:table-cell>
              <table:table-cell office:value-type="float" office:value="22190.9">
                <text:p>22190.9</text:p>
              </table:table-cell>
              <table:table-cell office:value-type="float" office:value="22198.6">
                <text:p>22198.6</text:p>
              </table:table-cell>
              <table:table-cell office:value-type="float" office:value="22191">
                <text:p>22191</text:p>
              </table:table-cell>
              <table:table-cell office:value-type="float" office:value="22190.9">
                <text:p>22190.9</text:p>
              </table:table-cell>
              <table:table-cell office:value-type="float" office:value="22190.9">
                <text:p>22190.9</text:p>
              </table:table-cell>
              <table:table-cell office:value-type="float" office:value="22190.9">
                <text:p>22190.9</text:p>
              </table:table-cell>
              <table:table-cell office:value-type="float" office:value="22190.9">
                <text:p>22190.9</text:p>
              </table:table-cell>
              <table:table-cell office:value-type="float" office:value="22193">
                <text:p>22193</text:p>
              </table:table-cell>
              <table:table-cell office:value-type="float" office:value="22190.9">
                <text:p>22190.9</text:p>
              </table:table-cell>
              <table:table-cell office:value-type="float" office:value="22194.3">
                <text:p>22194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